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41">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draw:fill="none" draw:stroke="solid" svg:stroke-width="0.01389in" svg:stroke-color="#000000" svg:stroke-opacity="100%"/>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63">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6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06">
      <style:graphic-properties draw:fill="none" draw:stroke="solid" svg:stroke-width="0.01389in" svg:stroke-color="#000000" svg:stroke-opacity="100%"/>
    </style:style>
    <style:style style:family="presentation" style:name="a1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draw:fill="none" draw:stroke="solid" svg:stroke-width="0.01389in" svg:stroke-color="#000000" svg:stroke-opacity="100%"/>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90%" fo:text-align="left" style:tab-stop-distance="1in" fo:margin-left="1.0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7">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2238">
      <style:graphic-properties draw:fill="none" draw:stroke="solid" svg:stroke-width="0.01389in" svg:stroke-color="#000000" svg:stroke-opacity="100%"/>
    </style:style>
    <style:style style:family="presentation" style:name="a2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45">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4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6">
      <style:graphic-properties draw:fill="none" draw:stroke="solid" svg:stroke-width="0.01389in" svg:stroke-color="#000000" svg:stroke-opacity="100%"/>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18">
      <style:graphic-properties draw:fill="none" draw:stroke="solid" svg:stroke-width="0.01389in" svg:stroke-color="#000000" svg:stroke-opacity="100%"/>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7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4">
      <style:graphic-properties draw:fill="none" draw:stroke="solid" svg:stroke-width="0.01389in" svg:stroke-color="#000000" svg:stroke-opacity="100%"/>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87">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35">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afabab"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b050"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4">
      <style:graphic-properties draw:fill="none" draw:stroke="solid" svg:stroke-width="0.01389in" svg:stroke-color="#000000" svg:stroke-opacity="100%"/>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58">
      <style:graphic-properties draw:fill="none" draw:stroke="solid" svg:stroke-width="0.01389in" svg:stroke-color="#000000" svg:stroke-opacity="100%"/>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17">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1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1">
      <style:graphic-properties draw:fill="none" draw:stroke="solid" svg:stroke-width="0.01389in" svg:stroke-color="#000000" svg:stroke-opacity="100%"/>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4">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1">
      <style:graphic-properties draw:fill="none" draw:stroke="solid" svg:stroke-width="0.01389in" svg:stroke-color="#000000" svg:stroke-opacity="100%"/>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3">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4">
      <style:text-properties fo:font-variant="normal" fo:text-transform="none" fo:color="#ffe699"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4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c55a11"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1">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6">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7">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1">
      <style:graphic-properties draw:fill="none" draw:stroke="solid" svg:stroke-width="0.01389in" svg:stroke-color="#000000" svg:stroke-opacity="100%"/>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1">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7">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4">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86111in" style:font-size-asian="0.86111in" style:font-size-complex="0.8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85">
      <style:graphic-properties draw:fill="none" draw:stroke="solid" svg:stroke-width="0.01389in" svg:stroke-color="#000000" svg:stroke-opacity="100%"/>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8">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2">
      <style:graphic-properties draw:fill="none" draw:stroke="solid" svg:stroke-width="0.01389in" svg:stroke-color="#000000" svg:stroke-opacity="100%"/>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5">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2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9">
      <style:graphic-properties draw:fill="none" draw:stroke="solid" svg:stroke-width="0.01389in" svg:stroke-color="#000000" svg:stroke-opacity="100%"/>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c55a1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1">
      <style:graphic-properties draw:fill="none" draw:stroke="solid" svg:stroke-width="0.01389in" svg:stroke-color="#000000" svg:stroke-opacity="100%"/>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4">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7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85">
      <style:graphic-properties draw:fill="none" draw:stroke="solid" svg:stroke-width="0.01389in" svg:stroke-color="#000000" svg:stroke-opacity="100%"/>
    </style:style>
    <style:style style:family="text" style:name="a1633">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8">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9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8">
      <style:graphic-properties draw:fill="none" draw:stroke="solid" svg:stroke-width="0.01389in" svg:stroke-color="#000000" svg:stroke-opacity="100%"/>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12">
      <style:graphic-properties draw:fill="none" draw:stroke="solid" svg:stroke-width="0.01389in" svg:stroke-color="#000000" svg:stroke-opacity="100%"/>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25">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2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b05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draw:fill="none" draw:stroke="solid" svg:stroke-width="0.01389in" svg:stroke-color="#000000" svg:stroke-opacity="100%"/>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draw:fill="none" draw:stroke="solid" svg:stroke-width="0.01389in" svg:stroke-color="#000000" svg:stroke-opacity="100%"/>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6">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2">
      <style:graphic-properties draw:fill="none" draw:stroke="solid" svg:stroke-width="0.01389in" svg:stroke-color="#000000" svg:stroke-opacity="100%"/>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71">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4">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7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5">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2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draw:fill="none" draw:stroke="solid" svg:stroke-width="0.01389in" svg:stroke-color="#000000" svg:stroke-opacity="100%"/>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2">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4472c4"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ffe699"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ffffff" style:text-line-through-type="none" style:text-line-through-style="none" style:text-line-through-width="auto" style:text-line-through-color="font-color" style:text-position="0% 100%" fo:font-family="-apple-system"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94">
      <style:graphic-properties draw:fill="none" draw:stroke="solid" svg:stroke-width="0.01389in" svg:stroke-color="#000000" svg:stroke-opacity="100%"/>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e699"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7">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611">
      <style:graphic-properties draw:fill="none" draw:stroke="solid" svg:stroke-width="0.01389in" svg:stroke-color="#000000" svg:stroke-opacity="100%"/>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86">
      <style:graphic-properties draw:fill="none" draw:stroke="solid" svg:stroke-width="0.01389in" svg:stroke-color="#000000" svg:stroke-opacity="100%"/>
    </style:style>
    <style:style style:family="paragraph" style:name="a111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e699"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3">
      <style:graphic-properties draw:fill="none" draw:stroke="solid" svg:stroke-width="0.01389in" svg:stroke-color="#000000" svg:stroke-opacity="100%"/>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4472c4"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6">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7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afabab" style:text-line-through-type="none" style:text-line-through-style="none" style:text-line-through-width="auto" style:text-line-through-color="font-color" style:text-position="0% 100%" fo:font-family="-apple-system"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645">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64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3">
      <style:graphic-properties draw:fill="none" draw:stroke="solid" svg:stroke-width="0.01389in" svg:stroke-color="#000000" svg:stroke-opacity="100%"/>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651">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65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65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9">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7">
      <style:graphic-properties draw:fill="none" draw:stroke="solid" svg:stroke-width="0.01389in" svg:stroke-color="#000000" svg:stroke-opacity="100%"/>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0">
      <style:graphic-properties draw:fill="none" draw:stroke="solid" svg:stroke-width="0.01389in" svg:stroke-color="#000000" svg:stroke-opacity="100%"/>
    </style:style>
    <style:style style:family="presentation" style:name="a2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0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3">
      <style:graphic-properties draw:fill="none" draw:stroke="solid" svg:stroke-width="0.01389in" svg:stroke-color="#000000" svg:stroke-opacity="100%"/>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6">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65">
      <style:graphic-properties draw:fill="none" draw:stroke="solid" svg:stroke-width="0.01389in" svg:stroke-color="#000000" svg:stroke-opacity="100%"/>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28">
      <style:graphic-properties draw:fill="none" draw:stroke="solid" svg:stroke-width="0.01389in" svg:stroke-color="#000000" svg:stroke-opacity="100%"/>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8">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87">
      <style:graphic-properties draw:fill="none" draw:stroke="solid" svg:stroke-width="0.01389in" svg:stroke-color="#000000" svg:stroke-opacity="100%"/>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41">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b050"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60">
      <style:graphic-properties draw:fill="none" draw:stroke="solid" svg:stroke-width="0.01389in" svg:stroke-color="#000000" svg:stroke-opacity="100%"/>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complex="Bahnschrift SemiBold Condensed" style:font-family-generic="swiss" style:font-family-generic-complex="swiss" style:font-pitch="variable" style:font-pitch-complex="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74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7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6">
      <style:graphic-properties draw:fill="none" draw:stroke="solid" svg:stroke-width="0.01389in" svg:stroke-color="#000000" svg:stroke-opacity="100%"/>
    </style:style>
    <style:style style:family="paragraph" style:name="a21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6">
      <style:graphic-properties draw:fill="none" draw:stroke="solid" svg:stroke-width="0.01389in" svg:stroke-color="#000000" svg:stroke-opacity="100%"/>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draw:fill="none" draw:stroke="solid" svg:stroke-width="0.01389in" svg:stroke-color="#000000" svg:stroke-opacity="100%"/>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9">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8">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6">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07">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0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afabab"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0">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36">
      <style:graphic-properties draw:fill="none" draw:stroke="solid" svg:stroke-width="0.01389in" svg:stroke-color="#000000" svg:stroke-opacity="100%"/>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0">
      <style:graphic-properties draw:fill="none" draw:stroke="solid" svg:stroke-width="0.01389in" svg:stroke-color="#000000" svg:stroke-opacity="100%"/>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49">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3">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ffe699"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472c4"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afabab" style:text-line-through-type="none" style:text-line-through-style="none" style:text-line-through-width="auto" style:text-line-through-color="font-color" style:text-position="0% 100%" fo:font-family="-apple-system"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20">
      <style:graphic-properties draw:fill="none" draw:stroke="solid" svg:stroke-width="0.01389in" svg:stroke-color="#000000" svg:stroke-opacity="100%"/>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72222in" style:font-size-asian="0.72222in" style:font-size-complex="0.7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4472c4"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afabab"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apple-system"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0">
      <style:drawing-page-properties draw:fill="solid" draw:fill-color="#20386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0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0.94444in" style:font-size-asian="0.94444in" style:font-size-complex="0.9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6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afabab"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apple-system"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4">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2227">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1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0">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1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3">
      <text:list-level-style-number text:level="1" style:num-format="i" style:num-suffix=".">
        <style:list-level-properties text:space-before="0in" text:min-label-width="0.5625in"/>
        <style:text-properties fo:font-family="Calibri Light" fo:font-size="100%"/>
      </text:list-level-style-number>
      <text:list-level-style-number text:level="2" style:num-format="i" style:num-suffix=".">
        <style:list-level-properties text:space-before="0.5in" text:min-label-width="0.5625in"/>
        <style:text-properties fo:font-family="Calibri Light" fo:font-size="100%"/>
      </text:list-level-style-number>
      <text:list-level-style-number text:level="3" style:num-format="i" style:num-suffix=".">
        <style:list-level-properties text:space-before="1in" text:min-label-width="0.5625in"/>
        <style:text-properties fo:font-family="Calibri Light" fo:font-size="100%"/>
      </text:list-level-style-number>
      <text:list-level-style-number text:level="4" style:num-format="i" style:num-suffix=".">
        <style:list-level-properties text:space-before="1.5in" text:min-label-width="0.5625in"/>
        <style:text-properties fo:font-family="Calibri Light" fo:font-size="100%"/>
      </text:list-level-style-number>
      <text:list-level-style-number text:level="5" style:num-format="i" style:num-suffix=".">
        <style:list-level-properties text:space-before="2in" text:min-label-width="0.5625in"/>
        <style:text-properties fo:font-family="Calibri Light" fo:font-size="100%"/>
      </text:list-level-style-number>
      <text:list-level-style-number text:level="6" style:num-format="i" style:num-suffix=".">
        <style:list-level-properties text:space-before="2.5in" text:min-label-width="0.5625in"/>
        <style:text-properties fo:font-family="Calibri Light" fo:font-size="100%"/>
      </text:list-level-style-number>
      <text:list-level-style-number text:level="7" style:num-format="i" style:num-suffix=".">
        <style:list-level-properties text:space-before="3in" text:min-label-width="0.5625in"/>
        <style:text-properties fo:font-family="Calibri Light" fo:font-size="100%"/>
      </text:list-level-style-number>
      <text:list-level-style-number text:level="8" style:num-format="i" style:num-suffix=".">
        <style:list-level-properties text:space-before="3.5in" text:min-label-width="0.5625in"/>
        <style:text-properties fo:font-family="Calibri Light" fo:font-size="100%"/>
      </text:list-level-style-number>
      <text:list-level-style-number text:level="9" style:num-format="i" style:num-suffix=".">
        <style:list-level-properties text:space-before="4in" text:min-label-width="0.5625in"/>
        <style:text-properties fo:font-family="Calibri Light" fo:font-size="100%"/>
      </text:list-level-style-number>
    </text:list-style>
    <text:list-style style:name="a2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6" draw:name="Subtitle 2" svg:x="1.66667in" svg:y="3.93924in" svg:width="10in" svg:height="1.81076in" presentation:class="subtitle" presentation:placeholder="false">
          <draw:text-box>
            <text:p text:style-name="a745" text:class-names="" text:cond-style-name=""><text:span text:style-name="a742" text:class-names="">Session<text:s text:c="1"/></text:span><text:span text:style-name="a743" text:class-names="">7- Functions</text:span><text:span text:style-name="a744" text:class-names=""/></text:p>
          </draw:text-box>
          <svg:title/>
          <svg:desc/>
        </draw:frame>
      </draw:page>
      <draw:page draw:name="Slide2" draw:style-name="a747" draw:master-page-name="Master1-Layout2-obj-Title-and-Content" presentation:presentation-page-layout-name="Master1-PPL2" draw:id="Slide-257">
        <draw:frame draw:id="id71" presentation:style-name="a755" draw:name="Content Placeholder 2" svg:x="0.91667in" svg:y="1.99653in" svg:width="11.5in" svg:height="4.75868in" presentation:class="outline" presentation:placeholder="false">
          <draw:text-box>
            <text:list text:style-name="a750">
              <text:list-item>
                <text:p text:style-name="a749" text:class-names="" text:cond-style-name=""><text:span text:style-name="a748" text:class-names=""/></text:p>
              </text:list-item>
            </text:list>
            <text:list text:style-name="a754">
              <text:list-item>
                <text:p text:style-name="a753" text:class-names="" text:cond-style-name=""><text:span text:style-name="a751" text:class-names="">Review</text:span><text:span text:style-name="a752" text:class-names=""/></text:p>
              </text:list-item>
            </text:list>
          </draw:text-box>
          <svg:title/>
          <svg:desc/>
        </draw:frame>
        <presentation:notes draw:style-name="a767">
          <draw:page-thumbnail draw:page-number="2" svg:x="0.75in" svg:y="1.25in" svg:width="6in" svg:height="3.375in" presentation:class="page" draw:id="id72" presentation:style-name="a756" draw:name="Slide Image Placeholder 1">
            <svg:title/>
            <svg:desc/>
          </draw:page-thumbnail>
          <draw:frame draw:id="id73" presentation:style-name="a763" draw:name="Notes Placeholder 2" svg:x="0.75in" svg:y="4.8125in" svg:width="6in" svg:height="3.9375in" presentation:class="notes" presentation:placeholder="false">
            <draw:text-box>
              <text:p text:style-name="a758" text:class-names="" text:cond-style-name=""><text:span text:style-name="a757" text:class-names="">It is the language we will be learning over this course. Just in day to day we have different language variants, you might speak English, you might speak French. The same is true for computer programming.<text:s text:c="1"/></text:span></text:p>
              <text:p text:style-name="a760" text:class-names="" text:cond-style-name=""><text:span text:style-name="a759" text:class-names="">The same concepts and ideas you will learn here you will be able to use in other languages.<text:s text:c="1"/></text:span></text:p>
              <text:p text:style-name="a762" text:class-names="" text:cond-style-name=""><text:span text:style-name="a761" text:class-names="">The reason we start with python- it’s a nice simple language to read, it is quite understandable in sort of plain English.<text:s text:c="1"/></text:span></text:p>
            </draw:text-box>
            <svg:title/>
            <svg:desc/>
          </draw:frame>
          <draw:frame draw:id="id74" draw:style-name="a766" draw:name="Slide Number Placeholder 3" svg:x="4.24826in" svg:y="9.49826in" svg:width="3.25in" svg:height="0.50174in">
            <draw:text-box>
              <text:p text:style-name="a765" text:class-names="" text:cond-style-name=""><text:span text:style-name="a764" text:class-names=""><text:page-number style:num-format="1" text:fixed="false"/></text:span></text:p>
            </draw:text-box>
            <svg:title/>
            <svg:desc/>
          </draw:frame>
        </presentation:notes>
      </draw:page>
      <draw:page draw:name="Slide104" draw:style-name="a768" draw:master-page-name="Master1-Layout2-obj-Title-and-Content" presentation:presentation-page-layout-name="Master1-PPL2" draw:id="Slide-359">
        <draw:frame draw:id="id75" presentation:style-name="a805" draw:name="Content Placeholder 2" svg:x="0.91667in" svg:y="0in" svg:width="11.5in" svg:height="6.75521in" presentation:class="outline" presentation:placeholder="false">
          <draw:text-box>
            <text:list text:style-name="a772">
              <text:list-item>
                <text:p text:style-name="a771" text:class-names="" text:cond-style-name=""><text:span text:style-name="a769" text:class-names="">For Loops</text:span><text:span text:style-name="a770" text:class-names=""/></text:p>
              </text:list-item>
            </text:list>
            <text:list text:style-name="a775">
              <text:list-item>
                <text:p text:style-name="a774" text:class-names="" text:cond-style-name=""><text:span text:style-name="a773" text:class-names=""/></text:p>
              </text:list-item>
            </text:list>
            <text:list text:style-name="a785">
              <text:list-item>
                <text:p text:style-name="a784" text:class-names="" text:cond-style-name=""><text:span text:style-name="a776" text:class-names="">names = [</text:span><text:span text:style-name="a777" text:class-names="">"Alice"</text:span><text:span text:style-name="a778" text:class-names="">,</text:span><text:span text:style-name="a779" text:class-names=""><text:s text:c="1"/>"Bob"</text:span><text:span text:style-name="a780" text:class-names="">,</text:span><text:span text:style-name="a781" text:class-names=""><text:s text:c="1"/>"Charlie"</text:span><text:span text:style-name="a782" text:class-names="">]</text:span><text:span text:style-name="a783" text:class-names=""/></text:p>
              </text:list-item>
            </text:list>
            <text:list text:style-name="a788">
              <text:list-item>
                <text:p text:style-name="a787" text:class-names="" text:cond-style-name=""><text:span text:style-name="a786" text:class-names="">for person in names:</text:span></text:p>
              </text:list-item>
            </text:list>
            <text:list text:style-name="a791">
              <text:list-item>
                <text:p text:style-name="a790" text:class-names="" text:cond-style-name=""><text:span text:style-name="a789" text:class-names=""><text:s text:c="4"/>print(person)</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 Alice</text:span></text:p>
              </text:list-item>
            </text:list>
            <text:list text:style-name="a800">
              <text:list-item>
                <text:p text:style-name="a799" text:class-names="" text:cond-style-name=""><text:span text:style-name="a798" text:class-names=""># Bob</text:span></text:p>
              </text:list-item>
            </text:list>
            <text:list text:style-name="a804">
              <text:list-item>
                <text:p text:style-name="a803" text:class-names="" text:cond-style-name=""><text:span text:style-name="a801" text:class-names=""># Charlie</text:span><text:span text:style-name="a802" text:class-names=""/></text:p>
              </text:list-item>
            </text:list>
          </draw:text-box>
          <svg:title/>
          <svg:desc/>
        </draw:frame>
        <presentation:notes draw:style-name="a818">
          <draw:page-thumbnail draw:page-number="3" svg:x="0.75in" svg:y="1.25in" svg:width="6in" svg:height="3.375in" presentation:class="page" draw:id="id76" presentation:style-name="a806" draw:name="Slide Image Placeholder 1">
            <svg:title/>
            <svg:desc/>
          </draw:page-thumbnail>
          <draw:frame draw:id="id77" presentation:style-name="a813" draw:name="Notes Placeholder 2" svg:x="0.75in" svg:y="4.8125in" svg:width="6in" svg:height="3.9375in" presentation:class="notes" presentation:placeholder="false">
            <draw:text-box>
              <text:p text:style-name="a808" text:class-names="" text:cond-style-name=""><text:span text:style-name="a807" text:class-names="">Fancy name for adding strings together, adding same data types together<text:s text:c="1"/></text:span></text:p>
              <text:p text:style-name="a810" text:class-names="" text:cond-style-name=""><text:span text:style-name="a809" text:class-names="">Python is literal so if you need spaces you will need to add spaces</text:span></text:p>
              <text:p text:style-name="a812" text:class-names="" text:cond-style-name=""><text:span text:style-name="a811" text:class-names=""/></text:p>
            </draw:text-box>
            <svg:title/>
            <svg:desc/>
          </draw:frame>
          <draw:frame draw:id="id78" draw:style-name="a817" draw:name="Slide Number Placeholder 3" svg:x="4.24826in" svg:y="9.49826in" svg:width="3.25in" svg:height="0.50174in">
            <draw:text-box>
              <text:p text:style-name="a816" text:class-names="" text:cond-style-name=""><text:span text:style-name="a814" text:class-names=""><text:page-number style:num-format="1" text:fixed="false"/></text:span><text:span text:style-name="a815" text:class-names=""/></text:p>
            </draw:text-box>
            <svg:title/>
            <svg:desc/>
          </draw:frame>
        </presentation:notes>
      </draw:page>
      <draw:page draw:name="Slide111" draw:style-name="a819" draw:master-page-name="Master1-Layout2-obj-Title-and-Content" presentation:presentation-page-layout-name="Master1-PPL2" draw:id="Slide-366">
        <draw:frame draw:id="id79" presentation:style-name="a835" draw:name="Content Placeholder 2" svg:x="0.91667in" svg:y="0in" svg:width="11.5in" svg:height="6.75521in" presentation:class="outline" presentation:placeholder="false">
          <draw:text-box>
            <text:list text:style-name="a823">
              <text:list-item>
                <text:p text:style-name="a822" text:class-names="" text:cond-style-name=""><text:span text:style-name="a820" text:class-names="">For Loops</text:span><text:span text:style-name="a821" text:class-names=""/></text:p>
              </text:list-item>
            </text:list>
            <text:list text:style-name="a826">
              <text:list-item>
                <text:p text:style-name="a825" text:class-names="" text:cond-style-name=""><text:span text:style-name="a824" text:class-names=""/></text:p>
              </text:list-item>
            </text:list>
            <text:list text:style-name="a831">
              <text:list-item>
                <text:p text:style-name="a830" text:class-names="" text:cond-style-name=""><text:span text:style-name="a827" text:class-names="">for letter in<text:s text:c="1"/></text:span><text:span text:style-name="a828" text:class-names="">"supercalifragilisticexpialidocious"</text:span><text:span text:style-name="a829" text:class-names="">:</text:span></text:p>
              </text:list-item>
            </text:list>
            <text:list text:style-name="a834">
              <text:list-item>
                <text:p text:style-name="a833" text:class-names="" text:cond-style-name=""><text:span text:style-name="a832" text:class-names=""><text:s text:c="4"/>print(letter.upper())</text:span></text:p>
              </text:list-item>
            </text:list>
          </draw:text-box>
          <svg:title/>
          <svg:desc/>
        </draw:frame>
        <presentation:notes draw:style-name="a848">
          <draw:page-thumbnail draw:page-number="4" svg:x="0.75in" svg:y="1.25in" svg:width="6in" svg:height="3.375in" presentation:class="page" draw:id="id80" presentation:style-name="a836" draw:name="Slide Image Placeholder 1">
            <svg:title/>
            <svg:desc/>
          </draw:page-thumbnail>
          <draw:frame draw:id="id81" presentation:style-name="a843" draw:name="Notes Placeholder 2" svg:x="0.75in" svg:y="4.8125in" svg:width="6in" svg:height="3.9375in" presentation:class="notes" presentation:placeholder="false">
            <draw:text-box>
              <text:p text:style-name="a838" text:class-names="" text:cond-style-name=""><text:span text:style-name="a837" text:class-names="">Fancy name for adding strings together, adding same data types together<text:s text:c="1"/></text:span></text:p>
              <text:p text:style-name="a840" text:class-names="" text:cond-style-name=""><text:span text:style-name="a839" text:class-names="">Python is literal so if you need spaces you will need to add spaces</text:span></text:p>
              <text:p text:style-name="a842" text:class-names="" text:cond-style-name=""><text:span text:style-name="a841" text:class-names=""/></text:p>
            </draw:text-box>
            <svg:title/>
            <svg:desc/>
          </draw:frame>
          <draw:frame draw:id="id82" draw:style-name="a847" draw:name="Slide Number Placeholder 3" svg:x="4.24826in" svg:y="9.49826in" svg:width="3.25in" svg:height="0.50174in">
            <draw:text-box>
              <text:p text:style-name="a846" text:class-names="" text:cond-style-name=""><text:span text:style-name="a844" text:class-names=""><text:page-number style:num-format="1" text:fixed="false"/></text:span><text:span text:style-name="a845" text:class-names=""/></text:p>
            </draw:text-box>
            <svg:title/>
            <svg:desc/>
          </draw:frame>
        </presentation:notes>
      </draw:page>
      <draw:page draw:name="Slide113" draw:style-name="a849" draw:master-page-name="Master1-Layout2-obj-Title-and-Content" presentation:presentation-page-layout-name="Master1-PPL2" draw:id="Slide-368">
        <draw:frame draw:id="id83" presentation:style-name="a880" draw:name="Content Placeholder 2" svg:x="0.91667in" svg:y="0in" svg:width="11.5in" svg:height="6.75521in" presentation:class="outline" presentation:placeholder="false">
          <draw:text-box>
            <text:list text:style-name="a853">
              <text:list-item>
                <text:p text:style-name="a852" text:class-names="" text:cond-style-name=""><text:span text:style-name="a850" text:class-names="">For Loops</text:span><text:span text:style-name="a851" text:class-names=""/></text:p>
              </text:list-item>
            </text:list>
            <text:list text:style-name="a856">
              <text:list-item>
                <text:p text:style-name="a855" text:class-names="" text:cond-style-name=""><text:span text:style-name="a854" text:class-names=""/></text:p>
              </text:list-item>
            </text:list>
            <text:list text:style-name="a861">
              <text:list-item>
                <text:p text:style-name="a860" text:class-names="" text:cond-style-name=""><text:span text:style-name="a857" text:class-names="">for olympic_years in range(</text:span><text:span text:style-name="a858" text:class-names="">1896, 2020, 4</text:span><text:span text:style-name="a859" text:class-names="">):</text:span></text:p>
              </text:list-item>
            </text:list>
            <text:list text:style-name="a864">
              <text:list-item>
                <text:p text:style-name="a863" text:class-names="" text:cond-style-name=""><text:span text:style-name="a862" text:class-names=""><text:s text:c="4"/>print(olympic_years)</text:span></text:p>
              </text:list-item>
            </text:list>
            <text:list text:style-name="a867">
              <text:list-item>
                <text:p text:style-name="a866" text:class-names="" text:cond-style-name=""><text:span text:style-name="a865" text:class-names=""/></text:p>
              </text:list-item>
            </text:list>
            <text:list text:style-name="a870">
              <text:list-item>
                <text:p text:style-name="a869" text:class-names="" text:cond-style-name=""><text:span text:style-name="a868" text:class-names=""># ...</text:span></text:p>
              </text:list-item>
            </text:list>
            <text:list text:style-name="a873">
              <text:list-item>
                <text:p text:style-name="a872" text:class-names="" text:cond-style-name=""><text:span text:style-name="a871" text:class-names=""># 2008</text:span></text:p>
              </text:list-item>
            </text:list>
            <text:list text:style-name="a876">
              <text:list-item>
                <text:p text:style-name="a875" text:class-names="" text:cond-style-name=""><text:span text:style-name="a874" text:class-names=""># 2012</text:span></text:p>
              </text:list-item>
            </text:list>
            <text:list text:style-name="a879">
              <text:list-item>
                <text:p text:style-name="a878" text:class-names="" text:cond-style-name=""><text:span text:style-name="a877" text:class-names=""># 2016</text:span></text:p>
              </text:list-item>
            </text:list>
          </draw:text-box>
          <svg:title/>
          <svg:desc/>
        </draw:frame>
        <presentation:notes draw:style-name="a893">
          <draw:page-thumbnail draw:page-number="5" svg:x="0.75in" svg:y="1.25in" svg:width="6in" svg:height="3.375in" presentation:class="page" draw:id="id84" presentation:style-name="a881" draw:name="Slide Image Placeholder 1">
            <svg:title/>
            <svg:desc/>
          </draw:page-thumbnail>
          <draw:frame draw:id="id85" presentation:style-name="a888" draw:name="Notes Placeholder 2" svg:x="0.75in" svg:y="4.8125in" svg:width="6in" svg:height="3.9375in" presentation:class="notes" presentation:placeholder="false">
            <draw:text-box>
              <text:p text:style-name="a883" text:class-names="" text:cond-style-name=""><text:span text:style-name="a882" text:class-names="">Fancy name for adding strings together, adding same data types together<text:s text:c="1"/></text:span></text:p>
              <text:p text:style-name="a885" text:class-names="" text:cond-style-name=""><text:span text:style-name="a884" text:class-names="">Python is literal so if you need spaces you will need to add spaces</text:span></text:p>
              <text:p text:style-name="a887" text:class-names="" text:cond-style-name=""><text:span text:style-name="a886" text:class-names=""/></text:p>
            </draw:text-box>
            <svg:title/>
            <svg:desc/>
          </draw:frame>
          <draw:frame draw:id="id86" draw:style-name="a892" draw:name="Slide Number Placeholder 3" svg:x="4.24826in" svg:y="9.49826in" svg:width="3.25in" svg:height="0.50174in">
            <draw:text-box>
              <text:p text:style-name="a891" text:class-names="" text:cond-style-name=""><text:span text:style-name="a889" text:class-names=""><text:page-number style:num-format="1" text:fixed="false"/></text:span><text:span text:style-name="a890" text:class-names=""/></text:p>
            </draw:text-box>
            <svg:title/>
            <svg:desc/>
          </draw:frame>
        </presentation:notes>
      </draw:page>
      <draw:page draw:name="Slide115" draw:style-name="a894" draw:master-page-name="Master1-Layout2-obj-Title-and-Content" presentation:presentation-page-layout-name="Master1-PPL2" draw:id="Slide-370">
        <draw:frame draw:id="id87" presentation:style-name="a914" draw:name="Content Placeholder 2" svg:x="0.91667in" svg:y="0in" svg:width="11.5in" svg:height="6.75521in" presentation:class="outline" presentation:placeholder="false">
          <draw:text-box>
            <text:list text:style-name="a897">
              <text:list-item>
                <text:p text:style-name="a896" text:class-names="" text:cond-style-name=""><text:span text:style-name="a895" text:class-names="">For Loops</text:span></text:p>
              </text:list-item>
            </text:list>
            <text:list text:style-name="a902">
              <text:list-item>
                <text:p text:style-name="a901" text:class-names="" text:cond-style-name=""><text:span text:style-name="a898" text:class-names="">times_to_ask = int(input(</text:span><text:span text:style-name="a899" text:class-names="">"How many times should I ask? "</text:span><text:span text:style-name="a900" text:class-names="">))</text:span></text:p>
              </text:list-item>
            </text:list>
            <text:list text:style-name="a905">
              <text:list-item>
                <text:p text:style-name="a904" text:class-names="" text:cond-style-name=""><text:span text:style-name="a903" text:class-names=""/></text:p>
              </text:list-item>
            </text:list>
            <text:list text:style-name="a908">
              <text:list-item>
                <text:p text:style-name="a907" text:class-names="" text:cond-style-name=""><text:span text:style-name="a906" text:class-names="">for x in range(times_to_ask):</text:span></text:p>
              </text:list-item>
            </text:list>
            <text:list text:style-name="a913">
              <text:list-item>
                <text:p text:style-name="a912" text:class-names="" text:cond-style-name=""><text:span text:style-name="a909" text:class-names=""><text:s text:c="4"/>print(input(</text:span><text:span text:style-name="a910" text:class-names="">"What is your name? "</text:span><text:span text:style-name="a911" text:class-names="">))</text:span></text:p>
              </text:list-item>
            </text:list>
          </draw:text-box>
          <svg:title/>
          <svg:desc/>
        </draw:frame>
        <presentation:notes draw:style-name="a927">
          <draw:page-thumbnail draw:page-number="6" svg:x="0.75in" svg:y="1.25in" svg:width="6in" svg:height="3.375in" presentation:class="page" draw:id="id88" presentation:style-name="a915" draw:name="Slide Image Placeholder 1">
            <svg:title/>
            <svg:desc/>
          </draw:page-thumbnail>
          <draw:frame draw:id="id89" presentation:style-name="a922" draw:name="Notes Placeholder 2" svg:x="0.75in" svg:y="4.8125in" svg:width="6in" svg:height="3.9375in" presentation:class="notes" presentation:placeholder="false">
            <draw:text-box>
              <text:p text:style-name="a917" text:class-names="" text:cond-style-name=""><text:span text:style-name="a916" text:class-names="">Fancy name for adding strings together, adding same data types together<text:s text:c="1"/></text:span></text:p>
              <text:p text:style-name="a919" text:class-names="" text:cond-style-name=""><text:span text:style-name="a918" text:class-names="">Python is literal so if you need spaces you will need to add spaces</text:span></text:p>
              <text:p text:style-name="a921" text:class-names="" text:cond-style-name=""><text:span text:style-name="a920" text:class-names=""/></text:p>
            </draw:text-box>
            <svg:title/>
            <svg:desc/>
          </draw:frame>
          <draw:frame draw:id="id90" draw:style-name="a926" draw:name="Slide Number Placeholder 3" svg:x="4.24826in" svg:y="9.49826in" svg:width="3.25in" svg:height="0.50174in">
            <draw:text-box>
              <text:p text:style-name="a925" text:class-names="" text:cond-style-name=""><text:span text:style-name="a923" text:class-names=""><text:page-number style:num-format="1" text:fixed="false"/></text:span><text:span text:style-name="a924" text:class-names=""/></text:p>
            </draw:text-box>
            <svg:title/>
            <svg:desc/>
          </draw:frame>
        </presentation:notes>
      </draw:page>
      <draw:page draw:name="Slide126" draw:style-name="a928" draw:master-page-name="Master1-Layout2-obj-Title-and-Content" presentation:presentation-page-layout-name="Master1-PPL2" draw:id="Slide-381">
        <draw:frame draw:id="id91" presentation:style-name="a949" draw:name="Content Placeholder 2" svg:x="0.91667in" svg:y="0in" svg:width="11.5in" svg:height="6.75521in" presentation:class="outline" presentation:placeholder="false">
          <draw:text-box>
            <text:list text:style-name="a931">
              <text:list-item>
                <text:p text:style-name="a930" text:class-names="" text:cond-style-name=""><text:span text:style-name="a929" text:class-names="">While Loops</text:span></text:p>
              </text:list-item>
            </text:list>
            <text:list text:style-name="a935">
              <text:list-item>
                <text:p text:style-name="a934" text:class-names="" text:cond-style-name=""><text:span text:style-name="a932" text:class-names="">guess =<text:s text:c="1"/></text:span><text:span text:style-name="a933" text:class-names="">None</text:span></text:p>
              </text:list-item>
            </text:list>
            <text:list text:style-name="a940">
              <text:list-item>
                <text:p text:style-name="a939" text:class-names="" text:cond-style-name=""><text:span text:style-name="a936" text:class-names="">while guess !=<text:s text:c="1"/></text:span><text:span text:style-name="a937" text:class-names="">4</text:span><text:span text:style-name="a938" text:class-names="">:</text:span></text:p>
              </text:list-item>
            </text:list>
            <text:list text:style-name="a943">
              <text:list-item>
                <text:p text:style-name="a942" text:class-names="" text:cond-style-name=""><text:span text:style-name="a941" text:class-names=""><text:s text:c="4"/># Continues to ask for a number until you enter 4</text:span></text:p>
              </text:list-item>
            </text:list>
            <text:list text:style-name="a948">
              <text:list-item>
                <text:p text:style-name="a947" text:class-names="" text:cond-style-name=""><text:span text:style-name="a944" text:class-names=""><text:s text:c="4"/>guess = int(input(</text:span><text:span text:style-name="a945" text:class-names="">"What's your number? "</text:span><text:span text:style-name="a946" text:class-names="">))</text:span></text:p>
              </text:list-item>
            </text:list>
          </draw:text-box>
          <svg:title/>
          <svg:desc/>
        </draw:frame>
        <presentation:notes draw:style-name="a962">
          <draw:page-thumbnail draw:page-number="7" svg:x="0.75in" svg:y="1.25in" svg:width="6in" svg:height="3.375in" presentation:class="page" draw:id="id92" presentation:style-name="a950" draw:name="Slide Image Placeholder 1">
            <svg:title/>
            <svg:desc/>
          </draw:page-thumbnail>
          <draw:frame draw:id="id93" presentation:style-name="a957" draw:name="Notes Placeholder 2" svg:x="0.75in" svg:y="4.8125in" svg:width="6in" svg:height="3.9375in" presentation:class="notes" presentation:placeholder="false">
            <draw:text-box>
              <text:p text:style-name="a952" text:class-names="" text:cond-style-name=""><text:span text:style-name="a951" text:class-names="">Fancy name for adding strings together, adding same data types together<text:s text:c="1"/></text:span></text:p>
              <text:p text:style-name="a954" text:class-names="" text:cond-style-name=""><text:span text:style-name="a953" text:class-names="">Python is literal so if you need spaces you will need to add spaces</text:span></text:p>
              <text:p text:style-name="a956" text:class-names="" text:cond-style-name=""><text:span text:style-name="a955" text:class-names=""/></text:p>
            </draw:text-box>
            <svg:title/>
            <svg:desc/>
          </draw:frame>
          <draw:frame draw:id="id94" draw:style-name="a961" draw:name="Slide Number Placeholder 3" svg:x="4.24826in" svg:y="9.49826in" svg:width="3.25in" svg:height="0.50174in">
            <draw:text-box>
              <text:p text:style-name="a960" text:class-names="" text:cond-style-name=""><text:span text:style-name="a958" text:class-names=""><text:page-number style:num-format="1" text:fixed="false"/></text:span><text:span text:style-name="a959" text:class-names=""/></text:p>
            </draw:text-box>
            <svg:title/>
            <svg:desc/>
          </draw:frame>
        </presentation:notes>
      </draw:page>
      <draw:page draw:name="Slide128" draw:style-name="a963" draw:master-page-name="Master1-Layout2-obj-Title-and-Content" presentation:presentation-page-layout-name="Master1-PPL2" draw:id="Slide-383">
        <draw:frame draw:id="id95" presentation:style-name="a985" draw:name="Content Placeholder 2" svg:x="0.91667in" svg:y="0in" svg:width="11.5in" svg:height="6.75521in" presentation:class="outline" presentation:placeholder="false">
          <draw:text-box>
            <text:list text:style-name="a966">
              <text:list-item>
                <text:p text:style-name="a965" text:class-names="" text:cond-style-name=""><text:span text:style-name="a964" text:class-names="">While Loops</text:span></text:p>
              </text:list-item>
            </text:list>
            <text:list text:style-name="a970">
              <text:list-item>
                <text:p text:style-name="a969" text:class-names="" text:cond-style-name=""><text:span text:style-name="a967" text:class-names="">times_in_loop =<text:s text:c="1"/></text:span><text:span text:style-name="a968" text:class-names="">0</text:span></text:p>
              </text:list-item>
            </text:list>
            <text:list text:style-name="a975">
              <text:list-item>
                <text:p text:style-name="a974" text:class-names="" text:cond-style-name=""><text:span text:style-name="a971" text:class-names="">while times_in_loop &lt;=<text:s text:c="1"/></text:span><text:span text:style-name="a972" text:class-names="">10</text:span><text:span text:style-name="a973" text:class-names="">:</text:span></text:p>
              </text:list-item>
            </text:list>
            <text:list text:style-name="a980">
              <text:list-item>
                <text:p text:style-name="a979" text:class-names="" text:cond-style-name=""><text:span text:style-name="a976" text:class-names=""><text:s text:c="4"/>print(</text:span><text:span text:style-name="a977" text:class-names="">"Hello"</text:span><text:span text:style-name="a978" text:class-names="">)</text:span></text:p>
              </text:list-item>
            </text:list>
            <text:list text:style-name="a984">
              <text:list-item>
                <text:p text:style-name="a983" text:class-names="" text:cond-style-name=""><text:span text:style-name="a981" text:class-names=""><text:s text:c="4"/>times_in_loop = times_in_loop +<text:s text:c="1"/></text:span><text:span text:style-name="a982" text:class-names="">1</text:span></text:p>
              </text:list-item>
            </text:list>
          </draw:text-box>
          <svg:title/>
          <svg:desc/>
        </draw:frame>
        <presentation:notes draw:style-name="a998">
          <draw:page-thumbnail draw:page-number="8" svg:x="0.75in" svg:y="1.25in" svg:width="6in" svg:height="3.375in" presentation:class="page" draw:id="id96" presentation:style-name="a986" draw:name="Slide Image Placeholder 1">
            <svg:title/>
            <svg:desc/>
          </draw:page-thumbnail>
          <draw:frame draw:id="id97" presentation:style-name="a993" draw:name="Notes Placeholder 2" svg:x="0.75in" svg:y="4.8125in" svg:width="6in" svg:height="3.9375in" presentation:class="notes" presentation:placeholder="false">
            <draw:text-box>
              <text:p text:style-name="a988" text:class-names="" text:cond-style-name=""><text:span text:style-name="a987" text:class-names="">Fancy name for adding strings together, adding same data types together<text:s text:c="1"/></text:span></text:p>
              <text:p text:style-name="a990" text:class-names="" text:cond-style-name=""><text:span text:style-name="a989" text:class-names="">Python is literal so if you need spaces you will need to add spaces</text:span></text:p>
              <text:p text:style-name="a992" text:class-names="" text:cond-style-name=""><text:span text:style-name="a991" text:class-names=""/></text:p>
            </draw:text-box>
            <svg:title/>
            <svg:desc/>
          </draw:frame>
          <draw:frame draw:id="id98" draw:style-name="a997" draw:name="Slide Number Placeholder 3" svg:x="4.24826in" svg:y="9.49826in" svg:width="3.25in" svg:height="0.50174in">
            <draw:text-box>
              <text:p text:style-name="a996" text:class-names="" text:cond-style-name=""><text:span text:style-name="a994" text:class-names=""><text:page-number style:num-format="1" text:fixed="false"/></text:span><text:span text:style-name="a995" text:class-names=""/></text:p>
            </draw:text-box>
            <svg:title/>
            <svg:desc/>
          </draw:frame>
        </presentation:notes>
      </draw:page>
      <draw:page draw:name="Slide130" draw:style-name="a999" draw:master-page-name="Master1-Layout2-obj-Title-and-Content" presentation:presentation-page-layout-name="Master1-PPL2" draw:id="Slide-385">
        <draw:frame draw:id="id99" presentation:style-name="a1030" draw:name="Content Placeholder 2" svg:x="0.91667in" svg:y="0in" svg:width="11.5in" svg:height="6.75521in" presentation:class="outline" presentation:placeholder="false">
          <draw:text-box>
            <text:list text:style-name="a1002">
              <text:list-item>
                <text:p text:style-name="a1001" text:class-names="" text:cond-style-name=""><text:span text:style-name="a1000" text:class-names="">While vs For Loop</text:span></text:p>
              </text:list-item>
            </text:list>
            <text:list text:style-name="a1005">
              <text:list-item>
                <text:p text:style-name="a1004" text:class-names="" text:cond-style-name=""><text:span text:style-name="a1003" text:class-names="">x = 1</text:span></text:p>
              </text:list-item>
            </text:list>
            <text:list text:style-name="a1010">
              <text:list-item>
                <text:p text:style-name="a1009" text:class-names="" text:cond-style-name=""><text:span text:style-name="a1006" text:class-names="">while x &lt;=<text:s text:c="1"/></text:span><text:span text:style-name="a1007" text:class-names="">100</text:span><text:span text:style-name="a1008" text:class-names="">:</text:span></text:p>
              </text:list-item>
            </text:list>
            <text:list text:style-name="a1013">
              <text:list-item>
                <text:p text:style-name="a1012" text:class-names="" text:cond-style-name=""><text:span text:style-name="a1011" text:class-names=""><text:s text:c="4"/>print(x)</text:span></text:p>
              </text:list-item>
            </text:list>
            <text:list text:style-name="a1017">
              <text:list-item>
                <text:p text:style-name="a1016" text:class-names="" text:cond-style-name=""><text:span text:style-name="a1014" text:class-names=""><text:s text:c="4"/>times_in_loop = times_in_loop +<text:s text:c="1"/></text:span><text:span text:style-name="a1015" text:class-names="">1</text:span></text:p>
              </text:list-item>
            </text:list>
            <text:list text:style-name="a1020">
              <text:list-item>
                <text:p text:style-name="a1019" text:class-names="" text:cond-style-name=""><text:span text:style-name="a1018" text:class-names=""/></text:p>
              </text:list-item>
            </text:list>
            <text:list text:style-name="a1025">
              <text:list-item>
                <text:p text:style-name="a1024" text:class-names="" text:cond-style-name=""><text:span text:style-name="a1021" text:class-names="">for y in range(</text:span><text:span text:style-name="a1022" text:class-names="">1, 101</text:span><text:span text:style-name="a1023" text:class-names="">):</text:span></text:p>
              </text:list-item>
            </text:list>
            <text:list text:style-name="a1029">
              <text:list-item>
                <text:p text:style-name="a1028" text:class-names="" text:cond-style-name=""><text:span text:style-name="a1026" text:class-names=""><text:s text:c="4"/>print(y)</text:span><text:span text:style-name="a1027" text:class-names=""/></text:p>
              </text:list-item>
            </text:list>
          </draw:text-box>
          <svg:title/>
          <svg:desc/>
        </draw:frame>
        <presentation:notes draw:style-name="a1043">
          <draw:page-thumbnail draw:page-number="9" svg:x="0.75in" svg:y="1.25in" svg:width="6in" svg:height="3.375in" presentation:class="page" draw:id="id100" presentation:style-name="a1031" draw:name="Slide Image Placeholder 1">
            <svg:title/>
            <svg:desc/>
          </draw:page-thumbnail>
          <draw:frame draw:id="id101" presentation:style-name="a1038" draw:name="Notes Placeholder 2" svg:x="0.75in" svg:y="4.8125in" svg:width="6in" svg:height="3.9375in" presentation:class="notes" presentation:placeholder="false">
            <draw:text-box>
              <text:p text:style-name="a1033" text:class-names="" text:cond-style-name=""><text:span text:style-name="a1032" text:class-names="">Fancy name for adding strings together, adding same data types together<text:s text:c="1"/></text:span></text:p>
              <text:p text:style-name="a1035" text:class-names="" text:cond-style-name=""><text:span text:style-name="a1034" text:class-names="">Python is literal so if you need spaces you will need to add spaces</text:span></text:p>
              <text:p text:style-name="a1037" text:class-names="" text:cond-style-name=""><text:span text:style-name="a1036" text:class-names=""/></text:p>
            </draw:text-box>
            <svg:title/>
            <svg:desc/>
          </draw:frame>
          <draw:frame draw:id="id102" draw:style-name="a1042" draw:name="Slide Number Placeholder 3" svg:x="4.24826in" svg:y="9.49826in" svg:width="3.25in" svg:height="0.50174in">
            <draw:text-box>
              <text:p text:style-name="a1041" text:class-names="" text:cond-style-name=""><text:span text:style-name="a1039" text:class-names=""><text:page-number style:num-format="1" text:fixed="false"/></text:span><text:span text:style-name="a1040" text:class-names=""/></text:p>
            </draw:text-box>
            <svg:title/>
            <svg:desc/>
          </draw:frame>
        </presentation:notes>
      </draw:page>
      <draw:page draw:name="Slide145" draw:style-name="a1044" draw:master-page-name="Master1-Layout2-obj-Title-and-Content" presentation:presentation-page-layout-name="Master1-PPL2" draw:id="Slide-400">
        <draw:frame draw:id="id103" presentation:style-name="a1060" draw:name="Content Placeholder 2" svg:x="0.91667in" svg:y="0in" svg:width="11.5in" svg:height="6.75521in" presentation:class="outline" presentation:placeholder="false">
          <draw:text-box>
            <text:list text:style-name="a1047">
              <text:list-item>
                <text:p text:style-name="a1046" text:class-names="" text:cond-style-name=""><text:span text:style-name="a1045" text:class-names="">Collections</text:span></text:p>
              </text:list-item>
            </text:list>
            <text:list text:style-name="a1050">
              <text:list-item>
                <text:p text:style-name="a1049" text:class-names="" text:cond-style-name=""><text:span text:style-name="a1048" text:class-names="">List</text:span></text:p>
              </text:list-item>
            </text:list>
            <text:list text:style-name="a1053">
              <text:list-item>
                <text:p text:style-name="a1052" text:class-names="" text:cond-style-name=""><text:span text:style-name="a1051" text:class-names="">Tuple</text:span></text:p>
              </text:list-item>
            </text:list>
            <text:list text:style-name="a1056">
              <text:list-item>
                <text:p text:style-name="a1055" text:class-names="" text:cond-style-name=""><text:span text:style-name="a1054" text:class-names="">Set</text:span></text:p>
              </text:list-item>
            </text:list>
            <text:list text:style-name="a1059">
              <text:list-item>
                <text:p text:style-name="a1058" text:class-names="" text:cond-style-name=""><text:span text:style-name="a1057" text:class-names="">Dictionary</text:span></text:p>
              </text:list-item>
            </text:list>
          </draw:text-box>
          <svg:title/>
          <svg:desc/>
        </draw:frame>
        <presentation:notes draw:style-name="a1073">
          <draw:page-thumbnail draw:page-number="10" svg:x="0.75in" svg:y="1.25in" svg:width="6in" svg:height="3.375in" presentation:class="page" draw:id="id104" presentation:style-name="a1061" draw:name="Slide Image Placeholder 1">
            <svg:title/>
            <svg:desc/>
          </draw:page-thumbnail>
          <draw:frame draw:id="id105" presentation:style-name="a1068" draw:name="Notes Placeholder 2" svg:x="0.75in" svg:y="4.8125in" svg:width="6in" svg:height="3.9375in" presentation:class="notes" presentation:placeholder="false">
            <draw:text-box>
              <text:p text:style-name="a1063" text:class-names="" text:cond-style-name=""><text:span text:style-name="a1062" text:class-names="">Fancy name for adding strings together, adding same data types together<text:s text:c="1"/></text:span></text:p>
              <text:p text:style-name="a1065" text:class-names="" text:cond-style-name=""><text:span text:style-name="a1064" text:class-names="">Python is literal so if you need spaces you will need to add spaces</text:span></text:p>
              <text:p text:style-name="a1067" text:class-names="" text:cond-style-name=""><text:span text:style-name="a1066" text:class-names=""/></text:p>
            </draw:text-box>
            <svg:title/>
            <svg:desc/>
          </draw:frame>
          <draw:frame draw:id="id106" draw:style-name="a1072" draw:name="Slide Number Placeholder 3" svg:x="4.24826in" svg:y="9.49826in" svg:width="3.25in" svg:height="0.50174in">
            <draw:text-box>
              <text:p text:style-name="a1071" text:class-names="" text:cond-style-name=""><text:span text:style-name="a1069" text:class-names=""><text:page-number style:num-format="1" text:fixed="false"/></text:span><text:span text:style-name="a1070" text:class-names=""/></text:p>
            </draw:text-box>
            <svg:title/>
            <svg:desc/>
          </draw:frame>
        </presentation:notes>
      </draw:page>
      <draw:page draw:name="Slide164" draw:style-name="a1074" draw:master-page-name="Master1-Layout2-obj-Title-and-Content" presentation:presentation-page-layout-name="Master1-PPL2" draw:id="Slide-419">
        <draw:frame draw:id="id107" presentation:style-name="a1142" draw:name="Content Placeholder 2" svg:x="0.91667in" svg:y="0.12644in" svg:width="11.5in" svg:height="6.90805in" presentation:class="outline" presentation:placeholder="false">
          <draw:text-box>
            <text:list text:style-name="a1077">
              <text:list-item>
                <text:p text:style-name="a1076" text:class-names="" text:cond-style-name=""><text:span text:style-name="a1075" text:class-names="">Collections</text:span></text:p>
              </text:list-item>
            </text:list>
            <text:list text:style-name="a1081">
              <text:list-item>
                <text:p text:style-name="a1080" text:class-names="" text:cond-style-name=""><text:span text:style-name="a1078" text:class-names="">List</text:span><text:span text:style-name="a1079" text:class-names=""/></text:p>
              </text:list-item>
            </text:list>
            <text:list text:style-name="a1087">
              <text:list-item>
                <text:p text:style-name="a1086" text:class-names="" text:cond-style-name=""><text:span text:style-name="a1082" text:class-names="">names =<text:s text:c="1"/></text:span><text:span text:style-name="a1083" text:class-names="">[</text:span><text:span text:style-name="a1084" text:class-names="">"Alice", "Bob", "Charlie"</text:span><text:span text:style-name="a1085" text:class-names="">]</text:span></text:p>
              </text:list-item>
            </text:list>
            <text:list text:style-name="a1090">
              <text:list-item>
                <text:p text:style-name="a1089" text:class-names="" text:cond-style-name=""><text:span text:style-name="a1088" text:class-names=""/></text:p>
              </text:list-item>
            </text:list>
            <text:list text:style-name="a1098">
              <text:list-item>
                <text:p text:style-name="a1097" text:class-names="" text:cond-style-name=""><text:span text:style-name="a1091" text:class-names="">names.append</text:span><text:span text:style-name="a1092" text:class-names="">(</text:span><text:span text:style-name="a1093" text:class-names="">"Dave"</text:span><text:span text:style-name="a1094" text:class-names="">)</text:span><text:span text:style-name="a1095" text:class-names=""><text:s text:c="1"/></text:span><text:span text:style-name="a1096" text:class-names=""># ["Alice", "Bob", "Charlie", "Dave"]</text:span></text:p>
              </text:list-item>
            </text:list>
            <text:list text:style-name="a1101">
              <text:list-item>
                <text:p text:style-name="a1100" text:class-names="" text:cond-style-name=""><text:span text:style-name="a1099" text:class-names=""/></text:p>
              </text:list-item>
            </text:list>
            <text:list text:style-name="a1108">
              <text:list-item>
                <text:p text:style-name="a1107" text:class-names="" text:cond-style-name=""><text:span text:style-name="a1102" text:class-names="">names[</text:span><text:span text:style-name="a1103" text:class-names="">2</text:span><text:span text:style-name="a1104" text:class-names="">] =<text:s text:c="1"/></text:span><text:span text:style-name="a1105" text:class-names="">"Chris"<text:s text:c="1"/></text:span><text:span text:style-name="a1106" text:class-names=""># ["Alice", "Bob", "Chris", "Dave"]</text:span></text:p>
              </text:list-item>
            </text:list>
            <text:list text:style-name="a1111">
              <text:list-item>
                <text:p text:style-name="a1110" text:class-names="" text:cond-style-name=""><text:span text:style-name="a1109" text:class-names=""/></text:p>
              </text:list-item>
            </text:list>
            <text:list text:style-name="a1117">
              <text:list-item>
                <text:p text:style-name="a1116" text:class-names="" text:cond-style-name=""><text:span text:style-name="a1112" text:class-names="">del(names[</text:span><text:span text:style-name="a1113" text:class-names="">1</text:span><text:span text:style-name="a1114" text:class-names="">])<text:s text:c="1"/></text:span><text:span text:style-name="a1115" text:class-names=""># ["Alice", "Chris", "Dave"]</text:span></text:p>
              </text:list-item>
            </text:list>
            <text:list text:style-name="a1120">
              <text:list-item>
                <text:p text:style-name="a1119" text:class-names="" text:cond-style-name=""><text:span text:style-name="a1118" text:class-names=""/></text:p>
              </text:list-item>
            </text:list>
            <text:list text:style-name="a1125">
              <text:list-item>
                <text:p text:style-name="a1124" text:class-names="" text:cond-style-name=""><text:span text:style-name="a1121" text:class-names="">if<text:s text:c="1"/></text:span><text:span text:style-name="a1122" text:class-names="">"Eve"<text:s text:c="1"/></text:span><text:span text:style-name="a1123" text:class-names="">in names:</text:span></text:p>
              </text:list-item>
            </text:list>
            <text:list text:style-name="a1131">
              <text:list-item>
                <text:p text:style-name="a1130" text:class-names="" text:cond-style-name=""><text:span text:style-name="a1126" text:class-names=""><text:s text:c="4"/>print</text:span><text:span text:style-name="a1127" text:class-names="">(</text:span><text:span text:style-name="a1128" text:class-names="">"Eve is here"</text:span><text:span text:style-name="a1129" text:class-names="">)</text:span></text:p>
              </text:list-item>
            </text:list>
            <text:list text:style-name="a1134">
              <text:list-item>
                <text:p text:style-name="a1133" text:class-names="" text:cond-style-name=""><text:span text:style-name="a1132" text:class-names=""/></text:p>
              </text:list-item>
            </text:list>
            <text:list text:style-name="a1137">
              <text:list-item>
                <text:p text:style-name="a1136" text:class-names="" text:cond-style-name=""><text:span text:style-name="a1135" text:class-names="">for name in names:</text:span></text:p>
              </text:list-item>
            </text:list>
            <text:list text:style-name="a1141">
              <text:list-item>
                <text:p text:style-name="a1140" text:class-names="" text:cond-style-name=""><text:span text:style-name="a1138" text:class-names=""><text:s text:c="4"/>print(name)</text:span><text:span text:style-name="a1139" text:class-names=""/></text:p>
              </text:list-item>
            </text:list>
          </draw:text-box>
          <svg:title/>
          <svg:desc/>
        </draw:frame>
        <presentation:notes draw:style-name="a1155">
          <draw:page-thumbnail draw:page-number="11" svg:x="0.75in" svg:y="1.25in" svg:width="6in" svg:height="3.375in" presentation:class="page" draw:id="id108" presentation:style-name="a1143" draw:name="Slide Image Placeholder 1">
            <svg:title/>
            <svg:desc/>
          </draw:page-thumbnail>
          <draw:frame draw:id="id109" presentation:style-name="a1150" draw:name="Notes Placeholder 2" svg:x="0.75in" svg:y="4.8125in" svg:width="6in" svg:height="3.9375in" presentation:class="notes" presentation:placeholder="false">
            <draw:text-box>
              <text:p text:style-name="a1145" text:class-names="" text:cond-style-name=""><text:span text:style-name="a1144" text:class-names="">Fancy name for adding strings together, adding same data types together<text:s text:c="1"/></text:span></text:p>
              <text:p text:style-name="a1147" text:class-names="" text:cond-style-name=""><text:span text:style-name="a1146" text:class-names="">Python is literal so if you need spaces you will need to add spaces</text:span></text:p>
              <text:p text:style-name="a1149" text:class-names="" text:cond-style-name=""><text:span text:style-name="a1148" text:class-names=""/></text:p>
            </draw:text-box>
            <svg:title/>
            <svg:desc/>
          </draw:frame>
          <draw:frame draw:id="id110" draw:style-name="a1154" draw:name="Slide Number Placeholder 3" svg:x="4.24826in" svg:y="9.49826in" svg:width="3.25in" svg:height="0.50174in">
            <draw:text-box>
              <text:p text:style-name="a1153" text:class-names="" text:cond-style-name=""><text:span text:style-name="a1151" text:class-names=""><text:page-number style:num-format="1" text:fixed="false">11</text:page-number></text:span><text:span text:style-name="a1152" text:class-names=""/></text:p>
            </draw:text-box>
            <svg:title/>
            <svg:desc/>
          </draw:frame>
        </presentation:notes>
      </draw:page>
      <draw:page draw:name="Slide146" draw:style-name="a1156" draw:master-page-name="Master1-Layout2-obj-Title-and-Content" presentation:presentation-page-layout-name="Master1-PPL2" draw:id="Slide-401">
        <draw:frame draw:id="id111" presentation:style-name="a1186" draw:name="Content Placeholder 2" svg:x="0.91667in" svg:y="0in" svg:width="11.5in" svg:height="6.75521in" presentation:class="outline" presentation:placeholder="false">
          <draw:text-box>
            <text:list text:style-name="a1159">
              <text:list-item>
                <text:p text:style-name="a1158" text:class-names="" text:cond-style-name=""><text:span text:style-name="a1157" text:class-names="">Collections</text:span></text:p>
              </text:list-item>
            </text:list>
            <text:list text:style-name="a1162">
              <text:list-item>
                <text:p text:style-name="a1161" text:class-names="" text:cond-style-name=""><text:span text:style-name="a1160" text:class-names="">Tuple</text:span></text:p>
              </text:list-item>
            </text:list>
            <text:list text:style-name="a1167">
              <text:list-item>
                <text:p text:style-name="a1166" text:class-names="" text:cond-style-name=""><text:span text:style-name="a1163" text:class-names="">colours = (</text:span><text:span text:style-name="a1164" text:class-names="">"Red", "Blue", "Green"</text:span><text:span text:style-name="a1165" text:class-names="">)</text:span></text:p>
              </text:list-item>
            </text:list>
            <text:list text:style-name="a1173">
              <text:list-item>
                <text:p text:style-name="a1172" text:class-names="" text:cond-style-name=""><text:span text:style-name="a1168" text:class-names="">print(colours[</text:span><text:span text:style-name="a1169" text:class-names="">0</text:span><text:span text:style-name="a1170" text:class-names="">])<text:s text:c="1"/></text:span><text:span text:style-name="a1171" text:class-names=""># Red</text:span></text:p>
              </text:list-item>
            </text:list>
            <text:list text:style-name="a1179">
              <text:list-item>
                <text:p text:style-name="a1178" text:class-names="" text:cond-style-name=""><text:span text:style-name="a1174" text:class-names="">print(colours[</text:span><text:span text:style-name="a1175" text:class-names="">1</text:span><text:span text:style-name="a1176" text:class-names="">])<text:s text:c="1"/></text:span><text:span text:style-name="a1177" text:class-names=""># Blue</text:span></text:p>
              </text:list-item>
            </text:list>
            <text:list text:style-name="a1185">
              <text:list-item>
                <text:p text:style-name="a1184" text:class-names="" text:cond-style-name=""><text:span text:style-name="a1180" text:class-names="">print(colours[</text:span><text:span text:style-name="a1181" text:class-names="">2</text:span><text:span text:style-name="a1182" text:class-names="">])<text:s text:c="1"/></text:span><text:span text:style-name="a1183" text:class-names=""># Green</text:span></text:p>
              </text:list-item>
            </text:list>
          </draw:text-box>
          <svg:title/>
          <svg:desc/>
        </draw:frame>
        <presentation:notes draw:style-name="a1199">
          <draw:page-thumbnail draw:page-number="12" svg:x="0.75in" svg:y="1.25in" svg:width="6in" svg:height="3.375in" presentation:class="page" draw:id="id112" presentation:style-name="a1187" draw:name="Slide Image Placeholder 1">
            <svg:title/>
            <svg:desc/>
          </draw:page-thumbnail>
          <draw:frame draw:id="id113" presentation:style-name="a1194" draw:name="Notes Placeholder 2" svg:x="0.75in" svg:y="4.8125in" svg:width="6in" svg:height="3.9375in" presentation:class="notes" presentation:placeholder="false">
            <draw:text-box>
              <text:p text:style-name="a1189" text:class-names="" text:cond-style-name=""><text:span text:style-name="a1188" text:class-names="">Fancy name for adding strings together, adding same data types together<text:s text:c="1"/></text:span></text:p>
              <text:p text:style-name="a1191" text:class-names="" text:cond-style-name=""><text:span text:style-name="a1190" text:class-names="">Python is literal so if you need spaces you will need to add spaces</text:span></text:p>
              <text:p text:style-name="a1193" text:class-names="" text:cond-style-name=""><text:span text:style-name="a1192" text:class-names=""/></text:p>
            </draw:text-box>
            <svg:title/>
            <svg:desc/>
          </draw:frame>
          <draw:frame draw:id="id114" draw:style-name="a1198" draw:name="Slide Number Placeholder 3" svg:x="4.24826in" svg:y="9.49826in" svg:width="3.25in" svg:height="0.50174in">
            <draw:text-box>
              <text:p text:style-name="a1197" text:class-names="" text:cond-style-name=""><text:span text:style-name="a1195" text:class-names=""><text:page-number style:num-format="1" text:fixed="false"/></text:span><text:span text:style-name="a1196" text:class-names=""/></text:p>
            </draw:text-box>
            <svg:title/>
            <svg:desc/>
          </draw:frame>
        </presentation:notes>
      </draw:page>
      <draw:page draw:name="Slide148" draw:style-name="a1200" draw:master-page-name="Master1-Layout2-obj-Title-and-Content" presentation:presentation-page-layout-name="Master1-PPL2" draw:id="Slide-403">
        <draw:frame draw:id="id115" presentation:style-name="a1219" draw:name="Content Placeholder 2" svg:x="0.91667in" svg:y="0in" svg:width="11.5in" svg:height="6.75521in" presentation:class="outline" presentation:placeholder="false">
          <draw:text-box>
            <text:list text:style-name="a1203">
              <text:list-item>
                <text:p text:style-name="a1202" text:class-names="" text:cond-style-name=""><text:span text:style-name="a1201" text:class-names="">Collections</text:span></text:p>
              </text:list-item>
            </text:list>
            <text:list text:style-name="a1206">
              <text:list-item>
                <text:p text:style-name="a1205" text:class-names="" text:cond-style-name=""><text:span text:style-name="a1204" text:class-names="">Set</text:span></text:p>
              </text:list-item>
            </text:list>
            <text:list text:style-name="a1211">
              <text:list-item>
                <text:p text:style-name="a1210" text:class-names="" text:cond-style-name=""><text:span text:style-name="a1207" text:class-names="">fruit = {</text:span><text:span text:style-name="a1208" text:class-names="">"Apple", "Banana", "Cherry"</text:span><text:span text:style-name="a1209" text:class-names="">}</text:span></text:p>
              </text:list-item>
            </text:list>
            <text:list text:style-name="a1214">
              <text:list-item>
                <text:p text:style-name="a1213" text:class-names="" text:cond-style-name=""><text:span text:style-name="a1212" text:class-names="">for item in fruit:</text:span></text:p>
              </text:list-item>
            </text:list>
            <text:list text:style-name="a1218">
              <text:list-item>
                <text:p text:style-name="a1217" text:class-names="" text:cond-style-name=""><text:span text:style-name="a1215" text:class-names=""><text:s text:c="4"/>print(item)</text:span><text:span text:style-name="a1216" text:class-names=""/></text:p>
              </text:list-item>
            </text:list>
          </draw:text-box>
          <svg:title/>
          <svg:desc/>
        </draw:frame>
        <presentation:notes draw:style-name="a1232">
          <draw:page-thumbnail draw:page-number="13" svg:x="0.75in" svg:y="1.25in" svg:width="6in" svg:height="3.375in" presentation:class="page" draw:id="id116" presentation:style-name="a1220" draw:name="Slide Image Placeholder 1">
            <svg:title/>
            <svg:desc/>
          </draw:page-thumbnail>
          <draw:frame draw:id="id117" presentation:style-name="a1227" draw:name="Notes Placeholder 2" svg:x="0.75in" svg:y="4.8125in" svg:width="6in" svg:height="3.9375in" presentation:class="notes" presentation:placeholder="false">
            <draw:text-box>
              <text:p text:style-name="a1222" text:class-names="" text:cond-style-name=""><text:span text:style-name="a1221" text:class-names="">Fancy name for adding strings together, adding same data types together<text:s text:c="1"/></text:span></text:p>
              <text:p text:style-name="a1224" text:class-names="" text:cond-style-name=""><text:span text:style-name="a1223" text:class-names="">Python is literal so if you need spaces you will need to add spaces</text:span></text:p>
              <text:p text:style-name="a1226" text:class-names="" text:cond-style-name=""><text:span text:style-name="a1225" text:class-names=""/></text:p>
            </draw:text-box>
            <svg:title/>
            <svg:desc/>
          </draw:frame>
          <draw:frame draw:id="id118" draw:style-name="a1231" draw:name="Slide Number Placeholder 3" svg:x="4.24826in" svg:y="9.49826in" svg:width="3.25in" svg:height="0.50174in">
            <draw:text-box>
              <text:p text:style-name="a1230" text:class-names="" text:cond-style-name=""><text:span text:style-name="a1228" text:class-names=""><text:page-number style:num-format="1" text:fixed="false"/></text:span><text:span text:style-name="a1229" text:class-names=""/></text:p>
            </draw:text-box>
            <svg:title/>
            <svg:desc/>
          </draw:frame>
        </presentation:notes>
      </draw:page>
      <draw:page draw:name="Slide149" draw:style-name="a1233" draw:master-page-name="Master1-Layout2-obj-Title-and-Content" presentation:presentation-page-layout-name="Master1-PPL2" draw:id="Slide-404">
        <draw:frame draw:id="id119" presentation:style-name="a1328" draw:name="Content Placeholder 2" svg:x="0.91667in" svg:y="0.31034in" svg:width="11.5in" svg:height="7.05747in" presentation:class="outline" presentation:placeholder="false">
          <draw:text-box>
            <text:list text:style-name="a1236">
              <text:list-item>
                <text:p text:style-name="a1235" text:class-names="" text:cond-style-name=""><text:span text:style-name="a1234" text:class-names="">Collections</text:span></text:p>
              </text:list-item>
            </text:list>
            <text:list text:style-name="a1239">
              <text:list-item>
                <text:p text:style-name="a1238" text:class-names="" text:cond-style-name=""><text:span text:style-name="a1237" text:class-names="">Dictionary</text:span></text:p>
              </text:list-item>
            </text:list>
            <text:list text:style-name="a1242">
              <text:list-item>
                <text:p text:style-name="a1241" text:class-names="" text:cond-style-name=""><text:span text:style-name="a1240" text:class-names="">shirt = {</text:span></text:p>
              </text:list-item>
            </text:list>
            <text:list text:style-name="a1246">
              <text:list-item>
                <text:p text:style-name="a1245" text:class-names="" text:cond-style-name=""><text:span text:style-name="a1243" text:class-names=""><text:s text:c="4"/></text:span><text:span text:style-name="a1244" text:class-names="">"size": "Large",</text:span></text:p>
              </text:list-item>
            </text:list>
            <text:list text:style-name="a1249">
              <text:list-item>
                <text:p text:style-name="a1248" text:class-names="" text:cond-style-name=""><text:span text:style-name="a1247" text:class-names=""><text:s text:c="4"/>"colour": "Red"</text:span></text:p>
              </text:list-item>
            </text:list>
            <text:list text:style-name="a1252">
              <text:list-item>
                <text:p text:style-name="a1251" text:class-names="" text:cond-style-name=""><text:span text:style-name="a1250" text:class-names="">}</text:span></text:p>
              </text:list-item>
            </text:list>
            <text:list text:style-name="a1255">
              <text:list-item>
                <text:p text:style-name="a1254" text:class-names="" text:cond-style-name=""><text:span text:style-name="a1253" text:class-names=""/></text:p>
              </text:list-item>
            </text:list>
            <text:list text:style-name="a1263">
              <text:list-item>
                <text:p text:style-name="a1262" text:class-names="" text:cond-style-name=""><text:span text:style-name="a1256" text:class-names="">print(shirt</text:span><text:span text:style-name="a1257" text:class-names="">[</text:span><text:span text:style-name="a1258" text:class-names="">"size"</text:span><text:span text:style-name="a1259" text:class-names="">])</text:span><text:span text:style-name="a1260" text:class-names=""><text:s text:c="1"/></text:span><text:span text:style-name="a1261" text:class-names=""># Large</text:span></text:p>
              </text:list-item>
            </text:list>
            <text:list text:style-name="a1266">
              <text:list-item>
                <text:p text:style-name="a1265" text:class-names="" text:cond-style-name=""><text:span text:style-name="a1264" text:class-names=""/></text:p>
              </text:list-item>
            </text:list>
            <text:list text:style-name="a1277">
              <text:list-item>
                <text:p text:style-name="a1276" text:class-names="" text:cond-style-name=""><text:span text:style-name="a1267" text:class-names="">shirt</text:span><text:span text:style-name="a1268" text:class-names="">[</text:span><text:span text:style-name="a1269" text:class-names="">"material"</text:span><text:span text:style-name="a1270" text:class-names="">]</text:span><text:span text:style-name="a1271" text:class-names=""><text:s text:c="1"/></text:span><text:span text:style-name="a1272" text:class-names="">=<text:s text:c="1"/></text:span><text:span text:style-name="a1273" text:class-names="">"Cotton"</text:span><text:span text:style-name="a1274" text:class-names=""><text:s text:c="1"/></text:span><text:span text:style-name="a1275" text:class-names=""># Add new key/value pair</text:span></text:p>
              </text:list-item>
            </text:list>
            <text:list text:style-name="a1287">
              <text:list-item>
                <text:p text:style-name="a1286" text:class-names="" text:cond-style-name=""><text:span text:style-name="a1278" text:class-names="">shirt</text:span><text:span text:style-name="a1279" text:class-names="">[</text:span><text:span text:style-name="a1280" text:class-names="">"colour"</text:span><text:span text:style-name="a1281" text:class-names="">]</text:span><text:span text:style-name="a1282" text:class-names=""><text:s text:c="1"/></text:span><text:span text:style-name="a1283" text:class-names="">=<text:s text:c="1"/></text:span><text:span text:style-name="a1284" text:class-names="">"Green"<text:s text:c="1"/></text:span><text:span text:style-name="a1285" text:class-names=""># Change existing value</text:span></text:p>
              </text:list-item>
            </text:list>
            <text:list text:style-name="a1290">
              <text:list-item>
                <text:p text:style-name="a1289" text:class-names="" text:cond-style-name=""><text:span text:style-name="a1288" text:class-names=""/></text:p>
              </text:list-item>
            </text:list>
            <text:list text:style-name="a1298">
              <text:list-item>
                <text:p text:style-name="a1297" text:class-names="" text:cond-style-name=""><text:span text:style-name="a1291" text:class-names="">del(shirt</text:span><text:span text:style-name="a1292" text:class-names="">[</text:span><text:span text:style-name="a1293" text:class-names="">"size"</text:span><text:span text:style-name="a1294" text:class-names="">])</text:span><text:span text:style-name="a1295" text:class-names=""><text:s text:c="1"/></text:span><text:span text:style-name="a1296" text:class-names=""># Delete key/value pair</text:span></text:p>
              </text:list-item>
            </text:list>
            <text:list text:style-name="a1301">
              <text:list-item>
                <text:p text:style-name="a1300" text:class-names="" text:cond-style-name=""><text:span text:style-name="a1299" text:class-names=""/></text:p>
              </text:list-item>
            </text:list>
            <text:list text:style-name="a1306">
              <text:list-item>
                <text:p text:style-name="a1305" text:class-names="" text:cond-style-name=""><text:span text:style-name="a1302" text:class-names="">if<text:s text:c="1"/></text:span><text:span text:style-name="a1303" text:class-names="">"material"<text:s text:c="1"/></text:span><text:span text:style-name="a1304" text:class-names="">in shirt:</text:span></text:p>
              </text:list-item>
            </text:list>
            <text:list text:style-name="a1315">
              <text:list-item>
                <text:p text:style-name="a1314" text:class-names="" text:cond-style-name=""><text:span text:style-name="a1307" text:class-names=""><text:s text:c="4"/>print</text:span><text:span text:style-name="a1308" text:class-names="">(</text:span><text:span text:style-name="a1309" text:class-names="">"The material is: "<text:s text:c="1"/></text:span><text:span text:style-name="a1310" text:class-names="">+ shirt</text:span><text:span text:style-name="a1311" text:class-names="">[</text:span><text:span text:style-name="a1312" text:class-names="">"material"</text:span><text:span text:style-name="a1313" text:class-names="">])</text:span></text:p>
              </text:list-item>
            </text:list>
            <text:list text:style-name="a1318">
              <text:list-item>
                <text:p text:style-name="a1317" text:class-names="" text:cond-style-name=""><text:span text:style-name="a1316" text:class-names=""/></text:p>
              </text:list-item>
            </text:list>
            <text:list text:style-name="a1321">
              <text:list-item>
                <text:p text:style-name="a1320" text:class-names="" text:cond-style-name=""><text:span text:style-name="a1319" text:class-names="">for key in shirt:</text:span></text:p>
              </text:list-item>
            </text:list>
            <text:list text:style-name="a1327">
              <text:list-item>
                <text:p text:style-name="a1326" text:class-names="" text:cond-style-name=""><text:span text:style-name="a1322" text:class-names=""><text:s text:c="4"/>print(str(key) +<text:s text:c="1"/></text:span><text:span text:style-name="a1323" text:class-names="">" = "<text:s text:c="1"/></text:span><text:span text:style-name="a1324" text:class-names="">+ str(shirt[key]))</text:span><text:span text:style-name="a1325" text:class-names=""/></text:p>
              </text:list-item>
            </text:list>
          </draw:text-box>
          <svg:title/>
          <svg:desc/>
        </draw:frame>
        <presentation:notes draw:style-name="a1341">
          <draw:page-thumbnail draw:page-number="14" svg:x="0.75in" svg:y="1.25in" svg:width="6in" svg:height="3.375in" presentation:class="page" draw:id="id120" presentation:style-name="a1329" draw:name="Slide Image Placeholder 1">
            <svg:title/>
            <svg:desc/>
          </draw:page-thumbnail>
          <draw:frame draw:id="id121" presentation:style-name="a1336" draw:name="Notes Placeholder 2" svg:x="0.75in" svg:y="4.8125in" svg:width="6in" svg:height="3.9375in" presentation:class="notes" presentation:placeholder="false">
            <draw:text-box>
              <text:p text:style-name="a1331" text:class-names="" text:cond-style-name=""><text:span text:style-name="a1330" text:class-names="">Fancy name for adding strings together, adding same data types together<text:s text:c="1"/></text:span></text:p>
              <text:p text:style-name="a1333" text:class-names="" text:cond-style-name=""><text:span text:style-name="a1332" text:class-names="">Python is literal so if you need spaces you will need to add spaces</text:span></text:p>
              <text:p text:style-name="a1335" text:class-names="" text:cond-style-name=""><text:span text:style-name="a1334" text:class-names=""/></text:p>
            </draw:text-box>
            <svg:title/>
            <svg:desc/>
          </draw:frame>
          <draw:frame draw:id="id122" draw:style-name="a1340" draw:name="Slide Number Placeholder 3" svg:x="4.24826in" svg:y="9.49826in" svg:width="3.25in" svg:height="0.50174in">
            <draw:text-box>
              <text:p text:style-name="a1339" text:class-names="" text:cond-style-name=""><text:span text:style-name="a1337" text:class-names=""><text:page-number style:num-format="1" text:fixed="false"/></text:span><text:span text:style-name="a1338" text:class-names=""/></text:p>
            </draw:text-box>
            <svg:title/>
            <svg:desc/>
          </draw:frame>
        </presentation:notes>
      </draw:page>
      <draw:page draw:name="Slide159" draw:style-name="a1342" draw:master-page-name="Master1-Layout2-obj-Title-and-Content" presentation:presentation-page-layout-name="Master1-PPL2" draw:id="Slide-414">
        <draw:frame draw:id="id123" presentation:style-name="a1388" draw:name="Content Placeholder 2" svg:x="0.91667in" svg:y="0in" svg:width="11.5in" svg:height="6.75521in" presentation:class="outline" presentation:placeholder="false">
          <draw:text-box>
            <text:list text:style-name="a1345">
              <text:list-item>
                <text:p text:style-name="a1344" text:class-names="" text:cond-style-name=""><text:span text:style-name="a1343" text:class-names="">Nested Collections</text:span></text:p>
              </text:list-item>
            </text:list>
            <text:list text:style-name="a1348">
              <text:list-item>
                <text:p text:style-name="a1347" text:class-names="" text:cond-style-name=""><text:span text:style-name="a1346" text:class-names="">phone_grid = [</text:span></text:p>
              </text:list-item>
            </text:list>
            <text:list text:style-name="a1353">
              <text:list-item>
                <text:p text:style-name="a1352" text:class-names="" text:cond-style-name=""><text:span text:style-name="a1349" text:class-names=""><text:s text:c="4"/>[</text:span><text:span text:style-name="a1350" text:class-names="">1, 2, 3</text:span><text:span text:style-name="a1351" text:class-names="">],</text:span></text:p>
              </text:list-item>
            </text:list>
            <text:list text:style-name="a1358">
              <text:list-item>
                <text:p text:style-name="a1357" text:class-names="" text:cond-style-name=""><text:span text:style-name="a1354" text:class-names=""><text:s text:c="4"/>[</text:span><text:span text:style-name="a1355" text:class-names="">4, 5, 6</text:span><text:span text:style-name="a1356" text:class-names="">],</text:span></text:p>
              </text:list-item>
            </text:list>
            <text:list text:style-name="a1363">
              <text:list-item>
                <text:p text:style-name="a1362" text:class-names="" text:cond-style-name=""><text:span text:style-name="a1359" text:class-names=""><text:s text:c="4"/>[</text:span><text:span text:style-name="a1360" text:class-names="">7, 8, 9</text:span><text:span text:style-name="a1361" text:class-names="">],</text:span></text:p>
              </text:list-item>
            </text:list>
            <text:list text:style-name="a1372">
              <text:list-item>
                <text:p text:style-name="a1371" text:class-names="" text:cond-style-name=""><text:span text:style-name="a1364" text:class-names=""><text:s text:c="4"/>[</text:span><text:span text:style-name="a1365" text:class-names="">"*"</text:span><text:span text:style-name="a1366" text:class-names="">,<text:s text:c="1"/></text:span><text:span text:style-name="a1367" text:class-names="">0</text:span><text:span text:style-name="a1368" text:class-names="">,<text:s text:c="1"/></text:span><text:span text:style-name="a1369" text:class-names="">"#"</text:span><text:span text:style-name="a1370" text:class-names="">]</text:span></text:p>
              </text:list-item>
            </text:list>
            <text:list text:style-name="a1375">
              <text:list-item>
                <text:p text:style-name="a1374" text:class-names="" text:cond-style-name=""><text:span text:style-name="a1373" text:class-names="">]</text:span></text:p>
              </text:list-item>
            </text:list>
            <text:list text:style-name="a1378">
              <text:list-item>
                <text:p text:style-name="a1377" text:class-names="" text:cond-style-name=""><text:span text:style-name="a1376" text:class-names=""/></text:p>
              </text:list-item>
            </text:list>
            <text:list text:style-name="a1381">
              <text:list-item>
                <text:p text:style-name="a1380" text:class-names="" text:cond-style-name=""><text:span text:style-name="a1379" text:class-names="">for row in phone_grid:</text:span></text:p>
              </text:list-item>
            </text:list>
            <text:list text:style-name="a1384">
              <text:list-item>
                <text:p text:style-name="a1383" text:class-names="" text:cond-style-name=""><text:span text:style-name="a1382" text:class-names=""><text:s text:c="4"/>for column in row:</text:span></text:p>
              </text:list-item>
            </text:list>
            <text:list text:style-name="a1387">
              <text:list-item>
                <text:p text:style-name="a1386" text:class-names="" text:cond-style-name=""><text:span text:style-name="a1385" text:class-names=""><text:s text:c="8"/>print(column)</text:span></text:p>
              </text:list-item>
            </text:list>
          </draw:text-box>
          <svg:title/>
          <svg:desc/>
        </draw:frame>
        <presentation:notes draw:style-name="a1401">
          <draw:page-thumbnail draw:page-number="15" svg:x="0.75in" svg:y="1.25in" svg:width="6in" svg:height="3.375in" presentation:class="page" draw:id="id124" presentation:style-name="a1389" draw:name="Slide Image Placeholder 1">
            <svg:title/>
            <svg:desc/>
          </draw:page-thumbnail>
          <draw:frame draw:id="id125" presentation:style-name="a1396" draw:name="Notes Placeholder 2" svg:x="0.75in" svg:y="4.8125in" svg:width="6in" svg:height="3.9375in" presentation:class="notes" presentation:placeholder="false">
            <draw:text-box>
              <text:p text:style-name="a1391" text:class-names="" text:cond-style-name=""><text:span text:style-name="a1390" text:class-names="">Fancy name for adding strings together, adding same data types together<text:s text:c="1"/></text:span></text:p>
              <text:p text:style-name="a1393" text:class-names="" text:cond-style-name=""><text:span text:style-name="a1392" text:class-names="">Python is literal so if you need spaces you will need to add spaces</text:span></text:p>
              <text:p text:style-name="a1395" text:class-names="" text:cond-style-name=""><text:span text:style-name="a1394" text:class-names=""/></text:p>
            </draw:text-box>
            <svg:title/>
            <svg:desc/>
          </draw:frame>
          <draw:frame draw:id="id126" draw:style-name="a1400" draw:name="Slide Number Placeholder 3" svg:x="4.24826in" svg:y="9.49826in" svg:width="3.25in" svg:height="0.50174in">
            <draw:text-box>
              <text:p text:style-name="a1399" text:class-names="" text:cond-style-name=""><text:span text:style-name="a1397" text:class-names=""><text:page-number style:num-format="1" text:fixed="false"/></text:span><text:span text:style-name="a1398" text:class-names=""/></text:p>
            </draw:text-box>
            <svg:title/>
            <svg:desc/>
          </draw:frame>
        </presentation:notes>
      </draw:page>
      <draw:page draw:name="Slide160" draw:style-name="a1402" draw:master-page-name="Master1-Layout2-obj-Title-and-Content" presentation:presentation-page-layout-name="Master1-PPL2" draw:id="Slide-415">
        <draw:frame draw:id="id127" presentation:style-name="a1442" draw:name="Content Placeholder 2" svg:x="0.91667in" svg:y="0in" svg:width="11.5in" svg:height="6.75521in" presentation:class="outline" presentation:placeholder="false">
          <draw:text-box>
            <text:list text:style-name="a1405">
              <text:list-item>
                <text:p text:style-name="a1404" text:class-names="" text:cond-style-name=""><text:span text:style-name="a1403" text:class-names="">List of Dictionaries</text:span></text:p>
              </text:list-item>
            </text:list>
            <text:list text:style-name="a1408">
              <text:list-item>
                <text:p text:style-name="a1407" text:class-names="" text:cond-style-name=""><text:span text:style-name="a1406" text:class-names="">contacts = [</text:span></text:p>
              </text:list-item>
            </text:list>
            <text:list text:style-name="a1413">
              <text:list-item>
                <text:p text:style-name="a1412" text:class-names="" text:cond-style-name=""><text:span text:style-name="a1409" text:class-names=""><text:s text:c="4"/></text:span><text:span text:style-name="a1410" text:class-names="">{"fname": "Alice", "lname": "Smith"}</text:span><text:span text:style-name="a1411" text:class-names="">,</text:span></text:p>
              </text:list-item>
            </text:list>
            <text:list text:style-name="a1418">
              <text:list-item>
                <text:p text:style-name="a1417" text:class-names="" text:cond-style-name=""><text:span text:style-name="a1414" text:class-names=""><text:s text:c="4"/></text:span><text:span text:style-name="a1415" text:class-names="">{"fname": "Bob", "lname": "Jones", "phone": "555-1234"}</text:span><text:span text:style-name="a1416" text:class-names="">,</text:span></text:p>
              </text:list-item>
            </text:list>
            <text:list text:style-name="a1422">
              <text:list-item>
                <text:p text:style-name="a1421" text:class-names="" text:cond-style-name=""><text:span text:style-name="a1419" text:class-names=""><text:s text:c="4"/></text:span><text:span text:style-name="a1420" text:class-names="">{"fname": "Charlie", "lname": "McCloud"}</text:span></text:p>
              </text:list-item>
            </text:list>
            <text:list text:style-name="a1425">
              <text:list-item>
                <text:p text:style-name="a1424" text:class-names="" text:cond-style-name=""><text:span text:style-name="a1423" text:class-names="">]</text:span></text:p>
              </text:list-item>
            </text:list>
            <text:list text:style-name="a1428">
              <text:list-item>
                <text:p text:style-name="a1427" text:class-names="" text:cond-style-name=""><text:span text:style-name="a1426" text:class-names=""/></text:p>
              </text:list-item>
            </text:list>
            <text:list text:style-name="a1431">
              <text:list-item>
                <text:p text:style-name="a1430" text:class-names="" text:cond-style-name=""><text:span text:style-name="a1429" text:class-names="">for person in contacts:</text:span></text:p>
              </text:list-item>
            </text:list>
            <text:list text:style-name="a1436">
              <text:list-item>
                <text:p text:style-name="a1435" text:class-names="" text:cond-style-name=""><text:span text:style-name="a1432" text:class-names=""><text:s text:c="4"/>if<text:s text:c="1"/></text:span><text:span text:style-name="a1433" text:class-names="">"phone"<text:s text:c="1"/></text:span><text:span text:style-name="a1434" text:class-names="">in person:</text:span></text:p>
              </text:list-item>
            </text:list>
            <text:list text:style-name="a1441">
              <text:list-item>
                <text:p text:style-name="a1440" text:class-names="" text:cond-style-name=""><text:span text:style-name="a1437" text:class-names=""><text:s text:c="8"/>print(person[</text:span><text:span text:style-name="a1438" text:class-names="">"fname"</text:span><text:span text:style-name="a1439" text:class-names="">])</text:span></text:p>
              </text:list-item>
            </text:list>
          </draw:text-box>
          <svg:title/>
          <svg:desc/>
        </draw:frame>
        <presentation:notes draw:style-name="a1455">
          <draw:page-thumbnail draw:page-number="16" svg:x="0.75in" svg:y="1.25in" svg:width="6in" svg:height="3.375in" presentation:class="page" draw:id="id128" presentation:style-name="a1443" draw:name="Slide Image Placeholder 1">
            <svg:title/>
            <svg:desc/>
          </draw:page-thumbnail>
          <draw:frame draw:id="id129" presentation:style-name="a1450" draw:name="Notes Placeholder 2" svg:x="0.75in" svg:y="4.8125in" svg:width="6in" svg:height="3.9375in" presentation:class="notes" presentation:placeholder="false">
            <draw:text-box>
              <text:p text:style-name="a1445" text:class-names="" text:cond-style-name=""><text:span text:style-name="a1444" text:class-names="">Fancy name for adding strings together, adding same data types together<text:s text:c="1"/></text:span></text:p>
              <text:p text:style-name="a1447" text:class-names="" text:cond-style-name=""><text:span text:style-name="a1446" text:class-names="">Python is literal so if you need spaces you will need to add spaces</text:span></text:p>
              <text:p text:style-name="a1449" text:class-names="" text:cond-style-name=""><text:span text:style-name="a1448" text:class-names=""/></text:p>
            </draw:text-box>
            <svg:title/>
            <svg:desc/>
          </draw:frame>
          <draw:frame draw:id="id130" draw:style-name="a1454" draw:name="Slide Number Placeholder 3" svg:x="4.24826in" svg:y="9.49826in" svg:width="3.25in" svg:height="0.50174in">
            <draw:text-box>
              <text:p text:style-name="a1453" text:class-names="" text:cond-style-name=""><text:span text:style-name="a1451" text:class-names=""><text:page-number style:num-format="1" text:fixed="false"/></text:span><text:span text:style-name="a1452" text:class-names=""/></text:p>
            </draw:text-box>
            <svg:title/>
            <svg:desc/>
          </draw:frame>
        </presentation:notes>
      </draw:page>
      <draw:page draw:name="Slide165" draw:style-name="a1456" draw:master-page-name="Master1-Layout2-obj-Title-and-Content" presentation:presentation-page-layout-name="Master1-PPL2" draw:id="Slide-420">
        <draw:frame draw:id="id131" presentation:style-name="a1464" draw:name="Content Placeholder 2" svg:x="0.91667in" svg:y="1.99653in" svg:width="11.5in" svg:height="4.75868in" presentation:class="outline" presentation:placeholder="false">
          <draw:text-box>
            <text:list text:style-name="a1459">
              <text:list-item>
                <text:p text:style-name="a1458" text:class-names="" text:cond-style-name=""><text:span text:style-name="a1457" text:class-names=""/></text:p>
              </text:list-item>
            </text:list>
            <text:list text:style-name="a1463">
              <text:list-item>
                <text:p text:style-name="a1462" text:class-names="" text:cond-style-name=""><text:span text:style-name="a1460" text:class-names="">Any Questions?</text:span><text:span text:style-name="a1461" text:class-names=""/></text:p>
              </text:list-item>
            </text:list>
          </draw:text-box>
          <svg:title/>
          <svg:desc/>
        </draw:frame>
        <presentation:notes draw:style-name="a1477">
          <draw:page-thumbnail draw:page-number="17" svg:x="0.75in" svg:y="1.25in" svg:width="6in" svg:height="3.375in" presentation:class="page" draw:id="id132" presentation:style-name="a1465" draw:name="Slide Image Placeholder 1">
            <svg:title/>
            <svg:desc/>
          </draw:page-thumbnail>
          <draw:frame draw:id="id133" presentation:style-name="a1472" draw:name="Notes Placeholder 2" svg:x="0.75in" svg:y="4.8125in" svg:width="6in" svg:height="3.9375in" presentation:class="notes" presentation:placeholder="false">
            <draw:text-box>
              <text:p text:style-name="a1467" text:class-names="" text:cond-style-name=""><text:span text:style-name="a1466" text:class-names="">It is the language we will be learning over this course. Just in day to day we have different language variants, you might speak English, you might speak French. The same is true for computer programming.<text:s text:c="1"/></text:span></text:p>
              <text:p text:style-name="a1469" text:class-names="" text:cond-style-name=""><text:span text:style-name="a1468" text:class-names="">The same concepts and ideas you will learn here you will be able to use in other languages.<text:s text:c="1"/></text:span></text:p>
              <text:p text:style-name="a1471" text:class-names="" text:cond-style-name=""><text:span text:style-name="a1470" text:class-names="">The reason we start with python- it’s a nice simple language to read, it is quite understandable in sort of plain English.<text:s text:c="1"/></text:span></text:p>
            </draw:text-box>
            <svg:title/>
            <svg:desc/>
          </draw:frame>
          <draw:frame draw:id="id134" draw:style-name="a1476" draw:name="Slide Number Placeholder 3" svg:x="4.24826in" svg:y="9.49826in" svg:width="3.25in" svg:height="0.50174in">
            <draw:text-box>
              <text:p text:style-name="a1475" text:class-names="" text:cond-style-name=""><text:span text:style-name="a1473" text:class-names=""><text:page-number style:num-format="1" text:fixed="false">2</text:page-number></text:span><text:span text:style-name="a1474" text:class-names=""/></text:p>
            </draw:text-box>
            <svg:title/>
            <svg:desc/>
          </draw:frame>
        </presentation:notes>
      </draw:page>
      <draw:page draw:name="Slide166" draw:style-name="a1478" draw:master-page-name="Master1-Layout2-obj-Title-and-Content" presentation:presentation-page-layout-name="Master1-PPL2" draw:id="Slide-421">
        <draw:frame draw:id="id135" presentation:style-name="a1486" draw:name="Content Placeholder 2" svg:x="0.91667in" svg:y="1.99653in" svg:width="11.5in" svg:height="4.75868in" presentation:class="outline" presentation:placeholder="false">
          <draw:text-box>
            <text:list text:style-name="a1481">
              <text:list-item>
                <text:p text:style-name="a1480" text:class-names="" text:cond-style-name=""><text:span text:style-name="a1479" text:class-names=""/></text:p>
              </text:list-item>
            </text:list>
            <text:list text:style-name="a1485">
              <text:list-item>
                <text:p text:style-name="a1484" text:class-names="" text:cond-style-name=""><text:span text:style-name="a1482" text:class-names="">Functions</text:span><text:span text:style-name="a1483" text:class-names=""/></text:p>
              </text:list-item>
            </text:list>
          </draw:text-box>
          <svg:title/>
          <svg:desc/>
        </draw:frame>
        <presentation:notes draw:style-name="a1499">
          <draw:page-thumbnail draw:page-number="18" svg:x="0.75in" svg:y="1.25in" svg:width="6in" svg:height="3.375in" presentation:class="page" draw:id="id136" presentation:style-name="a1487" draw:name="Slide Image Placeholder 1">
            <svg:title/>
            <svg:desc/>
          </draw:page-thumbnail>
          <draw:frame draw:id="id137" presentation:style-name="a1494" draw:name="Notes Placeholder 2" svg:x="0.75in" svg:y="4.8125in" svg:width="6in" svg:height="3.9375in" presentation:class="notes" presentation:placeholder="false">
            <draw:text-box>
              <text:p text:style-name="a1489" text:class-names="" text:cond-style-name=""><text:span text:style-name="a1488" text:class-names="">It is the language we will be learning over this course. Just in day to day we have different language variants, you might speak English, you might speak French. The same is true for computer programming.<text:s text:c="1"/></text:span></text:p>
              <text:p text:style-name="a1491" text:class-names="" text:cond-style-name=""><text:span text:style-name="a1490" text:class-names="">The same concepts and ideas you will learn here you will be able to use in other languages.<text:s text:c="1"/></text:span></text:p>
              <text:p text:style-name="a1493" text:class-names="" text:cond-style-name=""><text:span text:style-name="a1492" text:class-names="">The reason we start with python- it’s a nice simple language to read, it is quite understandable in sort of plain English.<text:s text:c="1"/></text:span></text:p>
            </draw:text-box>
            <svg:title/>
            <svg:desc/>
          </draw:frame>
          <draw:frame draw:id="id138" draw:style-name="a1498" draw:name="Slide Number Placeholder 3" svg:x="4.24826in" svg:y="9.49826in" svg:width="3.25in" svg:height="0.50174in">
            <draw:text-box>
              <text:p text:style-name="a1497" text:class-names="" text:cond-style-name=""><text:span text:style-name="a1495" text:class-names=""><text:page-number style:num-format="1" text:fixed="false">17</text:page-number></text:span><text:span text:style-name="a1496" text:class-names=""/></text:p>
            </draw:text-box>
            <svg:title/>
            <svg:desc/>
          </draw:frame>
        </presentation:notes>
      </draw:page>
      <draw:page draw:name="Slide167" draw:style-name="a1500" draw:master-page-name="Master1-Layout2-obj-Title-and-Content" presentation:presentation-page-layout-name="Master1-PPL2" draw:id="Slide-422">
        <draw:frame draw:id="id139" presentation:style-name="a1549" draw:name="Content Placeholder 2" svg:x="0.91667in" svg:y="0.22988in" svg:width="11.5in" svg:height="7.02299in" presentation:class="outline" presentation:placeholder="false">
          <draw:text-box>
            <text:list text:style-name="a1504">
              <text:list-item>
                <text:p text:style-name="a1503" text:class-names="" text:cond-style-name=""><text:span text:style-name="a1501" text:class-names="">Functions</text:span><text:span text:style-name="a1502" text:class-names=""/></text:p>
              </text:list-item>
            </text:list>
            <text:list text:style-name="a1507">
              <text:list-item>
                <text:p text:style-name="a1506" text:class-names="" text:cond-style-name=""><text:span text:style-name="a1505" text:class-names=""># Prints to the screen</text:span></text:p>
              </text:list-item>
            </text:list>
            <text:list text:style-name="a1510">
              <text:list-item>
                <text:p text:style-name="a1509" text:class-names="" text:cond-style-name=""><text:span text:style-name="a1508" text:class-names="">print()</text:span></text:p>
              </text:list-item>
            </text:list>
            <text:list text:style-name="a1513">
              <text:list-item>
                <text:p text:style-name="a1512" text:class-names="" text:cond-style-name=""><text:span text:style-name="a1511" text:class-names=""/></text:p>
              </text:list-item>
            </text:list>
            <text:list text:style-name="a1516">
              <text:list-item>
                <text:p text:style-name="a1515" text:class-names="" text:cond-style-name=""><text:span text:style-name="a1514" text:class-names=""># Takes input from the user</text:span></text:p>
              </text:list-item>
            </text:list>
            <text:list text:style-name="a1519">
              <text:list-item>
                <text:p text:style-name="a1518" text:class-names="" text:cond-style-name=""><text:span text:style-name="a1517" text:class-names="">input()</text:span></text:p>
              </text:list-item>
            </text:list>
            <text:list text:style-name="a1522">
              <text:list-item>
                <text:p text:style-name="a1521" text:class-names="" text:cond-style-name=""><text:span text:style-name="a1520" text:class-names=""/></text:p>
              </text:list-item>
            </text:list>
            <text:list text:style-name="a1525">
              <text:list-item>
                <text:p text:style-name="a1524" text:class-names="" text:cond-style-name=""><text:span text:style-name="a1523" text:class-names=""># Casts value to a string</text:span></text:p>
              </text:list-item>
            </text:list>
            <text:list text:style-name="a1528">
              <text:list-item>
                <text:p text:style-name="a1527" text:class-names="" text:cond-style-name=""><text:span text:style-name="a1526" text:class-names="">str()</text:span></text:p>
              </text:list-item>
            </text:list>
            <text:list text:style-name="a1531">
              <text:list-item>
                <text:p text:style-name="a1530" text:class-names="" text:cond-style-name=""><text:span text:style-name="a1529" text:class-names=""/></text:p>
              </text:list-item>
            </text:list>
            <text:list text:style-name="a1534">
              <text:list-item>
                <text:p text:style-name="a1533" text:class-names="" text:cond-style-name=""><text:span text:style-name="a1532" text:class-names=""># Casts value to an integer</text:span></text:p>
              </text:list-item>
            </text:list>
            <text:list text:style-name="a1537">
              <text:list-item>
                <text:p text:style-name="a1536" text:class-names="" text:cond-style-name=""><text:span text:style-name="a1535" text:class-names="">int()</text:span></text:p>
              </text:list-item>
            </text:list>
            <text:list text:style-name="a1540">
              <text:list-item>
                <text:p text:style-name="a1539" text:class-names="" text:cond-style-name=""><text:span text:style-name="a1538" text:class-names=""/></text:p>
              </text:list-item>
            </text:list>
            <text:list text:style-name="a1543">
              <text:list-item>
                <text:p text:style-name="a1542" text:class-names="" text:cond-style-name=""><text:span text:style-name="a1541" text:class-names=""># Gets the length of the string/list etc</text:span></text:p>
              </text:list-item>
            </text:list>
            <text:list text:style-name="a1548">
              <text:list-item>
                <text:p text:style-name="a1547" text:class-names="" text:cond-style-name=""><text:span text:style-name="a1544" text:class-names="">len</text:span><text:span text:style-name="a1545" text:class-names="">()</text:span><text:span text:style-name="a1546" text:class-names=""/></text:p>
              </text:list-item>
            </text:list>
          </draw:text-box>
          <svg:title/>
          <svg:desc/>
        </draw:frame>
        <presentation:notes draw:style-name="a1562">
          <draw:page-thumbnail draw:page-number="19" svg:x="0.75in" svg:y="1.25in" svg:width="6in" svg:height="3.375in" presentation:class="page" draw:id="id140" presentation:style-name="a1550" draw:name="Slide Image Placeholder 1">
            <svg:title/>
            <svg:desc/>
          </draw:page-thumbnail>
          <draw:frame draw:id="id141" presentation:style-name="a1557" draw:name="Notes Placeholder 2" svg:x="0.75in" svg:y="4.8125in" svg:width="6in" svg:height="3.9375in" presentation:class="notes" presentation:placeholder="false">
            <draw:text-box>
              <text:p text:style-name="a1552" text:class-names="" text:cond-style-name=""><text:span text:style-name="a1551" text:class-names="">Fancy name for adding strings together, adding same data types together<text:s text:c="1"/></text:span></text:p>
              <text:p text:style-name="a1554" text:class-names="" text:cond-style-name=""><text:span text:style-name="a1553" text:class-names="">Python is literal so if you need spaces you will need to add spaces</text:span></text:p>
              <text:p text:style-name="a1556" text:class-names="" text:cond-style-name=""><text:span text:style-name="a1555" text:class-names=""/></text:p>
            </draw:text-box>
            <svg:title/>
            <svg:desc/>
          </draw:frame>
          <draw:frame draw:id="id142" draw:style-name="a1561" draw:name="Slide Number Placeholder 3" svg:x="4.24826in" svg:y="9.49826in" svg:width="3.25in" svg:height="0.50174in">
            <draw:text-box>
              <text:p text:style-name="a1560" text:class-names="" text:cond-style-name=""><text:span text:style-name="a1558" text:class-names=""><text:page-number style:num-format="1" text:fixed="false">16</text:page-number></text:span><text:span text:style-name="a1559" text:class-names=""/></text:p>
            </draw:text-box>
            <svg:title/>
            <svg:desc/>
          </draw:frame>
        </presentation:notes>
      </draw:page>
      <draw:page draw:name="Slide168" draw:style-name="a1563" draw:master-page-name="Master1-Layout2-obj-Title-and-Content" presentation:presentation-page-layout-name="Master1-PPL2" draw:id="Slide-423">
        <draw:frame draw:id="id143" presentation:style-name="a1577" draw:name="Content Placeholder 2" svg:x="0.91667in" svg:y="0.22988in" svg:width="11.5in" svg:height="7.02299in" presentation:class="outline" presentation:placeholder="false">
          <draw:text-box>
            <text:list text:style-name="a1567">
              <text:list-item>
                <text:p text:style-name="a1566" text:class-names="" text:cond-style-name=""><text:span text:style-name="a1564" text:class-names="">What are Functions?</text:span><text:span text:style-name="a1565" text:class-names=""/></text:p>
              </text:list-item>
            </text:list>
            <text:list text:style-name="a1570">
              <text:list-item>
                <text:p text:style-name="a1569" text:class-names="" text:cond-style-name=""><text:span text:style-name="a1568" text:class-names=""/></text:p>
              </text:list-item>
            </text:list>
            <text:list text:style-name="a1573">
              <text:list-item>
                <text:p text:style-name="a1572" text:class-names="" text:cond-style-name=""><text:span text:style-name="a1571" text:class-names="">Re-usable, self-contained blocks of code that do a single task</text:span></text:p>
              </text:list-item>
            </text:list>
            <text:list text:style-name="a1576">
              <text:list-item>
                <text:p text:style-name="a1575" text:class-names="" text:cond-style-name=""><text:span text:style-name="a1574" text:class-names=""/></text:p>
              </text:list-item>
            </text:list>
          </draw:text-box>
          <svg:title/>
          <svg:desc/>
        </draw:frame>
        <presentation:notes draw:style-name="a1590">
          <draw:page-thumbnail draw:page-number="20" svg:x="0.75in" svg:y="1.25in" svg:width="6in" svg:height="3.375in" presentation:class="page" draw:id="id144" presentation:style-name="a1578" draw:name="Slide Image Placeholder 1">
            <svg:title/>
            <svg:desc/>
          </draw:page-thumbnail>
          <draw:frame draw:id="id145" presentation:style-name="a1585" draw:name="Notes Placeholder 2" svg:x="0.75in" svg:y="4.8125in" svg:width="6in" svg:height="3.9375in" presentation:class="notes" presentation:placeholder="false">
            <draw:text-box>
              <text:p text:style-name="a1580" text:class-names="" text:cond-style-name=""><text:span text:style-name="a1579" text:class-names="">Fancy name for adding strings together, adding same data types together<text:s text:c="1"/></text:span></text:p>
              <text:p text:style-name="a1582" text:class-names="" text:cond-style-name=""><text:span text:style-name="a1581" text:class-names="">Python is literal so if you need spaces you will need to add spaces</text:span></text:p>
              <text:p text:style-name="a1584" text:class-names="" text:cond-style-name=""><text:span text:style-name="a1583" text:class-names=""/></text:p>
            </draw:text-box>
            <svg:title/>
            <svg:desc/>
          </draw:frame>
          <draw:frame draw:id="id146" draw:style-name="a1589" draw:name="Slide Number Placeholder 3" svg:x="4.24826in" svg:y="9.49826in" svg:width="3.25in" svg:height="0.50174in">
            <draw:text-box>
              <text:p text:style-name="a1588" text:class-names="" text:cond-style-name=""><text:span text:style-name="a1586" text:class-names=""><text:page-number style:num-format="1" text:fixed="false">19</text:page-number></text:span><text:span text:style-name="a1587" text:class-names=""/></text:p>
            </draw:text-box>
            <svg:title/>
            <svg:desc/>
          </draw:frame>
        </presentation:notes>
      </draw:page>
      <draw:page draw:name="Slide169" draw:style-name="a1591" draw:master-page-name="Master1-Layout2-obj-Title-and-Content" presentation:presentation-page-layout-name="Master1-PPL2" draw:id="Slide-424">
        <draw:frame draw:id="id147" presentation:style-name="a1610" draw:name="Content Placeholder 2" svg:x="0.91667in" svg:y="0.22988in" svg:width="11.5in" svg:height="7.02299in" presentation:class="outline" presentation:placeholder="false">
          <draw:text-box>
            <text:list text:style-name="a1597">
              <text:list-item>
                <text:p text:style-name="a1596" text:class-names="" text:cond-style-name=""><text:span text:style-name="a1592" text:class-names="">Why do we use<text:s text:c="1"/></text:span><text:span text:style-name="a1593" text:class-names="">F</text:span><text:span text:style-name="a1594" text:class-names="">unctions</text:span><text:span text:style-name="a1595" text:class-names="">?</text:span></text:p>
              </text:list-item>
            </text:list>
            <text:list text:style-name="a1600">
              <text:list-item>
                <text:p text:style-name="a1599" text:class-names="" text:cond-style-name=""><text:span text:style-name="a1598" text:class-names=""/></text:p>
              </text:list-item>
            </text:list>
            <text:list text:style-name="a1603">
              <text:list-item>
                <text:p text:style-name="a1602" text:class-names="" text:cond-style-name=""><text:span text:style-name="a1601" text:class-names="">Let you re-use code</text:span></text:p>
              </text:list-item>
            </text:list>
            <text:list text:style-name="a1606">
              <text:list-item>
                <text:p text:style-name="a1605" text:class-names="" text:cond-style-name=""><text:span text:style-name="a1604" text:class-names="">Break large problems into smaller ones</text:span></text:p>
              </text:list-item>
            </text:list>
            <text:list text:style-name="a1609">
              <text:list-item>
                <text:p text:style-name="a1608" text:class-names="" text:cond-style-name=""><text:span text:style-name="a1607" text:class-names=""/></text:p>
              </text:list-item>
            </text:list>
          </draw:text-box>
          <svg:title/>
          <svg:desc/>
        </draw:frame>
        <presentation:notes draw:style-name="a1623">
          <draw:page-thumbnail draw:page-number="21" svg:x="0.75in" svg:y="1.25in" svg:width="6in" svg:height="3.375in" presentation:class="page" draw:id="id148" presentation:style-name="a1611" draw:name="Slide Image Placeholder 1">
            <svg:title/>
            <svg:desc/>
          </draw:page-thumbnail>
          <draw:frame draw:id="id149" presentation:style-name="a1618" draw:name="Notes Placeholder 2" svg:x="0.75in" svg:y="4.8125in" svg:width="6in" svg:height="3.9375in" presentation:class="notes" presentation:placeholder="false">
            <draw:text-box>
              <text:p text:style-name="a1613" text:class-names="" text:cond-style-name=""><text:span text:style-name="a1612" text:class-names="">Fancy name for adding strings together, adding same data types together<text:s text:c="1"/></text:span></text:p>
              <text:p text:style-name="a1615" text:class-names="" text:cond-style-name=""><text:span text:style-name="a1614" text:class-names="">Python is literal so if you need spaces you will need to add spaces</text:span></text:p>
              <text:p text:style-name="a1617" text:class-names="" text:cond-style-name=""><text:span text:style-name="a1616" text:class-names=""/></text:p>
            </draw:text-box>
            <svg:title/>
            <svg:desc/>
          </draw:frame>
          <draw:frame draw:id="id150" draw:style-name="a1622" draw:name="Slide Number Placeholder 3" svg:x="4.24826in" svg:y="9.49826in" svg:width="3.25in" svg:height="0.50174in">
            <draw:text-box>
              <text:p text:style-name="a1621" text:class-names="" text:cond-style-name=""><text:span text:style-name="a1619" text:class-names=""><text:page-number style:num-format="1" text:fixed="false">20</text:page-number></text:span><text:span text:style-name="a1620" text:class-names=""/></text:p>
            </draw:text-box>
            <svg:title/>
            <svg:desc/>
          </draw:frame>
        </presentation:notes>
      </draw:page>
      <draw:page draw:name="Slide170" draw:style-name="a1624" draw:master-page-name="Master1-Layout2-obj-Title-and-Content" presentation:presentation-page-layout-name="Master1-PPL2" draw:id="Slide-425">
        <draw:frame draw:id="id151" presentation:style-name="a1647" draw:name="Content Placeholder 2" svg:x="0.91667in" svg:y="0.22988in" svg:width="11.5in" svg:height="7.02299in" presentation:class="outline" presentation:placeholder="false">
          <draw:text-box>
            <text:list text:style-name="a1627">
              <text:list-item>
                <text:p text:style-name="a1626" text:class-names="" text:cond-style-name=""><text:span text:style-name="a1625" text:class-names="">Functions</text:span></text:p>
              </text:list-item>
            </text:list>
            <text:list text:style-name="a1632">
              <text:list-item>
                <text:p text:style-name="a1631" text:class-names="" text:cond-style-name=""><text:span text:style-name="a1628" text:class-names="">Creat</text:span><text:span text:style-name="a1629" text:class-names="">e</text:span><text:span text:style-name="a1630" text:class-names=""/></text:p>
              </text:list-item>
            </text:list>
            <text:list text:style-name="a1635">
              <text:list-item>
                <text:p text:style-name="a1634" text:class-names="" text:cond-style-name=""><text:span text:style-name="a1633" text:class-names=""/></text:p>
              </text:list-item>
            </text:list>
            <text:list text:style-name="a1640">
              <text:list-item>
                <text:p text:style-name="a1639" text:class-names="" text:cond-style-name=""><text:span text:style-name="a1636" text:class-names="">def<text:s text:c="1"/></text:span><text:span text:style-name="a1637" text:class-names="">hello_world</text:span><text:span text:style-name="a1638" text:class-names="">():</text:span></text:p>
              </text:list-item>
            </text:list>
            <text:list text:style-name="a1646">
              <text:list-item>
                <text:p text:style-name="a1645" text:class-names="" text:cond-style-name=""><text:span text:style-name="a1641" text:class-names=""><text:s text:c="4"/>print(</text:span><text:span text:style-name="a1642" text:class-names="">"Hello World!"</text:span><text:span text:style-name="a1643" text:class-names="">)</text:span><text:span text:style-name="a1644" text:class-names=""/></text:p>
              </text:list-item>
            </text:list>
          </draw:text-box>
          <svg:title/>
          <svg:desc/>
        </draw:frame>
        <presentation:notes draw:style-name="a1660">
          <draw:page-thumbnail draw:page-number="22" svg:x="0.75in" svg:y="1.25in" svg:width="6in" svg:height="3.375in" presentation:class="page" draw:id="id152" presentation:style-name="a1648" draw:name="Slide Image Placeholder 1">
            <svg:title/>
            <svg:desc/>
          </draw:page-thumbnail>
          <draw:frame draw:id="id153" presentation:style-name="a1655" draw:name="Notes Placeholder 2" svg:x="0.75in" svg:y="4.8125in" svg:width="6in" svg:height="3.9375in" presentation:class="notes" presentation:placeholder="false">
            <draw:text-box>
              <text:p text:style-name="a1650" text:class-names="" text:cond-style-name=""><text:span text:style-name="a1649" text:class-names="">Fancy name for adding strings together, adding same data types together<text:s text:c="1"/></text:span></text:p>
              <text:p text:style-name="a1652" text:class-names="" text:cond-style-name=""><text:span text:style-name="a1651" text:class-names="">Python is literal so if you need spaces you will need to add spaces</text:span></text:p>
              <text:p text:style-name="a1654" text:class-names="" text:cond-style-name=""><text:span text:style-name="a1653" text:class-names=""/></text:p>
            </draw:text-box>
            <svg:title/>
            <svg:desc/>
          </draw:frame>
          <draw:frame draw:id="id154" draw:style-name="a1659" draw:name="Slide Number Placeholder 3" svg:x="4.24826in" svg:y="9.49826in" svg:width="3.25in" svg:height="0.50174in">
            <draw:text-box>
              <text:p text:style-name="a1658" text:class-names="" text:cond-style-name=""><text:span text:style-name="a1656" text:class-names=""><text:page-number style:num-format="1" text:fixed="false">21</text:page-number></text:span><text:span text:style-name="a1657" text:class-names=""/></text:p>
            </draw:text-box>
            <svg:title/>
            <svg:desc/>
          </draw:frame>
        </presentation:notes>
      </draw:page>
      <draw:page draw:name="Slide171" draw:style-name="a1661" draw:master-page-name="Master1-Layout2-obj-Title-and-Content" presentation:presentation-page-layout-name="Master1-PPL2" draw:id="Slide-426">
        <draw:frame draw:id="id155" presentation:style-name="a1682" draw:name="Content Placeholder 2" svg:x="0.91667in" svg:y="0.22988in" svg:width="11.5in" svg:height="7.02299in" presentation:class="outline" presentation:placeholder="false">
          <draw:text-box>
            <text:list text:style-name="a1664">
              <text:list-item>
                <text:p text:style-name="a1663" text:class-names="" text:cond-style-name=""><text:span text:style-name="a1662" text:class-names="">Functions</text:span></text:p>
              </text:list-item>
            </text:list>
            <text:list text:style-name="a1667">
              <text:list-item>
                <text:p text:style-name="a1666" text:class-names="" text:cond-style-name=""><text:span text:style-name="a1665" text:class-names="">Create</text:span></text:p>
              </text:list-item>
            </text:list>
            <text:list text:style-name="a1670">
              <text:list-item>
                <text:p text:style-name="a1669" text:class-names="" text:cond-style-name=""><text:span text:style-name="a1668" text:class-names=""/></text:p>
              </text:list-item>
            </text:list>
            <text:list text:style-name="a1675">
              <text:list-item>
                <text:p text:style-name="a1674" text:class-names="" text:cond-style-name=""><text:span text:style-name="a1671" text:class-names="">def &lt;</text:span><text:span text:style-name="a1672" text:class-names="">function_name</text:span><text:span text:style-name="a1673" text:class-names="">&gt;():</text:span></text:p>
              </text:list-item>
            </text:list>
            <text:list text:style-name="a1681">
              <text:list-item>
                <text:p text:style-name="a1680" text:class-names="" text:cond-style-name=""><text:span text:style-name="a1676" text:class-names=""><text:s text:c="4"/>&lt;</text:span><text:span text:style-name="a1677" text:class-names="">your code here</text:span><text:span text:style-name="a1678" text:class-names="">&gt;</text:span><text:span text:style-name="a1679" text:class-names=""/></text:p>
              </text:list-item>
            </text:list>
          </draw:text-box>
          <svg:title/>
          <svg:desc/>
        </draw:frame>
        <presentation:notes draw:style-name="a1695">
          <draw:page-thumbnail draw:page-number="23" svg:x="0.75in" svg:y="1.25in" svg:width="6in" svg:height="3.375in" presentation:class="page" draw:id="id156" presentation:style-name="a1683" draw:name="Slide Image Placeholder 1">
            <svg:title/>
            <svg:desc/>
          </draw:page-thumbnail>
          <draw:frame draw:id="id157" presentation:style-name="a1690" draw:name="Notes Placeholder 2" svg:x="0.75in" svg:y="4.8125in" svg:width="6in" svg:height="3.9375in" presentation:class="notes" presentation:placeholder="false">
            <draw:text-box>
              <text:p text:style-name="a1685" text:class-names="" text:cond-style-name=""><text:span text:style-name="a1684" text:class-names="">Fancy name for adding strings together, adding same data types together<text:s text:c="1"/></text:span></text:p>
              <text:p text:style-name="a1687" text:class-names="" text:cond-style-name=""><text:span text:style-name="a1686" text:class-names="">Python is literal so if you need spaces you will need to add spaces</text:span></text:p>
              <text:p text:style-name="a1689" text:class-names="" text:cond-style-name=""><text:span text:style-name="a1688" text:class-names=""/></text:p>
            </draw:text-box>
            <svg:title/>
            <svg:desc/>
          </draw:frame>
          <draw:frame draw:id="id158" draw:style-name="a1694" draw:name="Slide Number Placeholder 3" svg:x="4.24826in" svg:y="9.49826in" svg:width="3.25in" svg:height="0.50174in">
            <draw:text-box>
              <text:p text:style-name="a1693" text:class-names="" text:cond-style-name=""><text:span text:style-name="a1691" text:class-names=""><text:page-number style:num-format="1" text:fixed="false">22</text:page-number></text:span><text:span text:style-name="a1692" text:class-names=""/></text:p>
            </draw:text-box>
            <svg:title/>
            <svg:desc/>
          </draw:frame>
        </presentation:notes>
      </draw:page>
      <draw:page draw:name="Slide172" draw:style-name="a1696" draw:master-page-name="Master1-Layout2-obj-Title-and-Content" presentation:presentation-page-layout-name="Master1-PPL2" draw:id="Slide-427">
        <draw:frame draw:id="id159" presentation:style-name="a1725" draw:name="Content Placeholder 2" svg:x="0.91667in" svg:y="0.22988in" svg:width="11.5in" svg:height="7.02299in" presentation:class="outline" presentation:placeholder="false">
          <draw:text-box>
            <text:list text:style-name="a1699">
              <text:list-item>
                <text:p text:style-name="a1698" text:class-names="" text:cond-style-name=""><text:span text:style-name="a1697" text:class-names="">Functions</text:span></text:p>
              </text:list-item>
            </text:list>
            <text:list text:style-name="a1703">
              <text:list-item>
                <text:p text:style-name="a1702" text:class-names="" text:cond-style-name=""><text:span text:style-name="a1700" text:class-names="">Call</text:span><text:span text:style-name="a1701" text:class-names=""/></text:p>
              </text:list-item>
            </text:list>
            <text:list text:style-name="a1706">
              <text:list-item>
                <text:p text:style-name="a1705" text:class-names="" text:cond-style-name=""><text:span text:style-name="a1704" text:class-names=""/></text:p>
              </text:list-item>
            </text:list>
            <text:list text:style-name="a1711">
              <text:list-item>
                <text:p text:style-name="a1710" text:class-names="" text:cond-style-name=""><text:span text:style-name="a1707" text:class-names="">def<text:s text:c="1"/></text:span><text:span text:style-name="a1708" text:class-names="">hello_world</text:span><text:span text:style-name="a1709" text:class-names="">():</text:span></text:p>
              </text:list-item>
            </text:list>
            <text:list text:style-name="a1716">
              <text:list-item>
                <text:p text:style-name="a1715" text:class-names="" text:cond-style-name=""><text:span text:style-name="a1712" text:class-names=""><text:s text:c="4"/>print(</text:span><text:span text:style-name="a1713" text:class-names="">"Hello World!"</text:span><text:span text:style-name="a1714" text:class-names="">)</text:span></text:p>
              </text:list-item>
            </text:list>
            <text:list text:style-name="a1719">
              <text:list-item>
                <text:p text:style-name="a1718" text:class-names="" text:cond-style-name=""><text:span text:style-name="a1717" text:class-names=""/></text:p>
              </text:list-item>
            </text:list>
            <text:list text:style-name="a1724">
              <text:list-item>
                <text:p text:style-name="a1723" text:class-names="" text:cond-style-name=""><text:span text:style-name="a1720" text:class-names="">hello_world</text:span><text:span text:style-name="a1721" text:class-names="">()</text:span><text:span text:style-name="a1722" text:class-names=""/></text:p>
              </text:list-item>
            </text:list>
          </draw:text-box>
          <svg:title/>
          <svg:desc/>
        </draw:frame>
        <presentation:notes draw:style-name="a1738">
          <draw:page-thumbnail draw:page-number="24" svg:x="0.75in" svg:y="1.25in" svg:width="6in" svg:height="3.375in" presentation:class="page" draw:id="id160" presentation:style-name="a1726" draw:name="Slide Image Placeholder 1">
            <svg:title/>
            <svg:desc/>
          </draw:page-thumbnail>
          <draw:frame draw:id="id161" presentation:style-name="a1733" draw:name="Notes Placeholder 2" svg:x="0.75in" svg:y="4.8125in" svg:width="6in" svg:height="3.9375in" presentation:class="notes" presentation:placeholder="false">
            <draw:text-box>
              <text:p text:style-name="a1728" text:class-names="" text:cond-style-name=""><text:span text:style-name="a1727" text:class-names="">Fancy name for adding strings together, adding same data types together<text:s text:c="1"/></text:span></text:p>
              <text:p text:style-name="a1730" text:class-names="" text:cond-style-name=""><text:span text:style-name="a1729" text:class-names="">Python is literal so if you need spaces you will need to add spaces</text:span></text:p>
              <text:p text:style-name="a1732" text:class-names="" text:cond-style-name=""><text:span text:style-name="a1731" text:class-names=""/></text:p>
            </draw:text-box>
            <svg:title/>
            <svg:desc/>
          </draw:frame>
          <draw:frame draw:id="id162" draw:style-name="a1737" draw:name="Slide Number Placeholder 3" svg:x="4.24826in" svg:y="9.49826in" svg:width="3.25in" svg:height="0.50174in">
            <draw:text-box>
              <text:p text:style-name="a1736" text:class-names="" text:cond-style-name=""><text:span text:style-name="a1734" text:class-names=""><text:page-number style:num-format="1" text:fixed="false">23</text:page-number></text:span><text:span text:style-name="a1735" text:class-names=""/></text:p>
            </draw:text-box>
            <svg:title/>
            <svg:desc/>
          </draw:frame>
        </presentation:notes>
      </draw:page>
      <draw:page draw:name="Slide173" draw:style-name="a1739" draw:master-page-name="Master1-Layout2-obj-Title-and-Content" presentation:presentation-page-layout-name="Master1-PPL2" draw:id="Slide-428">
        <draw:frame draw:id="id163" presentation:style-name="a1779" draw:name="Content Placeholder 2" svg:x="0.91667in" svg:y="0.22988in" svg:width="11.5in" svg:height="7.02299in" presentation:class="outline" presentation:placeholder="false">
          <draw:text-box>
            <text:list text:style-name="a1742">
              <text:list-item>
                <text:p text:style-name="a1741" text:class-names="" text:cond-style-name=""><text:span text:style-name="a1740" text:class-names="">Functions</text:span></text:p>
              </text:list-item>
            </text:list>
            <text:list text:style-name="a1745">
              <text:list-item>
                <text:p text:style-name="a1744" text:class-names="" text:cond-style-name=""><text:span text:style-name="a1743" text:class-names="">Call</text:span></text:p>
              </text:list-item>
            </text:list>
            <text:list text:style-name="a1748">
              <text:list-item>
                <text:p text:style-name="a1747" text:class-names="" text:cond-style-name=""><text:span text:style-name="a1746" text:class-names=""/></text:p>
              </text:list-item>
            </text:list>
            <text:list text:style-name="a1753">
              <text:list-item>
                <text:p text:style-name="a1752" text:class-names="" text:cond-style-name=""><text:span text:style-name="a1749" text:class-names="">print(</text:span><text:span text:style-name="a1750" text:class-names="">"Program starting..."</text:span><text:span text:style-name="a1751" text:class-names="">)</text:span></text:p>
              </text:list-item>
            </text:list>
            <text:list text:style-name="a1756">
              <text:list-item>
                <text:p text:style-name="a1755" text:class-names="" text:cond-style-name=""><text:span text:style-name="a1754" text:class-names=""/></text:p>
              </text:list-item>
            </text:list>
            <text:list text:style-name="a1759">
              <text:list-item>
                <text:p text:style-name="a1758" text:class-names="" text:cond-style-name=""><text:span text:style-name="a1757" text:class-names=""># This function is never called, and so never runs</text:span></text:p>
              </text:list-item>
            </text:list>
            <text:list text:style-name="a1764">
              <text:list-item>
                <text:p text:style-name="a1763" text:class-names="" text:cond-style-name=""><text:span text:style-name="a1760" text:class-names="">def<text:s text:c="1"/></text:span><text:span text:style-name="a1761" text:class-names="">hello_world</text:span><text:span text:style-name="a1762" text:class-names="">():</text:span></text:p>
              </text:list-item>
            </text:list>
            <text:list text:style-name="a1769">
              <text:list-item>
                <text:p text:style-name="a1768" text:class-names="" text:cond-style-name=""><text:span text:style-name="a1765" text:class-names=""><text:s text:c="4"/>print(</text:span><text:span text:style-name="a1766" text:class-names="">"Hello World!"</text:span><text:span text:style-name="a1767" text:class-names="">)</text:span></text:p>
              </text:list-item>
            </text:list>
            <text:list text:style-name="a1772">
              <text:list-item>
                <text:p text:style-name="a1771" text:class-names="" text:cond-style-name=""><text:span text:style-name="a1770" text:class-names=""/></text:p>
              </text:list-item>
            </text:list>
            <text:list text:style-name="a1778">
              <text:list-item>
                <text:p text:style-name="a1777" text:class-names="" text:cond-style-name=""><text:span text:style-name="a1773" text:class-names="">print(</text:span><text:span text:style-name="a1774" text:class-names="">"Program ending..."</text:span><text:span text:style-name="a1775" text:class-names="">)</text:span><text:span text:style-name="a1776" text:class-names=""/></text:p>
              </text:list-item>
            </text:list>
          </draw:text-box>
          <svg:title/>
          <svg:desc/>
        </draw:frame>
        <presentation:notes draw:style-name="a1792">
          <draw:page-thumbnail draw:page-number="25" svg:x="0.75in" svg:y="1.25in" svg:width="6in" svg:height="3.375in" presentation:class="page" draw:id="id164" presentation:style-name="a1780" draw:name="Slide Image Placeholder 1">
            <svg:title/>
            <svg:desc/>
          </draw:page-thumbnail>
          <draw:frame draw:id="id165" presentation:style-name="a1787" draw:name="Notes Placeholder 2" svg:x="0.75in" svg:y="4.8125in" svg:width="6in" svg:height="3.9375in" presentation:class="notes" presentation:placeholder="false">
            <draw:text-box>
              <text:p text:style-name="a1782" text:class-names="" text:cond-style-name=""><text:span text:style-name="a1781" text:class-names="">Fancy name for adding strings together, adding same data types together<text:s text:c="1"/></text:span></text:p>
              <text:p text:style-name="a1784" text:class-names="" text:cond-style-name=""><text:span text:style-name="a1783" text:class-names="">Python is literal so if you need spaces you will need to add spaces</text:span></text:p>
              <text:p text:style-name="a1786" text:class-names="" text:cond-style-name=""><text:span text:style-name="a1785" text:class-names=""/></text:p>
            </draw:text-box>
            <svg:title/>
            <svg:desc/>
          </draw:frame>
          <draw:frame draw:id="id166" draw:style-name="a1791" draw:name="Slide Number Placeholder 3" svg:x="4.24826in" svg:y="9.49826in" svg:width="3.25in" svg:height="0.50174in">
            <draw:text-box>
              <text:p text:style-name="a1790" text:class-names="" text:cond-style-name=""><text:span text:style-name="a1788" text:class-names=""><text:page-number style:num-format="1" text:fixed="false">24</text:page-number></text:span><text:span text:style-name="a1789" text:class-names=""/></text:p>
            </draw:text-box>
            <svg:title/>
            <svg:desc/>
          </draw:frame>
        </presentation:notes>
      </draw:page>
      <draw:page draw:name="Slide174" draw:style-name="a1793" draw:master-page-name="Master1-Layout2-obj-Title-and-Content" presentation:presentation-page-layout-name="Master1-PPL2" draw:id="Slide-429">
        <draw:frame draw:id="id167" presentation:style-name="a1817" draw:name="Content Placeholder 2" svg:x="0.91667in" svg:y="0.22988in" svg:width="11.5in" svg:height="7.02299in" presentation:class="outline" presentation:placeholder="false">
          <draw:text-box>
            <text:list text:style-name="a1797">
              <text:list-item>
                <text:p text:style-name="a1796" text:class-names="" text:cond-style-name=""><text:span text:style-name="a1794" text:class-names="">Don’t Repeat Yourself (DRY)</text:span><text:span text:style-name="a1795" text:class-names=""/></text:p>
              </text:list-item>
            </text:list>
            <text:list text:style-name="a1800">
              <text:list-item>
                <text:p text:style-name="a1799" text:class-names="" text:cond-style-name=""><text:span text:style-name="a1798" text:class-names=""/></text:p>
              </text:list-item>
            </text:list>
            <text:list text:style-name="a1805">
              <text:list-item>
                <text:p text:style-name="a1804" text:class-names="" text:cond-style-name=""><text:span text:style-name="a1801" text:class-names="">print(<text:s text:c="1"/></text:span><text:span text:style-name="a1802" text:class-names="">"Hello Alice!”<text:s text:c="1"/></text:span><text:span text:style-name="a1803" text:class-names="">)</text:span></text:p>
              </text:list-item>
            </text:list>
            <text:list text:style-name="a1810">
              <text:list-item>
                <text:p text:style-name="a1809" text:class-names="" text:cond-style-name=""><text:span text:style-name="a1806" text:class-names="">print(<text:s text:c="1"/></text:span><text:span text:style-name="a1807" text:class-names="">"Hello Bob!”<text:s text:c="1"/></text:span><text:span text:style-name="a1808" text:class-names="">)</text:span></text:p>
              </text:list-item>
            </text:list>
            <text:list text:style-name="a1816">
              <text:list-item>
                <text:p text:style-name="a1815" text:class-names="" text:cond-style-name=""><text:span text:style-name="a1811" text:class-names="">print(<text:s text:c="1"/></text:span><text:span text:style-name="a1812" text:class-names="">"Hello Charlie!”<text:s text:c="1"/></text:span><text:span text:style-name="a1813" text:class-names="">)</text:span><text:span text:style-name="a1814" text:class-names=""/></text:p>
              </text:list-item>
            </text:list>
          </draw:text-box>
          <svg:title/>
          <svg:desc/>
        </draw:frame>
        <presentation:notes draw:style-name="a1830">
          <draw:page-thumbnail draw:page-number="26" svg:x="0.75in" svg:y="1.25in" svg:width="6in" svg:height="3.375in" presentation:class="page" draw:id="id168" presentation:style-name="a1818" draw:name="Slide Image Placeholder 1">
            <svg:title/>
            <svg:desc/>
          </draw:page-thumbnail>
          <draw:frame draw:id="id169" presentation:style-name="a1825" draw:name="Notes Placeholder 2" svg:x="0.75in" svg:y="4.8125in" svg:width="6in" svg:height="3.9375in" presentation:class="notes" presentation:placeholder="false">
            <draw:text-box>
              <text:p text:style-name="a1820" text:class-names="" text:cond-style-name=""><text:span text:style-name="a1819" text:class-names="">Fancy name for adding strings together, adding same data types together<text:s text:c="1"/></text:span></text:p>
              <text:p text:style-name="a1822" text:class-names="" text:cond-style-name=""><text:span text:style-name="a1821" text:class-names="">Python is literal so if you need spaces you will need to add spaces</text:span></text:p>
              <text:p text:style-name="a1824" text:class-names="" text:cond-style-name=""><text:span text:style-name="a1823" text:class-names=""/></text:p>
            </draw:text-box>
            <svg:title/>
            <svg:desc/>
          </draw:frame>
          <draw:frame draw:id="id170" draw:style-name="a1829" draw:name="Slide Number Placeholder 3" svg:x="4.24826in" svg:y="9.49826in" svg:width="3.25in" svg:height="0.50174in">
            <draw:text-box>
              <text:p text:style-name="a1828" text:class-names="" text:cond-style-name=""><text:span text:style-name="a1826" text:class-names=""><text:page-number style:num-format="1" text:fixed="false">25</text:page-number></text:span><text:span text:style-name="a1827" text:class-names=""/></text:p>
            </draw:text-box>
            <svg:title/>
            <svg:desc/>
          </draw:frame>
        </presentation:notes>
      </draw:page>
      <draw:page draw:name="Slide175" draw:style-name="a1831" draw:master-page-name="Master1-Layout2-obj-Title-and-Content" presentation:presentation-page-layout-name="Master1-PPL2" draw:id="Slide-430">
        <draw:frame draw:id="id171" presentation:style-name="a1857" draw:name="Content Placeholder 2" svg:x="0.91667in" svg:y="0.22988in" svg:width="11.5in" svg:height="7.02299in" presentation:class="outline" presentation:placeholder="false">
          <draw:text-box>
            <text:list text:style-name="a1834">
              <text:list-item>
                <text:p text:style-name="a1833" text:class-names="" text:cond-style-name=""><text:span text:style-name="a1832" text:class-names="">Don’t Repeat Yourself (DRY)</text:span></text:p>
              </text:list-item>
            </text:list>
            <text:list text:style-name="a1837">
              <text:list-item>
                <text:p text:style-name="a1836" text:class-names="" text:cond-style-name=""><text:span text:style-name="a1835" text:class-names=""/></text:p>
              </text:list-item>
            </text:list>
            <text:list text:style-name="a1840">
              <text:list-item>
                <text:p text:style-name="a1839" text:class-names="" text:cond-style-name=""><text:span text:style-name="a1838" text:class-names=""># We have changed the message 3 times</text:span></text:p>
              </text:list-item>
            </text:list>
            <text:list text:style-name="a1845">
              <text:list-item>
                <text:p text:style-name="a1844" text:class-names="" text:cond-style-name=""><text:span text:style-name="a1841" text:class-names="">print(<text:s text:c="1"/></text:span><text:span text:style-name="a1842" text:class-names="">"Good Morning, Alice”<text:s text:c="1"/></text:span><text:span text:style-name="a1843" text:class-names="">)</text:span></text:p>
              </text:list-item>
            </text:list>
            <text:list text:style-name="a1850">
              <text:list-item>
                <text:p text:style-name="a1849" text:class-names="" text:cond-style-name=""><text:span text:style-name="a1846" text:class-names="">print(<text:s text:c="1"/></text:span><text:span text:style-name="a1847" text:class-names="">"Good Morning, Bob”<text:s text:c="1"/></text:span><text:span text:style-name="a1848" text:class-names="">)</text:span></text:p>
              </text:list-item>
            </text:list>
            <text:list text:style-name="a1856">
              <text:list-item>
                <text:p text:style-name="a1855" text:class-names="" text:cond-style-name=""><text:span text:style-name="a1851" text:class-names="">print(<text:s text:c="1"/></text:span><text:span text:style-name="a1852" text:class-names="">"Good Morning, Charlie”<text:s text:c="1"/></text:span><text:span text:style-name="a1853" text:class-names="">)</text:span><text:span text:style-name="a1854" text:class-names=""/></text:p>
              </text:list-item>
            </text:list>
          </draw:text-box>
          <svg:title/>
          <svg:desc/>
        </draw:frame>
        <presentation:notes draw:style-name="a1870">
          <draw:page-thumbnail draw:page-number="27" svg:x="0.75in" svg:y="1.25in" svg:width="6in" svg:height="3.375in" presentation:class="page" draw:id="id172" presentation:style-name="a1858" draw:name="Slide Image Placeholder 1">
            <svg:title/>
            <svg:desc/>
          </draw:page-thumbnail>
          <draw:frame draw:id="id173" presentation:style-name="a1865" draw:name="Notes Placeholder 2" svg:x="0.75in" svg:y="4.8125in" svg:width="6in" svg:height="3.9375in" presentation:class="notes" presentation:placeholder="false">
            <draw:text-box>
              <text:p text:style-name="a1860" text:class-names="" text:cond-style-name=""><text:span text:style-name="a1859" text:class-names="">Fancy name for adding strings together, adding same data types together<text:s text:c="1"/></text:span></text:p>
              <text:p text:style-name="a1862" text:class-names="" text:cond-style-name=""><text:span text:style-name="a1861" text:class-names="">Python is literal so if you need spaces you will need to add spaces</text:span></text:p>
              <text:p text:style-name="a1864" text:class-names="" text:cond-style-name=""><text:span text:style-name="a1863" text:class-names=""/></text:p>
            </draw:text-box>
            <svg:title/>
            <svg:desc/>
          </draw:frame>
          <draw:frame draw:id="id174" draw:style-name="a1869" draw:name="Slide Number Placeholder 3" svg:x="4.24826in" svg:y="9.49826in" svg:width="3.25in" svg:height="0.50174in">
            <draw:text-box>
              <text:p text:style-name="a1868" text:class-names="" text:cond-style-name=""><text:span text:style-name="a1866" text:class-names=""><text:page-number style:num-format="1" text:fixed="false">26</text:page-number></text:span><text:span text:style-name="a1867" text:class-names=""/></text:p>
            </draw:text-box>
            <svg:title/>
            <svg:desc/>
          </draw:frame>
        </presentation:notes>
      </draw:page>
      <draw:page draw:name="Slide176" draw:style-name="a1871" draw:master-page-name="Master1-Layout2-obj-Title-and-Content" presentation:presentation-page-layout-name="Master1-PPL2" draw:id="Slide-431">
        <draw:frame draw:id="id175" presentation:style-name="a1911" draw:name="Content Placeholder 2" svg:x="0.91667in" svg:y="0.22988in" svg:width="11.5in" svg:height="7.02299in" presentation:class="outline" presentation:placeholder="false">
          <draw:text-box>
            <text:list text:style-name="a1874">
              <text:list-item>
                <text:p text:style-name="a1873" text:class-names="" text:cond-style-name=""><text:span text:style-name="a1872" text:class-names="">Functions</text:span></text:p>
              </text:list-item>
            </text:list>
            <text:list text:style-name="a1878">
              <text:list-item>
                <text:p text:style-name="a1877" text:class-names="" text:cond-style-name=""><text:span text:style-name="a1875" text:class-names="">Parameters</text:span><text:span text:style-name="a1876" text:class-names=""/></text:p>
              </text:list-item>
            </text:list>
            <text:list text:style-name="a1881">
              <text:list-item>
                <text:p text:style-name="a1880" text:class-names="" text:cond-style-name=""><text:span text:style-name="a1879" text:class-names=""/></text:p>
              </text:list-item>
            </text:list>
            <text:list text:style-name="a1884">
              <text:list-item>
                <text:p text:style-name="a1883" text:class-names="" text:cond-style-name=""><text:span text:style-name="a1882" text:class-names="">def hello(name):</text:span></text:p>
              </text:list-item>
            </text:list>
            <text:list text:style-name="a1891">
              <text:list-item>
                <text:p text:style-name="a1890" text:class-names="" text:cond-style-name=""><text:span text:style-name="a1885" text:class-names=""><text:s text:c="4"/>print(<text:s text:c="1"/></text:span><text:span text:style-name="a1886" text:class-names="">"Hello, "<text:s text:c="1"/></text:span><text:span text:style-name="a1887" text:class-names="">+ name +<text:s text:c="1"/></text:span><text:span text:style-name="a1888" text:class-names="">"!”</text:span><text:span text:style-name="a1889" text:class-names=""><text:s text:c="1"/>)</text:span></text:p>
              </text:list-item>
            </text:list>
            <text:list text:style-name="a1894">
              <text:list-item>
                <text:p text:style-name="a1893" text:class-names="" text:cond-style-name=""><text:span text:style-name="a1892" text:class-names=""/></text:p>
              </text:list-item>
            </text:list>
            <text:list text:style-name="a1899">
              <text:list-item>
                <text:p text:style-name="a1898" text:class-names="" text:cond-style-name=""><text:span text:style-name="a1895" text:class-names="">hello(<text:s text:c="1"/></text:span><text:span text:style-name="a1896" text:class-names="">"Alice”<text:s text:c="1"/></text:span><text:span text:style-name="a1897" text:class-names="">)</text:span></text:p>
              </text:list-item>
            </text:list>
            <text:list text:style-name="a1904">
              <text:list-item>
                <text:p text:style-name="a1903" text:class-names="" text:cond-style-name=""><text:span text:style-name="a1900" text:class-names="">hello(<text:s text:c="1"/></text:span><text:span text:style-name="a1901" text:class-names="">"Bob”<text:s text:c="1"/></text:span><text:span text:style-name="a1902" text:class-names="">)</text:span></text:p>
              </text:list-item>
            </text:list>
            <text:list text:style-name="a1910">
              <text:list-item>
                <text:p text:style-name="a1909" text:class-names="" text:cond-style-name=""><text:span text:style-name="a1905" text:class-names="">hello(<text:s text:c="1"/></text:span><text:span text:style-name="a1906" text:class-names="">"Charlie”<text:s text:c="1"/></text:span><text:span text:style-name="a1907" text:class-names="">)</text:span><text:span text:style-name="a1908" text:class-names=""/></text:p>
              </text:list-item>
            </text:list>
          </draw:text-box>
          <svg:title/>
          <svg:desc/>
        </draw:frame>
        <presentation:notes draw:style-name="a1924">
          <draw:page-thumbnail draw:page-number="28" svg:x="0.75in" svg:y="1.25in" svg:width="6in" svg:height="3.375in" presentation:class="page" draw:id="id176" presentation:style-name="a1912" draw:name="Slide Image Placeholder 1">
            <svg:title/>
            <svg:desc/>
          </draw:page-thumbnail>
          <draw:frame draw:id="id177" presentation:style-name="a1919" draw:name="Notes Placeholder 2" svg:x="0.75in" svg:y="4.8125in" svg:width="6in" svg:height="3.9375in" presentation:class="notes" presentation:placeholder="false">
            <draw:text-box>
              <text:p text:style-name="a1914" text:class-names="" text:cond-style-name=""><text:span text:style-name="a1913" text:class-names="">Fancy name for adding strings together, adding same data types together<text:s text:c="1"/></text:span></text:p>
              <text:p text:style-name="a1916" text:class-names="" text:cond-style-name=""><text:span text:style-name="a1915" text:class-names="">Python is literal so if you need spaces you will need to add spaces</text:span></text:p>
              <text:p text:style-name="a1918" text:class-names="" text:cond-style-name=""><text:span text:style-name="a1917" text:class-names=""/></text:p>
            </draw:text-box>
            <svg:title/>
            <svg:desc/>
          </draw:frame>
          <draw:frame draw:id="id178" draw:style-name="a1923" draw:name="Slide Number Placeholder 3" svg:x="4.24826in" svg:y="9.49826in" svg:width="3.25in" svg:height="0.50174in">
            <draw:text-box>
              <text:p text:style-name="a1922" text:class-names="" text:cond-style-name=""><text:span text:style-name="a1920" text:class-names=""><text:page-number style:num-format="1" text:fixed="false">25</text:page-number></text:span><text:span text:style-name="a1921" text:class-names=""/></text:p>
            </draw:text-box>
            <svg:title/>
            <svg:desc/>
          </draw:frame>
        </presentation:notes>
      </draw:page>
      <draw:page draw:name="Slide177" draw:style-name="a1925" draw:master-page-name="Master1-Layout2-obj-Title-and-Content" presentation:presentation-page-layout-name="Master1-PPL2" draw:id="Slide-432">
        <draw:frame draw:id="id179" presentation:style-name="a1962" draw:name="Content Placeholder 2" svg:x="0.91667in" svg:y="0.22988in" svg:width="11.5in" svg:height="7.02299in" presentation:class="outline" presentation:placeholder="false">
          <draw:text-box>
            <text:list text:style-name="a1928">
              <text:list-item>
                <text:p text:style-name="a1927" text:class-names="" text:cond-style-name=""><text:span text:style-name="a1926" text:class-names="">Functions</text:span></text:p>
              </text:list-item>
            </text:list>
            <text:list text:style-name="a1931">
              <text:list-item>
                <text:p text:style-name="a1930" text:class-names="" text:cond-style-name=""><text:span text:style-name="a1929" text:class-names="">Parameters</text:span></text:p>
              </text:list-item>
            </text:list>
            <text:list text:style-name="a1934">
              <text:list-item>
                <text:p text:style-name="a1933" text:class-names="" text:cond-style-name=""><text:span text:style-name="a1932" text:class-names="">def hello(name):</text:span></text:p>
              </text:list-item>
            </text:list>
            <text:list text:style-name="a1937">
              <text:list-item>
                <text:p text:style-name="a1936" text:class-names="" text:cond-style-name=""><text:span text:style-name="a1935" text:class-names=""><text:s text:c="4"/># Only have to change the message in one location</text:span></text:p>
              </text:list-item>
            </text:list>
            <text:list text:style-name="a1942">
              <text:list-item>
                <text:p text:style-name="a1941" text:class-names="" text:cond-style-name=""><text:span text:style-name="a1938" text:class-names=""><text:s text:c="4"/>print(<text:s text:c="1"/></text:span><text:span text:style-name="a1939" text:class-names="">"Good Morning, "<text:s text:c="1"/></text:span><text:span text:style-name="a1940" text:class-names="">+ name)</text:span></text:p>
              </text:list-item>
            </text:list>
            <text:list text:style-name="a1945">
              <text:list-item>
                <text:p text:style-name="a1944" text:class-names="" text:cond-style-name=""><text:span text:style-name="a1943" text:class-names=""/></text:p>
              </text:list-item>
            </text:list>
            <text:list text:style-name="a1950">
              <text:list-item>
                <text:p text:style-name="a1949" text:class-names="" text:cond-style-name=""><text:span text:style-name="a1946" text:class-names="">hello(<text:s text:c="1"/></text:span><text:span text:style-name="a1947" text:class-names="">"Alice”<text:s text:c="1"/></text:span><text:span text:style-name="a1948" text:class-names="">)</text:span></text:p>
              </text:list-item>
            </text:list>
            <text:list text:style-name="a1955">
              <text:list-item>
                <text:p text:style-name="a1954" text:class-names="" text:cond-style-name=""><text:span text:style-name="a1951" text:class-names="">hello(<text:s text:c="1"/></text:span><text:span text:style-name="a1952" text:class-names="">"Bob”<text:s text:c="1"/></text:span><text:span text:style-name="a1953" text:class-names="">)</text:span></text:p>
              </text:list-item>
            </text:list>
            <text:list text:style-name="a1961">
              <text:list-item>
                <text:p text:style-name="a1960" text:class-names="" text:cond-style-name=""><text:span text:style-name="a1956" text:class-names="">hello(<text:s text:c="1"/></text:span><text:span text:style-name="a1957" text:class-names="">"Charlie”<text:s text:c="1"/></text:span><text:span text:style-name="a1958" text:class-names="">)</text:span><text:span text:style-name="a1959" text:class-names=""/></text:p>
              </text:list-item>
            </text:list>
          </draw:text-box>
          <svg:title/>
          <svg:desc/>
        </draw:frame>
        <presentation:notes draw:style-name="a1975">
          <draw:page-thumbnail draw:page-number="29" svg:x="0.75in" svg:y="1.25in" svg:width="6in" svg:height="3.375in" presentation:class="page" draw:id="id180" presentation:style-name="a1963" draw:name="Slide Image Placeholder 1">
            <svg:title/>
            <svg:desc/>
          </draw:page-thumbnail>
          <draw:frame draw:id="id181" presentation:style-name="a1970" draw:name="Notes Placeholder 2" svg:x="0.75in" svg:y="4.8125in" svg:width="6in" svg:height="3.9375in" presentation:class="notes" presentation:placeholder="false">
            <draw:text-box>
              <text:p text:style-name="a1965" text:class-names="" text:cond-style-name=""><text:span text:style-name="a1964" text:class-names="">Fancy name for adding strings together, adding same data types together<text:s text:c="1"/></text:span></text:p>
              <text:p text:style-name="a1967" text:class-names="" text:cond-style-name=""><text:span text:style-name="a1966" text:class-names="">Python is literal so if you need spaces you will need to add spaces</text:span></text:p>
              <text:p text:style-name="a1969" text:class-names="" text:cond-style-name=""><text:span text:style-name="a1968" text:class-names=""/></text:p>
            </draw:text-box>
            <svg:title/>
            <svg:desc/>
          </draw:frame>
          <draw:frame draw:id="id182" draw:style-name="a1974" draw:name="Slide Number Placeholder 3" svg:x="4.24826in" svg:y="9.49826in" svg:width="3.25in" svg:height="0.50174in">
            <draw:text-box>
              <text:p text:style-name="a1973" text:class-names="" text:cond-style-name=""><text:span text:style-name="a1971" text:class-names=""><text:page-number style:num-format="1" text:fixed="false">28</text:page-number></text:span><text:span text:style-name="a1972" text:class-names=""/></text:p>
            </draw:text-box>
            <svg:title/>
            <svg:desc/>
          </draw:frame>
        </presentation:notes>
      </draw:page>
      <draw:page draw:name="Slide178" draw:style-name="a1976" draw:master-page-name="Master1-Layout2-obj-Title-and-Content" presentation:presentation-page-layout-name="Master1-PPL2" draw:id="Slide-433">
        <draw:frame draw:id="id183" presentation:style-name="a2011" draw:name="Content Placeholder 2" svg:x="0.91667in" svg:y="0.22988in" svg:width="11.5in" svg:height="7.02299in" presentation:class="outline" presentation:placeholder="false">
          <draw:text-box>
            <text:list text:style-name="a1980">
              <text:list-item>
                <text:p text:style-name="a1979" text:class-names="" text:cond-style-name=""><text:span text:style-name="a1977" text:class-names="">Keeping It DRY</text:span><text:span text:style-name="a1978" text:class-names=""/></text:p>
              </text:list-item>
            </text:list>
            <text:list text:style-name="a1983">
              <text:list-item>
                <text:p text:style-name="a1982" text:class-names="" text:cond-style-name=""><text:span text:style-name="a1981" text:class-names=""/></text:p>
              </text:list-item>
            </text:list>
            <text:list text:style-name="a1986">
              <text:list-item>
                <text:p text:style-name="a1985" text:class-names="" text:cond-style-name=""><text:span text:style-name="a1984" text:class-names="">def hello(name):</text:span></text:p>
              </text:list-item>
            </text:list>
            <text:list text:style-name="a1991">
              <text:list-item>
                <text:p text:style-name="a1990" text:class-names="" text:cond-style-name=""><text:span text:style-name="a1987" text:class-names=""><text:s text:c="4"/>print(<text:s text:c="1"/></text:span><text:span text:style-name="a1988" text:class-names="">"Good Morning, "<text:s text:c="1"/></text:span><text:span text:style-name="a1989" text:class-names="">+ name)</text:span></text:p>
              </text:list-item>
            </text:list>
            <text:list text:style-name="a1994">
              <text:list-item>
                <text:p text:style-name="a1993" text:class-names="" text:cond-style-name=""><text:span text:style-name="a1992" text:class-names=""/></text:p>
              </text:list-item>
            </text:list>
            <text:list text:style-name="a1999">
              <text:list-item>
                <text:p text:style-name="a1998" text:class-names="" text:cond-style-name=""><text:span text:style-name="a1995" text:class-names="">names = [<text:s text:c="1"/></text:span><text:span text:style-name="a1996" text:class-names="">"Alice", "Bob", "Charlie”<text:s text:c="1"/></text:span><text:span text:style-name="a1997" text:class-names="">]</text:span></text:p>
              </text:list-item>
            </text:list>
            <text:list text:style-name="a2002">
              <text:list-item>
                <text:p text:style-name="a2001" text:class-names="" text:cond-style-name=""><text:span text:style-name="a2000" text:class-names="">for name in names:</text:span></text:p>
              </text:list-item>
            </text:list>
            <text:list text:style-name="a2006">
              <text:list-item>
                <text:p text:style-name="a2005" text:class-names="" text:cond-style-name=""><text:span text:style-name="a2003" text:class-names=""><text:s text:c="4"/></text:span><text:span text:style-name="a2004" text:class-names=""># If we ever want to call a different function we only have to change one line</text:span></text:p>
              </text:list-item>
            </text:list>
            <text:list text:style-name="a2010">
              <text:list-item>
                <text:p text:style-name="a2009" text:class-names="" text:cond-style-name=""><text:span text:style-name="a2007" text:class-names=""><text:s text:c="4"/>hello(name)</text:span><text:span text:style-name="a2008" text:class-names=""/></text:p>
              </text:list-item>
            </text:list>
          </draw:text-box>
          <svg:title/>
          <svg:desc/>
        </draw:frame>
        <presentation:notes draw:style-name="a2024">
          <draw:page-thumbnail draw:page-number="30" svg:x="0.75in" svg:y="1.25in" svg:width="6in" svg:height="3.375in" presentation:class="page" draw:id="id184" presentation:style-name="a2012" draw:name="Slide Image Placeholder 1">
            <svg:title/>
            <svg:desc/>
          </draw:page-thumbnail>
          <draw:frame draw:id="id185" presentation:style-name="a2019" draw:name="Notes Placeholder 2" svg:x="0.75in" svg:y="4.8125in" svg:width="6in" svg:height="3.9375in" presentation:class="notes" presentation:placeholder="false">
            <draw:text-box>
              <text:p text:style-name="a2014" text:class-names="" text:cond-style-name=""><text:span text:style-name="a2013" text:class-names="">Fancy name for adding strings together, adding same data types together<text:s text:c="1"/></text:span></text:p>
              <text:p text:style-name="a2016" text:class-names="" text:cond-style-name=""><text:span text:style-name="a2015" text:class-names="">Python is literal so if you need spaces you will need to add spaces</text:span></text:p>
              <text:p text:style-name="a2018" text:class-names="" text:cond-style-name=""><text:span text:style-name="a2017" text:class-names=""/></text:p>
            </draw:text-box>
            <svg:title/>
            <svg:desc/>
          </draw:frame>
          <draw:frame draw:id="id186" draw:style-name="a2023" draw:name="Slide Number Placeholder 3" svg:x="4.24826in" svg:y="9.49826in" svg:width="3.25in" svg:height="0.50174in">
            <draw:text-box>
              <text:p text:style-name="a2022" text:class-names="" text:cond-style-name=""><text:span text:style-name="a2020" text:class-names=""><text:page-number style:num-format="1" text:fixed="false">29</text:page-number></text:span><text:span text:style-name="a2021" text:class-names=""/></text:p>
            </draw:text-box>
            <svg:title/>
            <svg:desc/>
          </draw:frame>
        </presentation:notes>
      </draw:page>
      <draw:page draw:name="Slide179" draw:style-name="a2025" draw:master-page-name="Master1-Layout2-obj-Title-and-Content" presentation:presentation-page-layout-name="Master1-PPL2" draw:id="Slide-434">
        <draw:frame draw:id="id187" presentation:style-name="a2084" draw:name="Content Placeholder 2" svg:x="0.91667in" svg:y="0.22988in" svg:width="11.5in" svg:height="7.02299in" presentation:class="outline" presentation:placeholder="false">
          <draw:text-box>
            <text:list text:style-name="a2028">
              <text:list-item>
                <text:p text:style-name="a2027" text:class-names="" text:cond-style-name=""><text:span text:style-name="a2026" text:class-names="">Functions</text:span></text:p>
              </text:list-item>
            </text:list>
            <text:list text:style-name="a2031">
              <text:list-item>
                <text:p text:style-name="a2030" text:class-names="" text:cond-style-name=""><text:span text:style-name="a2029" text:class-names="">Parameters</text:span></text:p>
              </text:list-item>
            </text:list>
            <text:list text:style-name="a2034">
              <text:list-item>
                <text:p text:style-name="a2033" text:class-names="" text:cond-style-name=""><text:span text:style-name="a2032" text:class-names="">def hello(name, age):</text:span></text:p>
              </text:list-item>
            </text:list>
            <text:list text:style-name="a2039">
              <text:list-item>
                <text:p text:style-name="a2038" text:class-names="" text:cond-style-name=""><text:span text:style-name="a2035" text:class-names=""><text:s text:c="4"/>print(<text:s text:c="1"/></text:span><text:span text:style-name="a2036" text:class-names="">"Hello my name is "<text:s text:c="1"/></text:span><text:span text:style-name="a2037" text:class-names="">+ name)</text:span></text:p>
              </text:list-item>
            </text:list>
            <text:list text:style-name="a2046">
              <text:list-item>
                <text:p text:style-name="a2045" text:class-names="" text:cond-style-name=""><text:span text:style-name="a2040" text:class-names=""><text:s text:c="4"/>print(<text:s text:c="1"/></text:span><text:span text:style-name="a2041" text:class-names="">"I'm "<text:s text:c="1"/></text:span><text:span text:style-name="a2042" text:class-names="">+ str(age) +<text:s text:c="1"/></text:span><text:span text:style-name="a2043" text:class-names="">" years old”</text:span><text:span text:style-name="a2044" text:class-names=""><text:s text:c="1"/>)</text:span></text:p>
              </text:list-item>
            </text:list>
            <text:list text:style-name="a2049">
              <text:list-item>
                <text:p text:style-name="a2048" text:class-names="" text:cond-style-name=""><text:span text:style-name="a2047" text:class-names=""/></text:p>
              </text:list-item>
            </text:list>
            <text:list text:style-name="a2053">
              <text:list-item>
                <text:p text:style-name="a2052" text:class-names="" text:cond-style-name=""><text:span text:style-name="a2050" text:class-names=""><text:s text:c="4"/>age_in_10_years = age +<text:s text:c="1"/></text:span><text:span text:style-name="a2051" text:class-names="">10</text:span></text:p>
              </text:list-item>
            </text:list>
            <text:list text:style-name="a2058">
              <text:list-item>
                <text:p text:style-name="a2057" text:class-names="" text:cond-style-name=""><text:span text:style-name="a2054" text:class-names=""><text:s text:c="4"/>print(<text:s text:c="1"/></text:span><text:span text:style-name="a2055" text:class-names="">"In 10 years time I will be "<text:s text:c="1"/></text:span><text:span text:style-name="a2056" text:class-names="">+ str(age_in_10_years))</text:span></text:p>
              </text:list-item>
            </text:list>
            <text:list text:style-name="a2061">
              <text:list-item>
                <text:p text:style-name="a2060" text:class-names="" text:cond-style-name=""><text:span text:style-name="a2059" text:class-names=""/></text:p>
              </text:list-item>
            </text:list>
            <text:list text:style-name="a2068">
              <text:list-item>
                <text:p text:style-name="a2067" text:class-names="" text:cond-style-name=""><text:span text:style-name="a2062" text:class-names="">hello(<text:s text:c="1"/></text:span><text:span text:style-name="a2063" text:class-names="">"Alice”<text:s text:c="1"/></text:span><text:span text:style-name="a2064" text:class-names="">,<text:s text:c="1"/></text:span><text:span text:style-name="a2065" text:class-names="">22</text:span><text:span text:style-name="a2066" text:class-names="">)</text:span></text:p>
              </text:list-item>
            </text:list>
            <text:list text:style-name="a2075">
              <text:list-item>
                <text:p text:style-name="a2074" text:class-names="" text:cond-style-name=""><text:span text:style-name="a2069" text:class-names="">hello(<text:s text:c="1"/></text:span><text:span text:style-name="a2070" text:class-names="">"Bob”<text:s text:c="1"/></text:span><text:span text:style-name="a2071" text:class-names="">,<text:s text:c="1"/></text:span><text:span text:style-name="a2072" text:class-names="">34</text:span><text:span text:style-name="a2073" text:class-names="">)</text:span></text:p>
              </text:list-item>
            </text:list>
            <text:list text:style-name="a2083">
              <text:list-item>
                <text:p text:style-name="a2082" text:class-names="" text:cond-style-name=""><text:span text:style-name="a2076" text:class-names="">hello(<text:s text:c="1"/></text:span><text:span text:style-name="a2077" text:class-names="">"Charlie”<text:s text:c="1"/></text:span><text:span text:style-name="a2078" text:class-names="">,<text:s text:c="1"/></text:span><text:span text:style-name="a2079" text:class-names="">17</text:span><text:span text:style-name="a2080" text:class-names="">)</text:span><text:span text:style-name="a2081" text:class-names=""/></text:p>
              </text:list-item>
            </text:list>
          </draw:text-box>
          <svg:title/>
          <svg:desc/>
        </draw:frame>
        <presentation:notes draw:style-name="a2097">
          <draw:page-thumbnail draw:page-number="31" svg:x="0.75in" svg:y="1.25in" svg:width="6in" svg:height="3.375in" presentation:class="page" draw:id="id188" presentation:style-name="a2085" draw:name="Slide Image Placeholder 1">
            <svg:title/>
            <svg:desc/>
          </draw:page-thumbnail>
          <draw:frame draw:id="id189" presentation:style-name="a2092" draw:name="Notes Placeholder 2" svg:x="0.75in" svg:y="4.8125in" svg:width="6in" svg:height="3.9375in" presentation:class="notes" presentation:placeholder="false">
            <draw:text-box>
              <text:p text:style-name="a2087" text:class-names="" text:cond-style-name=""><text:span text:style-name="a2086" text:class-names="">Fancy name for adding strings together, adding same data types together<text:s text:c="1"/></text:span></text:p>
              <text:p text:style-name="a2089" text:class-names="" text:cond-style-name=""><text:span text:style-name="a2088" text:class-names="">Python is literal so if you need spaces you will need to add spaces</text:span></text:p>
              <text:p text:style-name="a2091" text:class-names="" text:cond-style-name=""><text:span text:style-name="a2090" text:class-names=""/></text:p>
            </draw:text-box>
            <svg:title/>
            <svg:desc/>
          </draw:frame>
          <draw:frame draw:id="id190" draw:style-name="a2096" draw:name="Slide Number Placeholder 3" svg:x="4.24826in" svg:y="9.49826in" svg:width="3.25in" svg:height="0.50174in">
            <draw:text-box>
              <text:p text:style-name="a2095" text:class-names="" text:cond-style-name=""><text:span text:style-name="a2093" text:class-names=""><text:page-number style:num-format="1" text:fixed="false">29</text:page-number></text:span><text:span text:style-name="a2094" text:class-names=""/></text:p>
            </draw:text-box>
            <svg:title/>
            <svg:desc/>
          </draw:frame>
        </presentation:notes>
      </draw:page>
      <draw:page draw:name="Slide180" draw:style-name="a2098" draw:master-page-name="Master1-Layout2-obj-Title-and-Content" presentation:presentation-page-layout-name="Master1-PPL2" draw:id="Slide-435">
        <draw:frame draw:id="id191" presentation:style-name="a2127" draw:name="Content Placeholder 2" svg:x="0.91667in" svg:y="0.22988in" svg:width="11.5in" svg:height="7.02299in" presentation:class="outline" presentation:placeholder="false">
          <draw:text-box>
            <text:list text:style-name="a2101">
              <text:list-item>
                <text:p text:style-name="a2100" text:class-names="" text:cond-style-name=""><text:span text:style-name="a2099" text:class-names="">Functions</text:span></text:p>
              </text:list-item>
            </text:list>
            <text:list text:style-name="a2104">
              <text:list-item>
                <text:p text:style-name="a2103" text:class-names="" text:cond-style-name=""><text:span text:style-name="a2102" text:class-names="">Parameters</text:span></text:p>
              </text:list-item>
            </text:list>
            <text:list text:style-name="a2107">
              <text:list-item>
                <text:p text:style-name="a2106" text:class-names="" text:cond-style-name=""><text:span text:style-name="a2105" text:class-names="">def volume(x, y, z):</text:span></text:p>
              </text:list-item>
            </text:list>
            <text:list text:style-name="a2112">
              <text:list-item>
                <text:p text:style-name="a2111" text:class-names="" text:cond-style-name=""><text:span text:style-name="a2108" text:class-names=""><text:s text:c="4"/>print(<text:s text:c="1"/></text:span><text:span text:style-name="a2109" text:class-names="">"The volume is "<text:s text:c="1"/></text:span><text:span text:style-name="a2110" text:class-names="">+ str(x * y * z))</text:span></text:p>
              </text:list-item>
            </text:list>
            <text:list text:style-name="a2115">
              <text:list-item>
                <text:p text:style-name="a2114" text:class-names="" text:cond-style-name=""><text:span text:style-name="a2113" text:class-names=""/></text:p>
              </text:list-item>
            </text:list>
            <text:list text:style-name="a2120">
              <text:list-item>
                <text:p text:style-name="a2119" text:class-names="" text:cond-style-name=""><text:span text:style-name="a2116" text:class-names="">volume(</text:span><text:span text:style-name="a2117" text:class-names="">12, 3, 4</text:span><text:span text:style-name="a2118" text:class-names="">)</text:span></text:p>
              </text:list-item>
            </text:list>
            <text:list text:style-name="a2126">
              <text:list-item>
                <text:p text:style-name="a2125" text:class-names="" text:cond-style-name=""><text:span text:style-name="a2121" text:class-names="">volume(</text:span><text:span text:style-name="a2122" text:class-names="">6, 14, 10</text:span><text:span text:style-name="a2123" text:class-names="">)</text:span><text:span text:style-name="a2124" text:class-names=""/></text:p>
              </text:list-item>
            </text:list>
          </draw:text-box>
          <svg:title/>
          <svg:desc/>
        </draw:frame>
        <presentation:notes draw:style-name="a2140">
          <draw:page-thumbnail draw:page-number="32" svg:x="0.75in" svg:y="1.25in" svg:width="6in" svg:height="3.375in" presentation:class="page" draw:id="id192" presentation:style-name="a2128" draw:name="Slide Image Placeholder 1">
            <svg:title/>
            <svg:desc/>
          </draw:page-thumbnail>
          <draw:frame draw:id="id193" presentation:style-name="a2135" draw:name="Notes Placeholder 2" svg:x="0.75in" svg:y="4.8125in" svg:width="6in" svg:height="3.9375in" presentation:class="notes" presentation:placeholder="false">
            <draw:text-box>
              <text:p text:style-name="a2130" text:class-names="" text:cond-style-name=""><text:span text:style-name="a2129" text:class-names="">Fancy name for adding strings together, adding same data types together<text:s text:c="1"/></text:span></text:p>
              <text:p text:style-name="a2132" text:class-names="" text:cond-style-name=""><text:span text:style-name="a2131" text:class-names="">Python is literal so if you need spaces you will need to add spaces</text:span></text:p>
              <text:p text:style-name="a2134" text:class-names="" text:cond-style-name=""><text:span text:style-name="a2133" text:class-names=""/></text:p>
            </draw:text-box>
            <svg:title/>
            <svg:desc/>
          </draw:frame>
          <draw:frame draw:id="id194" draw:style-name="a2139" draw:name="Slide Number Placeholder 3" svg:x="4.24826in" svg:y="9.49826in" svg:width="3.25in" svg:height="0.50174in">
            <draw:text-box>
              <text:p text:style-name="a2138" text:class-names="" text:cond-style-name=""><text:span text:style-name="a2136" text:class-names=""><text:page-number style:num-format="1" text:fixed="false">31</text:page-number></text:span><text:span text:style-name="a2137" text:class-names=""/></text:p>
            </draw:text-box>
            <svg:title/>
            <svg:desc/>
          </draw:frame>
        </presentation:notes>
      </draw:page>
      <draw:page draw:name="Slide181" draw:style-name="a2141" draw:master-page-name="Master1-Layout2-obj-Title-and-Content" presentation:presentation-page-layout-name="Master1-PPL2" draw:id="Slide-436">
        <draw:frame draw:id="id195" presentation:style-name="a2159" draw:name="Content Placeholder 2" svg:x="0.91667in" svg:y="0.22988in" svg:width="11.5in" svg:height="7.02299in" presentation:class="outline" presentation:placeholder="false">
          <draw:text-box>
            <text:list text:style-name="a2144">
              <text:list-item>
                <text:p text:style-name="a2143" text:class-names="" text:cond-style-name=""><text:span text:style-name="a2142" text:class-names="">Functions</text:span></text:p>
              </text:list-item>
            </text:list>
            <text:list text:style-name="a2147">
              <text:list-item>
                <text:p text:style-name="a2146" text:class-names="" text:cond-style-name=""><text:span text:style-name="a2145" text:class-names="">Parameters</text:span></text:p>
              </text:list-item>
            </text:list>
            <text:list text:style-name="a2152">
              <text:list-item>
                <text:p text:style-name="a2151" text:class-names="" text:cond-style-name=""><text:span text:style-name="a2148" text:class-names="">def &lt;</text:span><text:span text:style-name="a2149" text:class-names="">function_name</text:span><text:span text:style-name="a2150" text:class-names="">&gt;(&lt;param_1&gt;, &lt;param_2&gt;, ...):</text:span></text:p>
              </text:list-item>
            </text:list>
            <text:list text:style-name="a2158">
              <text:list-item>
                <text:p text:style-name="a2157" text:class-names="" text:cond-style-name=""><text:span text:style-name="a2153" text:class-names=""><text:s text:c="4"/>&lt;</text:span><text:span text:style-name="a2154" text:class-names="">your code here</text:span><text:span text:style-name="a2155" text:class-names="">&gt;</text:span><text:span text:style-name="a2156" text:class-names=""/></text:p>
              </text:list-item>
            </text:list>
          </draw:text-box>
          <svg:title/>
          <svg:desc/>
        </draw:frame>
        <presentation:notes draw:style-name="a2172">
          <draw:page-thumbnail draw:page-number="33" svg:x="0.75in" svg:y="1.25in" svg:width="6in" svg:height="3.375in" presentation:class="page" draw:id="id196" presentation:style-name="a2160" draw:name="Slide Image Placeholder 1">
            <svg:title/>
            <svg:desc/>
          </draw:page-thumbnail>
          <draw:frame draw:id="id197" presentation:style-name="a2167" draw:name="Notes Placeholder 2" svg:x="0.75in" svg:y="4.8125in" svg:width="6in" svg:height="3.9375in" presentation:class="notes" presentation:placeholder="false">
            <draw:text-box>
              <text:p text:style-name="a2162" text:class-names="" text:cond-style-name=""><text:span text:style-name="a2161" text:class-names="">Fancy name for adding strings together, adding same data types together<text:s text:c="1"/></text:span></text:p>
              <text:p text:style-name="a2164" text:class-names="" text:cond-style-name=""><text:span text:style-name="a2163" text:class-names="">Python is literal so if you need spaces you will need to add spaces</text:span></text:p>
              <text:p text:style-name="a2166" text:class-names="" text:cond-style-name=""><text:span text:style-name="a2165" text:class-names=""/></text:p>
            </draw:text-box>
            <svg:title/>
            <svg:desc/>
          </draw:frame>
          <draw:frame draw:id="id198" draw:style-name="a2171" draw:name="Slide Number Placeholder 3" svg:x="4.24826in" svg:y="9.49826in" svg:width="3.25in" svg:height="0.50174in">
            <draw:text-box>
              <text:p text:style-name="a2170" text:class-names="" text:cond-style-name=""><text:span text:style-name="a2168" text:class-names=""><text:page-number style:num-format="1" text:fixed="false">32</text:page-number></text:span><text:span text:style-name="a2169" text:class-names=""/></text:p>
            </draw:text-box>
            <svg:title/>
            <svg:desc/>
          </draw:frame>
        </presentation:notes>
      </draw:page>
      <draw:page draw:name="Slide162" draw:style-name="a2173" draw:master-page-name="Master1-Layout2-obj-Title-and-Content" presentation:presentation-page-layout-name="Master1-PPL2" draw:id="Slide-417">
        <draw:frame draw:id="id199" presentation:style-name="a2185" draw:name="Content Placeholder 2" svg:x="0.91667in" svg:y="1.66071in" svg:width="11.5in" svg:height="5.09449in" presentation:class="outline" presentation:placeholder="false">
          <draw:text-box>
            <text:list text:style-name="a2176">
              <text:list-item>
                <text:p text:style-name="a2175" text:class-names="" text:cond-style-name=""><text:span text:style-name="a2174" text:class-names=""/></text:p>
              </text:list-item>
            </text:list>
            <text:list text:style-name="a2179">
              <text:list-item>
                <text:p text:style-name="a2178" text:class-names="" text:cond-style-name=""><text:span text:style-name="a2177" text:class-names="">Coding Time<text:s text:c="1"/></text:span></text:p>
              </text:list-item>
            </text:list>
            <text:list text:style-name="a2184">
              <text:list-item>
                <text:p text:style-name="a2183" text:class-names="" text:cond-style-name=""><text:span text:style-name="a2180" text:class-names="">Section<text:s text:c="1"/></text:span><text:span text:style-name="a2181" text:class-names="">A</text:span><text:span text:style-name="a2182" text:class-names=""/></text:p>
              </text:list-item>
            </text:list>
          </draw:text-box>
          <svg:title/>
          <svg:desc/>
        </draw:frame>
        <presentation:notes draw:style-name="a2195">
          <draw:page-thumbnail draw:page-number="34" svg:x="0.75in" svg:y="1.25in" svg:width="6in" svg:height="3.375in" presentation:class="page" draw:id="id200" presentation:style-name="a2186" draw:name="Slide Image Placeholder 1">
            <svg:title/>
            <svg:desc/>
          </draw:page-thumbnail>
          <draw:frame draw:id="id201" presentation:style-name="a2190" draw:name="Notes Placeholder 2" svg:x="0.75in" svg:y="4.8125in" svg:width="6in" svg:height="3.9375in" presentation:class="notes" presentation:placeholder="false">
            <draw:text-box>
              <text:p text:style-name="a2189" text:class-names="" text:cond-style-name=""><text:span text:style-name="a2187" text:class-names="">It allows us to add additional character and meaning in coding<text:s text:c="1"/></text:span><text:span text:style-name="a2188" text:class-names=""/></text:p>
            </draw:text-box>
            <svg:title/>
            <svg:desc/>
          </draw:frame>
          <draw:frame draw:id="id202" draw:style-name="a2194" draw:name="Slide Number Placeholder 3" svg:x="4.24826in" svg:y="9.49826in" svg:width="3.25in" svg:height="0.50174in">
            <draw:text-box>
              <text:p text:style-name="a2193" text:class-names="" text:cond-style-name=""><text:span text:style-name="a2191" text:class-names=""><text:page-number style:num-format="1" text:fixed="false"/></text:span><text:span text:style-name="a2192" text:class-names=""/></text:p>
            </draw:text-box>
            <svg:title/>
            <svg:desc/>
          </draw:frame>
        </presentation:notes>
      </draw:page>
      <draw:page draw:name="Slide163" draw:style-name="a2196" draw:master-page-name="Master1-Layout2-obj-Title-and-Content" presentation:presentation-page-layout-name="Master1-PPL2" draw:id="Slide-418">
        <draw:frame draw:id="id203" presentation:style-name="a2201" draw:name="Title 6" svg:x="0.91667in" svg:y="0.39931in" svg:width="11.5in" svg:height="0.97418in" presentation:class="title" presentation:placeholder="false">
          <draw:text-box>
            <text:p text:style-name="a2200" text:class-names="" text:cond-style-name=""><text:span text:style-name="a2197" text:class-names="">Section<text:s text:c="1"/></text:span><text:span text:style-name="a2198" text:class-names="">A</text:span><text:span text:style-name="a2199" text:class-names=""/></text:p>
          </draw:text-box>
          <svg:title/>
          <svg:desc/>
        </draw:frame>
        <draw:frame draw:id="id204" presentation:style-name="a2237" draw:name="Rectangle 2" svg:x="0.67051in" svg:y="1.5618in" svg:width="12.32949in" svg:height="5.28332in" presentation:class="outline" presentation:placeholder="false">
          <draw:text-box>
            <text:list text:style-name="a2204">
              <text:list-item>
                <text:p text:style-name="a2203" text:class-names="" text:cond-style-name=""><text:span text:style-name="a2202" text:class-names="">Write a function that prints your name</text:span></text:p>
              </text:list-item>
            </text:list>
            <text:list text:style-name="a2207">
              <text:list-item>
                <text:p text:style-name="a2206" text:class-names="" text:cond-style-name=""><text:span text:style-name="a2205" text:class-names="">Write a function that accepts a name as a parameter and prints "Hello, "</text:span></text:p>
              </text:list-item>
            </text:list>
            <text:list text:style-name="a2210">
              <text:list-item>
                <text:p text:style-name="a2209" text:class-names="" text:cond-style-name=""><text:span text:style-name="a2208" text:class-names="">Loop through the list ["Alice", "Bob", "Charlie"] and call the function you just wrote</text:span></text:p>
              </text:list-item>
            </text:list>
            <text:list text:style-name="a2213">
              <text:list-item>
                <text:p text:style-name="a2212" text:class-names="" text:cond-style-name=""><text:span text:style-name="a2211" text:class-names="">Write a function that prints the area of two passed in parameters</text:span></text:p>
              </text:list-item>
            </text:list>
            <text:list text:style-name="a2218">
              <text:list-item>
                <text:p text:style-name="a2217" text:class-names="" text:cond-style-name=""><text:span text:style-name="a2214" text:class-names="">Write a function called '</text:span><text:span text:style-name="a2215" text:class-names="">print_list</text:span><text:span text:style-name="a2216" text:class-names="">' that accepts a list as a parameter and then prints out each item of the list</text:span></text:p>
              </text:list-item>
            </text:list>
            <text:list text:style-name="a2221">
              <text:list-item>
                <text:p text:style-name="a2220" text:class-names="" text:cond-style-name=""><text:span text:style-name="a2219" text:class-names="">Put the following into a function that accepts age as a parameter:</text:span></text:p>
              </text:list-item>
            </text:list>
            <text:list text:style-name="a2224">
              <text:list-item>
                <text:list text:style-name="a2224">
                  <text:list-item>
                    <text:p text:style-name="a2223" text:class-names="" text:cond-style-name=""><text:span text:style-name="a2222" text:class-names="">If they are younger than 11, print "You're too young to go to this school"</text:span></text:p>
                  </text:list-item>
                </text:list>
              </text:list-item>
            </text:list>
            <text:list text:style-name="a2227">
              <text:list-item>
                <text:list text:style-name="a2227">
                  <text:list-item>
                    <text:p text:style-name="a2226" text:class-names="" text:cond-style-name=""><text:span text:style-name="a2225" text:class-names="">If they are between 11 and 16, print "You can can come to this school"</text:span></text:p>
                  </text:list-item>
                </text:list>
              </text:list-item>
            </text:list>
            <text:list text:style-name="a2230">
              <text:list-item>
                <text:list text:style-name="a2230">
                  <text:list-item>
                    <text:p text:style-name="a2229" text:class-names="" text:cond-style-name=""><text:span text:style-name="a2228" text:class-names="">If they are over 16, print 'You're too old for school"</text:span></text:p>
                  </text:list-item>
                </text:list>
              </text:list-item>
            </text:list>
            <text:list text:style-name="a2233">
              <text:list-item>
                <text:list text:style-name="a2233">
                  <text:list-item>
                    <text:p text:style-name="a2232" text:class-names="" text:cond-style-name=""><text:span text:style-name="a2231" text:class-names="">If they are 0, print "You're not born yet!"</text:span></text:p>
                  </text:list-item>
                </text:list>
              </text:list-item>
            </text:list>
            <text:list text:style-name="a2236">
              <text:list-item>
                <text:p text:style-name="a2235" text:class-names="" text:cond-style-name=""><text:span text:style-name="a2234" text:class-names=""/></text:p>
              </text:list-item>
            </text:list>
          </draw:text-box>
          <svg:title/>
          <svg:desc/>
        </draw:frame>
        <presentation:notes draw:style-name="a2244">
          <draw:page-thumbnail draw:page-number="35" svg:x="0.75in" svg:y="1.25in" svg:width="6in" svg:height="3.375in" presentation:class="page" draw:id="id205" presentation:style-name="a2238" draw:name="Slide Image Placeholder 1">
            <svg:title/>
            <svg:desc/>
          </draw:page-thumbnail>
          <draw:frame draw:id="id206" presentation:style-name="a2239" draw:name="Notes Placeholder 2" svg:x="0.75in" svg:y="4.8125in" svg:width="6in" svg:height="3.9375in" presentation:class="notes" presentation:placeholder="true">
            <draw:text-box/>
            <svg:title/>
            <svg:desc/>
          </draw:frame>
          <draw:frame draw:id="id207" draw:style-name="a2243" draw:name="Slide Number Placeholder 3" svg:x="4.24826in" svg:y="9.49826in" svg:width="3.25in" svg:height="0.50174in">
            <draw:text-box>
              <text:p text:style-name="a2242" text:class-names="" text:cond-style-name=""><text:span text:style-name="a2240" text:class-names=""><text:page-number style:num-format="1" text:fixed="false"/></text:span><text:span text:style-name="a2241" text:class-names=""/></text:p>
            </draw:text-box>
            <svg:title/>
            <svg:desc/>
          </draw:frame>
        </presentation:notes>
      </draw:page>
      <draw:page draw:name="Slide182" draw:style-name="a2245" draw:master-page-name="Master1-Layout2-obj-Title-and-Content" presentation:presentation-page-layout-name="Master1-PPL2" draw:id="Slide-437">
        <draw:frame draw:id="id208" presentation:style-name="a2273" draw:name="Content Placeholder 2" svg:x="0.91667in" svg:y="0.22988in" svg:width="11.5in" svg:height="7.02299in" presentation:class="outline" presentation:placeholder="false">
          <draw:text-box>
            <text:list text:style-name="a2248">
              <text:list-item>
                <text:p text:style-name="a2247" text:class-names="" text:cond-style-name=""><text:span text:style-name="a2246" text:class-names="">Functions</text:span></text:p>
              </text:list-item>
            </text:list>
            <text:list text:style-name="a2252">
              <text:list-item>
                <text:p text:style-name="a2251" text:class-names="" text:cond-style-name=""><text:span text:style-name="a2249" text:class-names="">Returning</text:span><text:span text:style-name="a2250" text:class-names=""/></text:p>
              </text:list-item>
            </text:list>
            <text:list text:style-name="a2255">
              <text:list-item>
                <text:p text:style-name="a2254" text:class-names="" text:cond-style-name=""><text:span text:style-name="a2253" text:class-names="">def volume(x, y, z):</text:span></text:p>
              </text:list-item>
            </text:list>
            <text:list text:style-name="a2258">
              <text:list-item>
                <text:p text:style-name="a2257" text:class-names="" text:cond-style-name=""><text:span text:style-name="a2256" text:class-names=""><text:s text:c="4"/>return x * y * z</text:span></text:p>
              </text:list-item>
            </text:list>
            <text:list text:style-name="a2261">
              <text:list-item>
                <text:p text:style-name="a2260" text:class-names="" text:cond-style-name=""><text:span text:style-name="a2259" text:class-names=""/></text:p>
              </text:list-item>
            </text:list>
            <text:list text:style-name="a2266">
              <text:list-item>
                <text:p text:style-name="a2265" text:class-names="" text:cond-style-name=""><text:span text:style-name="a2262" text:class-names="">cube1 = volume(</text:span><text:span text:style-name="a2263" text:class-names="">12, 3, 4</text:span><text:span text:style-name="a2264" text:class-names="">)</text:span></text:p>
              </text:list-item>
            </text:list>
            <text:list text:style-name="a2272">
              <text:list-item>
                <text:p text:style-name="a2271" text:class-names="" text:cond-style-name=""><text:span text:style-name="a2267" text:class-names="">cube2 = volume(</text:span><text:span text:style-name="a2268" text:class-names="">6, 14, 10</text:span><text:span text:style-name="a2269" text:class-names="">)</text:span><text:span text:style-name="a2270" text:class-names=""/></text:p>
              </text:list-item>
            </text:list>
          </draw:text-box>
          <svg:title/>
          <svg:desc/>
        </draw:frame>
        <presentation:notes draw:style-name="a2286">
          <draw:page-thumbnail draw:page-number="36" svg:x="0.75in" svg:y="1.25in" svg:width="6in" svg:height="3.375in" presentation:class="page" draw:id="id209" presentation:style-name="a2274" draw:name="Slide Image Placeholder 1">
            <svg:title/>
            <svg:desc/>
          </draw:page-thumbnail>
          <draw:frame draw:id="id210" presentation:style-name="a2281" draw:name="Notes Placeholder 2" svg:x="0.75in" svg:y="4.8125in" svg:width="6in" svg:height="3.9375in" presentation:class="notes" presentation:placeholder="false">
            <draw:text-box>
              <text:p text:style-name="a2276" text:class-names="" text:cond-style-name=""><text:span text:style-name="a2275" text:class-names="">Fancy name for adding strings together, adding same data types together<text:s text:c="1"/></text:span></text:p>
              <text:p text:style-name="a2278" text:class-names="" text:cond-style-name=""><text:span text:style-name="a2277" text:class-names="">Python is literal so if you need spaces you will need to add spaces</text:span></text:p>
              <text:p text:style-name="a2280" text:class-names="" text:cond-style-name=""><text:span text:style-name="a2279" text:class-names=""/></text:p>
            </draw:text-box>
            <svg:title/>
            <svg:desc/>
          </draw:frame>
          <draw:frame draw:id="id211" draw:style-name="a2285" draw:name="Slide Number Placeholder 3" svg:x="4.24826in" svg:y="9.49826in" svg:width="3.25in" svg:height="0.50174in">
            <draw:text-box>
              <text:p text:style-name="a2284" text:class-names="" text:cond-style-name=""><text:span text:style-name="a2282" text:class-names=""><text:page-number style:num-format="1" text:fixed="false">33</text:page-number></text:span><text:span text:style-name="a2283" text:class-names=""/></text:p>
            </draw:text-box>
            <svg:title/>
            <svg:desc/>
          </draw:frame>
        </presentation:notes>
      </draw:page>
      <draw:page draw:name="Slide183" draw:style-name="a2287" draw:master-page-name="Master1-Layout2-obj-Title-and-Content" presentation:presentation-page-layout-name="Master1-PPL2" draw:id="Slide-438">
        <draw:frame draw:id="id212" presentation:style-name="a2311" draw:name="Content Placeholder 2" svg:x="0.91667in" svg:y="0.22988in" svg:width="11.5in" svg:height="7.02299in" presentation:class="outline" presentation:placeholder="false">
          <draw:text-box>
            <text:list text:style-name="a2290">
              <text:list-item>
                <text:p text:style-name="a2289" text:class-names="" text:cond-style-name=""><text:span text:style-name="a2288" text:class-names="">Functions</text:span></text:p>
              </text:list-item>
            </text:list>
            <text:list text:style-name="a2293">
              <text:list-item>
                <text:p text:style-name="a2292" text:class-names="" text:cond-style-name=""><text:span text:style-name="a2291" text:class-names="">Returning</text:span></text:p>
              </text:list-item>
            </text:list>
            <text:list text:style-name="a2298">
              <text:list-item>
                <text:p text:style-name="a2297" text:class-names="" text:cond-style-name=""><text:span text:style-name="a2294" text:class-names="">def &lt;</text:span><text:span text:style-name="a2295" text:class-names="">function_name</text:span><text:span text:style-name="a2296" text:class-names="">&gt;(&lt;param_1&gt;, &lt;param_2&gt;, ...):</text:span></text:p>
              </text:list-item>
            </text:list>
            <text:list text:style-name="a2303">
              <text:list-item>
                <text:p text:style-name="a2302" text:class-names="" text:cond-style-name=""><text:span text:style-name="a2299" text:class-names=""><text:s text:c="4"/>&lt;</text:span><text:span text:style-name="a2300" text:class-names="">your code here</text:span><text:span text:style-name="a2301" text:class-names="">&gt;</text:span></text:p>
              </text:list-item>
            </text:list>
            <text:list text:style-name="a2306">
              <text:list-item>
                <text:p text:style-name="a2305" text:class-names="" text:cond-style-name=""><text:span text:style-name="a2304" text:class-names=""/></text:p>
              </text:list-item>
            </text:list>
            <text:list text:style-name="a2310">
              <text:list-item>
                <text:p text:style-name="a2309" text:class-names="" text:cond-style-name=""><text:span text:style-name="a2307" text:class-names=""><text:s text:c="4"/>return &lt;value&gt;</text:span><text:span text:style-name="a2308" text:class-names=""/></text:p>
              </text:list-item>
            </text:list>
          </draw:text-box>
          <svg:title/>
          <svg:desc/>
        </draw:frame>
        <presentation:notes draw:style-name="a2324">
          <draw:page-thumbnail draw:page-number="37" svg:x="0.75in" svg:y="1.25in" svg:width="6in" svg:height="3.375in" presentation:class="page" draw:id="id213" presentation:style-name="a2312" draw:name="Slide Image Placeholder 1">
            <svg:title/>
            <svg:desc/>
          </draw:page-thumbnail>
          <draw:frame draw:id="id214" presentation:style-name="a2319" draw:name="Notes Placeholder 2" svg:x="0.75in" svg:y="4.8125in" svg:width="6in" svg:height="3.9375in" presentation:class="notes" presentation:placeholder="false">
            <draw:text-box>
              <text:p text:style-name="a2314" text:class-names="" text:cond-style-name=""><text:span text:style-name="a2313" text:class-names="">Fancy name for adding strings together, adding same data types together<text:s text:c="1"/></text:span></text:p>
              <text:p text:style-name="a2316" text:class-names="" text:cond-style-name=""><text:span text:style-name="a2315" text:class-names="">Python is literal so if you need spaces you will need to add spaces</text:span></text:p>
              <text:p text:style-name="a2318" text:class-names="" text:cond-style-name=""><text:span text:style-name="a2317" text:class-names=""/></text:p>
            </draw:text-box>
            <svg:title/>
            <svg:desc/>
          </draw:frame>
          <draw:frame draw:id="id215" draw:style-name="a2323" draw:name="Slide Number Placeholder 3" svg:x="4.24826in" svg:y="9.49826in" svg:width="3.25in" svg:height="0.50174in">
            <draw:text-box>
              <text:p text:style-name="a2322" text:class-names="" text:cond-style-name=""><text:span text:style-name="a2320" text:class-names=""><text:page-number style:num-format="1" text:fixed="false">36</text:page-number></text:span><text:span text:style-name="a2321" text:class-names=""/></text:p>
            </draw:text-box>
            <svg:title/>
            <svg:desc/>
          </draw:frame>
        </presentation:notes>
      </draw:page>
      <draw:page draw:name="Slide184" draw:style-name="a2325" draw:master-page-name="Master1-Layout2-obj-Title-and-Content" presentation:presentation-page-layout-name="Master1-PPL2" draw:id="Slide-439">
        <draw:frame draw:id="id216" presentation:style-name="a2393" draw:name="Content Placeholder 2" svg:x="0.91667in" svg:y="0.22988in" svg:width="11.5in" svg:height="7.02299in" presentation:class="outline" presentation:placeholder="false">
          <draw:text-box>
            <text:list text:style-name="a2328">
              <text:list-item>
                <text:p text:style-name="a2327" text:class-names="" text:cond-style-name=""><text:span text:style-name="a2326" text:class-names="">Functions</text:span></text:p>
              </text:list-item>
            </text:list>
            <text:list text:style-name="a2332">
              <text:list-item>
                <text:p text:style-name="a2331" text:class-names="" text:cond-style-name=""><text:span text:style-name="a2329" text:class-names="">Single Job</text:span><text:span text:style-name="a2330" text:class-names=""/></text:p>
              </text:list-item>
            </text:list>
            <text:list text:style-name="a2335">
              <text:list-item>
                <text:p text:style-name="a2334" text:class-names="" text:cond-style-name=""><text:span text:style-name="a2333" text:class-names="">def hello(name, age):</text:span></text:p>
              </text:list-item>
            </text:list>
            <text:list text:style-name="a2340">
              <text:list-item>
                <text:p text:style-name="a2339" text:class-names="" text:cond-style-name=""><text:span text:style-name="a2336" text:class-names=""><text:s text:c="4"/>print(<text:s text:c="1"/></text:span><text:span text:style-name="a2337" text:class-names="">"Hello my name is "<text:s text:c="1"/></text:span><text:span text:style-name="a2338" text:class-names="">+ name)</text:span></text:p>
              </text:list-item>
            </text:list>
            <text:list text:style-name="a2347">
              <text:list-item>
                <text:p text:style-name="a2346" text:class-names="" text:cond-style-name=""><text:span text:style-name="a2341" text:class-names=""><text:s text:c="4"/>print(<text:s text:c="1"/></text:span><text:span text:style-name="a2342" text:class-names="">"I'm "<text:s text:c="1"/></text:span><text:span text:style-name="a2343" text:class-names="">+ str(age) +<text:s text:c="1"/></text:span><text:span text:style-name="a2344" text:class-names="">" years old”<text:s text:c="1"/></text:span><text:span text:style-name="a2345" text:class-names="">)</text:span></text:p>
              </text:list-item>
            </text:list>
            <text:list text:style-name="a2356">
              <text:list-item>
                <text:p text:style-name="a2355" text:class-names="" text:cond-style-name=""><text:span text:style-name="a2348" text:class-names=""><text:s text:c="4"/>print(<text:s text:c="1"/></text:span><text:span text:style-name="a2349" text:class-names="">"In 10 years time I will be "<text:s text:c="1"/></text:span><text:span text:style-name="a2350" text:class-names="">+ str(</text:span><text:span text:style-name="a2351" text:class-names="">age_in_x_years</text:span><text:span text:style-name="a2352" text:class-names="">(age,<text:s text:c="1"/></text:span><text:span text:style-name="a2353" text:class-names="">10</text:span><text:span text:style-name="a2354" text:class-names="">)))</text:span></text:p>
              </text:list-item>
            </text:list>
            <text:list text:style-name="a2359">
              <text:list-item>
                <text:p text:style-name="a2358" text:class-names="" text:cond-style-name=""><text:span text:style-name="a2357" text:class-names=""/></text:p>
              </text:list-item>
            </text:list>
            <text:list text:style-name="a2364">
              <text:list-item>
                <text:p text:style-name="a2363" text:class-names="" text:cond-style-name=""><text:span text:style-name="a2360" text:class-names="">def<text:s text:c="1"/></text:span><text:span text:style-name="a2361" text:class-names="">age_in_x_years</text:span><text:span text:style-name="a2362" text:class-names="">(age, years):</text:span></text:p>
              </text:list-item>
            </text:list>
            <text:list text:style-name="a2367">
              <text:list-item>
                <text:p text:style-name="a2366" text:class-names="" text:cond-style-name=""><text:span text:style-name="a2365" text:class-names=""><text:s text:c="4"/>return age + years</text:span></text:p>
              </text:list-item>
            </text:list>
            <text:list text:style-name="a2370">
              <text:list-item>
                <text:p text:style-name="a2369" text:class-names="" text:cond-style-name=""><text:span text:style-name="a2368" text:class-names=""/></text:p>
              </text:list-item>
            </text:list>
            <text:list text:style-name="a2377">
              <text:list-item>
                <text:p text:style-name="a2376" text:class-names="" text:cond-style-name=""><text:span text:style-name="a2371" text:class-names="">hello(<text:s text:c="1"/></text:span><text:span text:style-name="a2372" text:class-names="">"Alice”<text:s text:c="1"/></text:span><text:span text:style-name="a2373" text:class-names="">,<text:s text:c="1"/></text:span><text:span text:style-name="a2374" text:class-names="">22</text:span><text:span text:style-name="a2375" text:class-names="">)</text:span></text:p>
              </text:list-item>
            </text:list>
            <text:list text:style-name="a2384">
              <text:list-item>
                <text:p text:style-name="a2383" text:class-names="" text:cond-style-name=""><text:span text:style-name="a2378" text:class-names="">hello(<text:s text:c="1"/></text:span><text:span text:style-name="a2379" text:class-names="">"Bob”<text:s text:c="1"/></text:span><text:span text:style-name="a2380" text:class-names="">,<text:s text:c="1"/></text:span><text:span text:style-name="a2381" text:class-names="">34</text:span><text:span text:style-name="a2382" text:class-names="">)</text:span></text:p>
              </text:list-item>
            </text:list>
            <text:list text:style-name="a2392">
              <text:list-item>
                <text:p text:style-name="a2391" text:class-names="" text:cond-style-name=""><text:span text:style-name="a2385" text:class-names="">hello(<text:s text:c="1"/></text:span><text:span text:style-name="a2386" text:class-names="">"Charlie”<text:s text:c="1"/></text:span><text:span text:style-name="a2387" text:class-names="">,<text:s text:c="1"/></text:span><text:span text:style-name="a2388" text:class-names="">17</text:span><text:span text:style-name="a2389" text:class-names="">)</text:span><text:span text:style-name="a2390" text:class-names=""/></text:p>
              </text:list-item>
            </text:list>
          </draw:text-box>
          <svg:title/>
          <svg:desc/>
        </draw:frame>
        <presentation:notes draw:style-name="a2406">
          <draw:page-thumbnail draw:page-number="38" svg:x="0.75in" svg:y="1.25in" svg:width="6in" svg:height="3.375in" presentation:class="page" draw:id="id217" presentation:style-name="a2394" draw:name="Slide Image Placeholder 1">
            <svg:title/>
            <svg:desc/>
          </draw:page-thumbnail>
          <draw:frame draw:id="id218" presentation:style-name="a2401" draw:name="Notes Placeholder 2" svg:x="0.75in" svg:y="4.8125in" svg:width="6in" svg:height="3.9375in" presentation:class="notes" presentation:placeholder="false">
            <draw:text-box>
              <text:p text:style-name="a2396" text:class-names="" text:cond-style-name=""><text:span text:style-name="a2395" text:class-names="">Fancy name for adding strings together, adding same data types together<text:s text:c="1"/></text:span></text:p>
              <text:p text:style-name="a2398" text:class-names="" text:cond-style-name=""><text:span text:style-name="a2397" text:class-names="">Python is literal so if you need spaces you will need to add spaces</text:span></text:p>
              <text:p text:style-name="a2400" text:class-names="" text:cond-style-name=""><text:span text:style-name="a2399" text:class-names=""/></text:p>
            </draw:text-box>
            <svg:title/>
            <svg:desc/>
          </draw:frame>
          <draw:frame draw:id="id219" draw:style-name="a2405" draw:name="Slide Number Placeholder 3" svg:x="4.24826in" svg:y="9.49826in" svg:width="3.25in" svg:height="0.50174in">
            <draw:text-box>
              <text:p text:style-name="a2404" text:class-names="" text:cond-style-name=""><text:span text:style-name="a2402" text:class-names=""><text:page-number style:num-format="1" text:fixed="false">37</text:page-number></text:span><text:span text:style-name="a2403" text:class-names=""/></text:p>
            </draw:text-box>
            <svg:title/>
            <svg:desc/>
          </draw:frame>
        </presentation:notes>
      </draw:page>
      <draw:page draw:name="Slide185" draw:style-name="a2407" draw:master-page-name="Master1-Layout2-obj-Title-and-Content" presentation:presentation-page-layout-name="Master1-PPL2" draw:id="Slide-440">
        <draw:frame draw:id="id220" presentation:style-name="a2435" draw:name="Content Placeholder 2" svg:x="0.91667in" svg:y="0.22988in" svg:width="11.5in" svg:height="7.02299in" presentation:class="outline" presentation:placeholder="false">
          <draw:text-box>
            <text:list text:style-name="a2410">
              <text:list-item>
                <text:p text:style-name="a2409" text:class-names="" text:cond-style-name=""><text:span text:style-name="a2408" text:class-names="">Functions</text:span></text:p>
              </text:list-item>
            </text:list>
            <text:list text:style-name="a2413">
              <text:list-item>
                <text:p text:style-name="a2412" text:class-names="" text:cond-style-name=""><text:span text:style-name="a2411" text:class-names="">Single Job</text:span></text:p>
              </text:list-item>
            </text:list>
            <text:list text:style-name="a2418">
              <text:list-item>
                <text:p text:style-name="a2417" text:class-names="" text:cond-style-name=""><text:span text:style-name="a2414" text:class-names="">def<text:s text:c="1"/></text:span><text:span text:style-name="a2415" text:class-names="">is_odd</text:span><text:span text:style-name="a2416" text:class-names="">(number):</text:span></text:p>
              </text:list-item>
            </text:list>
            <text:list text:style-name="a2423">
              <text:list-item>
                <text:p text:style-name="a2422" text:class-names="" text:cond-style-name=""><text:span text:style-name="a2419" text:class-names=""><text:s text:c="4"/>if number %<text:s text:c="1"/></text:span><text:span text:style-name="a2420" text:class-names="">2</text:span><text:span text:style-name="a2421" text:class-names="">:</text:span></text:p>
              </text:list-item>
            </text:list>
            <text:list text:style-name="a2426">
              <text:list-item>
                <text:p text:style-name="a2425" text:class-names="" text:cond-style-name=""><text:span text:style-name="a2424" text:class-names=""><text:s text:c="8"/>return True</text:span></text:p>
              </text:list-item>
            </text:list>
            <text:list text:style-name="a2429">
              <text:list-item>
                <text:p text:style-name="a2428" text:class-names="" text:cond-style-name=""><text:span text:style-name="a2427" text:class-names=""/></text:p>
              </text:list-item>
            </text:list>
            <text:list text:style-name="a2434">
              <text:list-item>
                <text:p text:style-name="a2433" text:class-names="" text:cond-style-name=""><text:span text:style-name="a2430" text:class-names=""><text:s text:c="4"/>return<text:s text:c="1"/></text:span><text:span text:style-name="a2431" text:class-names="">False</text:span><text:span text:style-name="a2432" text:class-names=""/></text:p>
              </text:list-item>
            </text:list>
          </draw:text-box>
          <svg:title/>
          <svg:desc/>
        </draw:frame>
        <presentation:notes draw:style-name="a2448">
          <draw:page-thumbnail draw:page-number="39" svg:x="0.75in" svg:y="1.25in" svg:width="6in" svg:height="3.375in" presentation:class="page" draw:id="id221" presentation:style-name="a2436" draw:name="Slide Image Placeholder 1">
            <svg:title/>
            <svg:desc/>
          </draw:page-thumbnail>
          <draw:frame draw:id="id222" presentation:style-name="a2443" draw:name="Notes Placeholder 2" svg:x="0.75in" svg:y="4.8125in" svg:width="6in" svg:height="3.9375in" presentation:class="notes" presentation:placeholder="false">
            <draw:text-box>
              <text:p text:style-name="a2438" text:class-names="" text:cond-style-name=""><text:span text:style-name="a2437" text:class-names="">Fancy name for adding strings together, adding same data types together<text:s text:c="1"/></text:span></text:p>
              <text:p text:style-name="a2440" text:class-names="" text:cond-style-name=""><text:span text:style-name="a2439" text:class-names="">Python is literal so if you need spaces you will need to add spaces</text:span></text:p>
              <text:p text:style-name="a2442" text:class-names="" text:cond-style-name=""><text:span text:style-name="a2441" text:class-names=""/></text:p>
            </draw:text-box>
            <svg:title/>
            <svg:desc/>
          </draw:frame>
          <draw:frame draw:id="id223" draw:style-name="a2447" draw:name="Slide Number Placeholder 3" svg:x="4.24826in" svg:y="9.49826in" svg:width="3.25in" svg:height="0.50174in">
            <draw:text-box>
              <text:p text:style-name="a2446" text:class-names="" text:cond-style-name=""><text:span text:style-name="a2444" text:class-names=""><text:page-number style:num-format="1" text:fixed="false">38</text:page-number></text:span><text:span text:style-name="a2445" text:class-names=""/></text:p>
            </draw:text-box>
            <svg:title/>
            <svg:desc/>
          </draw:frame>
        </presentation:notes>
      </draw:page>
      <draw:page draw:name="Slide186" draw:style-name="a2449" draw:master-page-name="Master1-Layout2-obj-Title-and-Content" presentation:presentation-page-layout-name="Master1-PPL2" draw:id="Slide-441">
        <draw:frame draw:id="id224" presentation:style-name="a2503" draw:name="Content Placeholder 2" svg:x="0.91667in" svg:y="0.22988in" svg:width="11.5in" svg:height="7.02299in" presentation:class="outline" presentation:placeholder="false">
          <draw:text-box>
            <text:list text:style-name="a2452">
              <text:list-item>
                <text:p text:style-name="a2451" text:class-names="" text:cond-style-name=""><text:span text:style-name="a2450" text:class-names="">Functions</text:span></text:p>
              </text:list-item>
            </text:list>
            <text:list text:style-name="a2456">
              <text:list-item>
                <text:p text:style-name="a2455" text:class-names="" text:cond-style-name=""><text:span text:style-name="a2453" text:class-names="">Recursion</text:span><text:span text:style-name="a2454" text:class-names=""/></text:p>
              </text:list-item>
            </text:list>
            <text:list text:style-name="a2461">
              <text:list-item>
                <text:p text:style-name="a2460" text:class-names="" text:cond-style-name=""><text:span text:style-name="a2457" text:class-names="">def<text:s text:c="1"/></text:span><text:span text:style-name="a2458" text:class-names="">calc_factorial</text:span><text:span text:style-name="a2459" text:class-names="">(x):</text:span></text:p>
              </text:list-item>
            </text:list>
            <text:list text:style-name="a2466">
              <text:list-item>
                <text:p text:style-name="a2465" text:class-names="" text:cond-style-name=""><text:span text:style-name="a2462" text:class-names=""><text:s text:c="4"/>if x ==<text:s text:c="1"/></text:span><text:span text:style-name="a2463" text:class-names="">1</text:span><text:span text:style-name="a2464" text:class-names="">:</text:span></text:p>
              </text:list-item>
            </text:list>
            <text:list text:style-name="a2470">
              <text:list-item>
                <text:p text:style-name="a2469" text:class-names="" text:cond-style-name=""><text:span text:style-name="a2467" text:class-names=""><text:s text:c="8"/>return<text:s text:c="1"/></text:span><text:span text:style-name="a2468" text:class-names="">1</text:span></text:p>
              </text:list-item>
            </text:list>
            <text:list text:style-name="a2473">
              <text:list-item>
                <text:p text:style-name="a2472" text:class-names="" text:cond-style-name=""><text:span text:style-name="a2471" text:class-names=""><text:s text:c="4"/>else:</text:span></text:p>
              </text:list-item>
            </text:list>
            <text:list text:style-name="a2480">
              <text:list-item>
                <text:p text:style-name="a2479" text:class-names="" text:cond-style-name=""><text:span text:style-name="a2474" text:class-names=""><text:s text:c="8"/>return (x *<text:s text:c="1"/></text:span><text:span text:style-name="a2475" text:class-names="">calc_factorial</text:span><text:span text:style-name="a2476" text:class-names="">(x -<text:s text:c="1"/></text:span><text:span text:style-name="a2477" text:class-names="">1</text:span><text:span text:style-name="a2478" text:class-names="">))</text:span></text:p>
              </text:list-item>
            </text:list>
            <text:list text:style-name="a2483">
              <text:list-item>
                <text:p text:style-name="a2482" text:class-names="" text:cond-style-name=""><text:span text:style-name="a2481" text:class-names=""/></text:p>
              </text:list-item>
            </text:list>
            <text:list text:style-name="a2488">
              <text:list-item>
                <text:p text:style-name="a2487" text:class-names="" text:cond-style-name=""><text:span text:style-name="a2484" text:class-names="">num</text:span><text:span text:style-name="a2485" text:class-names=""><text:s text:c="1"/>=<text:s text:c="1"/></text:span><text:span text:style-name="a2486" text:class-names="">4</text:span></text:p>
              </text:list-item>
            </text:list>
            <text:list text:style-name="a2502">
              <text:list-item>
                <text:p text:style-name="a2501" text:class-names="" text:cond-style-name=""><text:span text:style-name="a2489" text:class-names="">print(<text:s text:c="1"/></text:span><text:span text:style-name="a2490" text:class-names="">"The factorial of "<text:s text:c="1"/></text:span><text:span text:style-name="a2491" text:class-names="">+ str(</text:span><text:span text:style-name="a2492" text:class-names="">num</text:span><text:span text:style-name="a2493" text:class-names="">) +<text:s text:c="1"/></text:span><text:span text:style-name="a2494" text:class-names="">" is "<text:s text:c="1"/></text:span><text:span text:style-name="a2495" text:class-names="">+ str(</text:span><text:span text:style-name="a2496" text:class-names="">calc_factorial</text:span><text:span text:style-name="a2497" text:class-names="">(</text:span><text:span text:style-name="a2498" text:class-names="">num</text:span><text:span text:style-name="a2499" text:class-names="">)))</text:span><text:span text:style-name="a2500" text:class-names=""/></text:p>
              </text:list-item>
            </text:list>
          </draw:text-box>
          <svg:title/>
          <svg:desc/>
        </draw:frame>
        <presentation:notes draw:style-name="a2516">
          <draw:page-thumbnail draw:page-number="40" svg:x="0.75in" svg:y="1.25in" svg:width="6in" svg:height="3.375in" presentation:class="page" draw:id="id225" presentation:style-name="a2504" draw:name="Slide Image Placeholder 1">
            <svg:title/>
            <svg:desc/>
          </draw:page-thumbnail>
          <draw:frame draw:id="id226" presentation:style-name="a2511" draw:name="Notes Placeholder 2" svg:x="0.75in" svg:y="4.8125in" svg:width="6in" svg:height="3.9375in" presentation:class="notes" presentation:placeholder="false">
            <draw:text-box>
              <text:p text:style-name="a2506" text:class-names="" text:cond-style-name=""><text:span text:style-name="a2505" text:class-names="">Fancy name for adding strings together, adding same data types together<text:s text:c="1"/></text:span></text:p>
              <text:p text:style-name="a2508" text:class-names="" text:cond-style-name=""><text:span text:style-name="a2507" text:class-names="">Python is literal so if you need spaces you will need to add spaces</text:span></text:p>
              <text:p text:style-name="a2510" text:class-names="" text:cond-style-name=""><text:span text:style-name="a2509" text:class-names=""/></text:p>
            </draw:text-box>
            <svg:title/>
            <svg:desc/>
          </draw:frame>
          <draw:frame draw:id="id227" draw:style-name="a2515" draw:name="Slide Number Placeholder 3" svg:x="4.24826in" svg:y="9.49826in" svg:width="3.25in" svg:height="0.50174in">
            <draw:text-box>
              <text:p text:style-name="a2514" text:class-names="" text:cond-style-name=""><text:span text:style-name="a2512" text:class-names=""><text:page-number style:num-format="1" text:fixed="false">39</text:page-number></text:span><text:span text:style-name="a2513" text:class-names=""/></text:p>
            </draw:text-box>
            <svg:title/>
            <svg:desc/>
          </draw:frame>
        </presentation:notes>
      </draw:page>
      <draw:page draw:name="Slide187" draw:style-name="a2517" draw:master-page-name="Master1-Layout2-obj-Title-and-Content" presentation:presentation-page-layout-name="Master1-PPL2" draw:id="Slide-442">
        <draw:frame draw:id="id228" presentation:style-name="a2584" draw:name="Content Placeholder 2" svg:x="0.91667in" svg:y="0.22988in" svg:width="11.5in" svg:height="7.02299in" presentation:class="outline" presentation:placeholder="false">
          <draw:text-box>
            <text:list text:style-name="a2520">
              <text:list-item>
                <text:p text:style-name="a2519" text:class-names="" text:cond-style-name=""><text:span text:style-name="a2518" text:class-names="">Functions</text:span></text:p>
              </text:list-item>
            </text:list>
            <text:list text:style-name="a2523">
              <text:list-item>
                <text:p text:style-name="a2522" text:class-names="" text:cond-style-name=""><text:span text:style-name="a2521" text:class-names="">Recursion</text:span></text:p>
              </text:list-item>
            </text:list>
            <text:list text:style-name="a2528">
              <text:list-item>
                <text:p text:style-name="a2527" text:class-names="" text:cond-style-name=""><text:span text:style-name="a2524" text:class-names="">def<text:s text:c="1"/></text:span><text:span text:style-name="a2525" text:class-names="">calc_factorial</text:span><text:span text:style-name="a2526" text:class-names="">(x):</text:span></text:p>
              </text:list-item>
            </text:list>
            <text:list text:style-name="a2533">
              <text:list-item>
                <text:p text:style-name="a2532" text:class-names="" text:cond-style-name=""><text:span text:style-name="a2529" text:class-names=""><text:s text:c="4"/>if x ==<text:s text:c="1"/></text:span><text:span text:style-name="a2530" text:class-names="">1</text:span><text:span text:style-name="a2531" text:class-names="">:</text:span></text:p>
              </text:list-item>
            </text:list>
            <text:list text:style-name="a2537">
              <text:list-item>
                <text:p text:style-name="a2536" text:class-names="" text:cond-style-name=""><text:span text:style-name="a2534" text:class-names=""><text:s text:c="8"/>return<text:s text:c="1"/></text:span><text:span text:style-name="a2535" text:class-names="">1</text:span></text:p>
              </text:list-item>
            </text:list>
            <text:list text:style-name="a2540">
              <text:list-item>
                <text:p text:style-name="a2539" text:class-names="" text:cond-style-name=""><text:span text:style-name="a2538" text:class-names=""><text:s text:c="4"/>else:</text:span></text:p>
              </text:list-item>
            </text:list>
            <text:list text:style-name="a2547">
              <text:list-item>
                <text:p text:style-name="a2546" text:class-names="" text:cond-style-name=""><text:span text:style-name="a2541" text:class-names=""><text:s text:c="8"/>return (x *<text:s text:c="1"/></text:span><text:span text:style-name="a2542" text:class-names="">calc_factorial</text:span><text:span text:style-name="a2543" text:class-names="">(x -<text:s text:c="1"/></text:span><text:span text:style-name="a2544" text:class-names="">1</text:span><text:span text:style-name="a2545" text:class-names="">))</text:span></text:p>
              </text:list-item>
            </text:list>
            <text:list text:style-name="a2550">
              <text:list-item>
                <text:p text:style-name="a2549" text:class-names="" text:cond-style-name=""><text:span text:style-name="a2548" text:class-names=""/></text:p>
              </text:list-item>
            </text:list>
            <text:list text:style-name="a2555">
              <text:list-item>
                <text:p text:style-name="a2554" text:class-names="" text:cond-style-name=""><text:span text:style-name="a2551" text:class-names="">#<text:s text:c="1"/></text:span><text:span text:style-name="a2552" text:class-names="">calc_factorial</text:span><text:span text:style-name="a2553" text:class-names="">(4) <text:s text:c="13"/># 1st call with 4</text:span></text:p>
              </text:list-item>
            </text:list>
            <text:list text:style-name="a2560">
              <text:list-item>
                <text:p text:style-name="a2559" text:class-names="" text:cond-style-name=""><text:span text:style-name="a2556" text:class-names=""># 4 *<text:s text:c="1"/></text:span><text:span text:style-name="a2557" text:class-names="">calc_factorial</text:span><text:span text:style-name="a2558" text:class-names="">(3) <text:s text:c="9"/># 2nd call with 3</text:span></text:p>
              </text:list-item>
            </text:list>
            <text:list text:style-name="a2565">
              <text:list-item>
                <text:p text:style-name="a2564" text:class-names="" text:cond-style-name=""><text:span text:style-name="a2561" text:class-names=""># 4 * 3 *<text:s text:c="1"/></text:span><text:span text:style-name="a2562" text:class-names="">calc_factorial</text:span><text:span text:style-name="a2563" text:class-names="">(2) <text:s text:c="5"/># 3rd call with 2</text:span></text:p>
              </text:list-item>
            </text:list>
            <text:list text:style-name="a2570">
              <text:list-item>
                <text:p text:style-name="a2569" text:class-names="" text:cond-style-name=""><text:span text:style-name="a2566" text:class-names=""># 4 * 3 * 2 *<text:s text:c="1"/></text:span><text:span text:style-name="a2567" text:class-names="">calc_factorial</text:span><text:span text:style-name="a2568" text:class-names="">(1) <text:s text:c="1"/># 4th call with 1</text:span></text:p>
              </text:list-item>
            </text:list>
            <text:list text:style-name="a2573">
              <text:list-item>
                <text:p text:style-name="a2572" text:class-names="" text:cond-style-name=""><text:span text:style-name="a2571" text:class-names=""># 4 * 3 * 2 * 1 <text:s text:c="17"/># return from 4th call as number=1</text:span></text:p>
              </text:list-item>
            </text:list>
            <text:list text:style-name="a2576">
              <text:list-item>
                <text:p text:style-name="a2575" text:class-names="" text:cond-style-name=""><text:span text:style-name="a2574" text:class-names=""># 4 * 3 * 2 <text:s text:c="21"/># return from 3rd call</text:span></text:p>
              </text:list-item>
            </text:list>
            <text:list text:style-name="a2579">
              <text:list-item>
                <text:p text:style-name="a2578" text:class-names="" text:cond-style-name=""><text:span text:style-name="a2577" text:class-names=""># 4 * 6 <text:s text:c="25"/># return from 2nd call</text:span></text:p>
              </text:list-item>
            </text:list>
            <text:list text:style-name="a2583">
              <text:list-item>
                <text:p text:style-name="a2582" text:class-names="" text:cond-style-name=""><text:span text:style-name="a2580" text:class-names=""># 24 <text:s text:c="28"/># return from 1st call</text:span><text:span text:style-name="a2581" text:class-names=""/></text:p>
              </text:list-item>
            </text:list>
          </draw:text-box>
          <svg:title/>
          <svg:desc/>
        </draw:frame>
        <presentation:notes draw:style-name="a2597">
          <draw:page-thumbnail draw:page-number="41" svg:x="0.75in" svg:y="1.25in" svg:width="6in" svg:height="3.375in" presentation:class="page" draw:id="id229" presentation:style-name="a2585" draw:name="Slide Image Placeholder 1">
            <svg:title/>
            <svg:desc/>
          </draw:page-thumbnail>
          <draw:frame draw:id="id230" presentation:style-name="a2592" draw:name="Notes Placeholder 2" svg:x="0.75in" svg:y="4.8125in" svg:width="6in" svg:height="3.9375in" presentation:class="notes" presentation:placeholder="false">
            <draw:text-box>
              <text:p text:style-name="a2587" text:class-names="" text:cond-style-name=""><text:span text:style-name="a2586" text:class-names="">Fancy name for adding strings together, adding same data types together<text:s text:c="1"/></text:span></text:p>
              <text:p text:style-name="a2589" text:class-names="" text:cond-style-name=""><text:span text:style-name="a2588" text:class-names="">Python is literal so if you need spaces you will need to add spaces</text:span></text:p>
              <text:p text:style-name="a2591" text:class-names="" text:cond-style-name=""><text:span text:style-name="a2590" text:class-names=""/></text:p>
            </draw:text-box>
            <svg:title/>
            <svg:desc/>
          </draw:frame>
          <draw:frame draw:id="id231" draw:style-name="a2596" draw:name="Slide Number Placeholder 3" svg:x="4.24826in" svg:y="9.49826in" svg:width="3.25in" svg:height="0.50174in">
            <draw:text-box>
              <text:p text:style-name="a2595" text:class-names="" text:cond-style-name=""><text:span text:style-name="a2593" text:class-names=""><text:page-number style:num-format="1" text:fixed="false">40</text:page-number></text:span><text:span text:style-name="a2594" text:class-names=""/></text:p>
            </draw:text-box>
            <svg:title/>
            <svg:desc/>
          </draw:frame>
        </presentation:notes>
      </draw:page>
      <draw:page draw:name="Slide188" draw:style-name="a2598" draw:master-page-name="Master1-Layout2-obj-Title-and-Content" presentation:presentation-page-layout-name="Master1-PPL2" draw:id="Slide-443">
        <draw:frame draw:id="id232" presentation:style-name="a2610" draw:name="Content Placeholder 2" svg:x="0.91667in" svg:y="1.66071in" svg:width="11.5in" svg:height="5.09449in" presentation:class="outline" presentation:placeholder="false">
          <draw:text-box>
            <text:list text:style-name="a2601">
              <text:list-item>
                <text:p text:style-name="a2600" text:class-names="" text:cond-style-name=""><text:span text:style-name="a2599" text:class-names=""/></text:p>
              </text:list-item>
            </text:list>
            <text:list text:style-name="a2604">
              <text:list-item>
                <text:p text:style-name="a2603" text:class-names="" text:cond-style-name=""><text:span text:style-name="a2602" text:class-names="">Coding Time<text:s text:c="1"/></text:span></text:p>
              </text:list-item>
            </text:list>
            <text:list text:style-name="a2609">
              <text:list-item>
                <text:p text:style-name="a2608" text:class-names="" text:cond-style-name=""><text:span text:style-name="a2605" text:class-names="">Section<text:s text:c="1"/></text:span><text:span text:style-name="a2606" text:class-names="">B</text:span><text:span text:style-name="a2607" text:class-names=""/></text:p>
              </text:list-item>
            </text:list>
          </draw:text-box>
          <svg:title/>
          <svg:desc/>
        </draw:frame>
        <presentation:notes draw:style-name="a2620">
          <draw:page-thumbnail draw:page-number="42" svg:x="0.75in" svg:y="1.25in" svg:width="6in" svg:height="3.375in" presentation:class="page" draw:id="id233" presentation:style-name="a2611" draw:name="Slide Image Placeholder 1">
            <svg:title/>
            <svg:desc/>
          </draw:page-thumbnail>
          <draw:frame draw:id="id234" presentation:style-name="a2615" draw:name="Notes Placeholder 2" svg:x="0.75in" svg:y="4.8125in" svg:width="6in" svg:height="3.9375in" presentation:class="notes" presentation:placeholder="false">
            <draw:text-box>
              <text:p text:style-name="a2614" text:class-names="" text:cond-style-name=""><text:span text:style-name="a2612" text:class-names="">It allows us to add additional character and meaning in coding<text:s text:c="1"/></text:span><text:span text:style-name="a2613" text:class-names=""/></text:p>
            </draw:text-box>
            <svg:title/>
            <svg:desc/>
          </draw:frame>
          <draw:frame draw:id="id235" draw:style-name="a2619" draw:name="Slide Number Placeholder 3" svg:x="4.24826in" svg:y="9.49826in" svg:width="3.25in" svg:height="0.50174in">
            <draw:text-box>
              <text:p text:style-name="a2618" text:class-names="" text:cond-style-name=""><text:span text:style-name="a2616" text:class-names=""><text:page-number style:num-format="1" text:fixed="false">34</text:page-number></text:span><text:span text:style-name="a2617" text:class-names=""/></text:p>
            </draw:text-box>
            <svg:title/>
            <svg:desc/>
          </draw:frame>
        </presentation:notes>
      </draw:page>
      <draw:page draw:name="Slide189" draw:style-name="a2621" draw:master-page-name="Master1-Layout2-obj-Title-and-Content" presentation:presentation-page-layout-name="Master1-PPL2" draw:id="Slide-444">
        <draw:frame draw:id="id236" presentation:style-name="a2626" draw:name="Title 6" svg:x="0.91667in" svg:y="0.39931in" svg:width="11.5in" svg:height="0.97418in" presentation:class="title" presentation:placeholder="false">
          <draw:text-box>
            <text:p text:style-name="a2625" text:class-names="" text:cond-style-name=""><text:span text:style-name="a2622" text:class-names="">Section<text:s text:c="1"/></text:span><text:span text:style-name="a2623" text:class-names="">B</text:span><text:span text:style-name="a2624" text:class-names=""/></text:p>
          </draw:text-box>
          <svg:title/>
          <svg:desc/>
        </draw:frame>
        <draw:frame draw:id="id237" presentation:style-name="a2689" draw:name="Rectangle 2" svg:x="0.67051in" svg:y="1.05327in" svg:width="12.32949in" svg:height="6.30038in" presentation:class="outline" presentation:placeholder="false">
          <draw:text-box>
            <text:list text:style-name="a2631">
              <text:list-item>
                <text:p text:style-name="a2630" text:class-names="" text:cond-style-name=""><text:span text:style-name="a2627" text:class-names="">Write a function called<text:s text:c="1"/></text:span><text:span text:style-name="a2628" text:class-names="">is_odd</text:span><text:span text:style-name="a2629" text:class-names=""><text:s text:c="1"/>that will return True or False if the integer passed as a parameter is odd (hint: x % 2 will return true for all odd numbers)</text:span></text:p>
              </text:list-item>
            </text:list>
            <text:list text:style-name="a2638">
              <text:list-item>
                <text:p text:style-name="a2637" text:class-names="" text:cond-style-name=""><text:span text:style-name="a2632" text:class-names="">Write a function that accepts a word and returns it backwards,<text:s text:c="1"/></text:span><text:span text:style-name="a2633" text:class-names="">e.g.</text:span><text:span text:style-name="a2634" text:class-names=""><text:s text:c="1"/>'hello' -&gt; '</text:span><text:span text:style-name="a2635" text:class-names="">olleh</text:span><text:span text:style-name="a2636" text:class-names="">'</text:span></text:p>
              </text:list-item>
            </text:list>
            <text:list text:style-name="a2643">
              <text:list-item>
                <text:p text:style-name="a2642" text:class-names="" text:cond-style-name=""><text:span text:style-name="a2639" text:class-names="">Write a recursive function that accepts a number and prints that number of stars, followed by ever decreasing stars on each line,<text:s text:c="1"/></text:span><text:span text:style-name="a2640" text:class-names="">E.g</text:span><text:span text:style-name="a2641" text:class-names="">:</text:span></text:p>
              </text:list-item>
            </text:list>
            <text:list text:style-name="a2646">
              <text:list-item>
                <text:list text:style-name="a2646">
                  <text:list-item>
                    <text:p text:style-name="a2645" text:class-names="" text:cond-style-name=""><text:span text:style-name="a2644" text:class-names="">*****</text:span></text:p>
                  </text:list-item>
                </text:list>
              </text:list-item>
            </text:list>
            <text:list text:style-name="a2649">
              <text:list-item>
                <text:list text:style-name="a2649">
                  <text:list-item>
                    <text:p text:style-name="a2648" text:class-names="" text:cond-style-name=""><text:span text:style-name="a2647" text:class-names="">****</text:span></text:p>
                  </text:list-item>
                </text:list>
              </text:list-item>
            </text:list>
            <text:list text:style-name="a2652">
              <text:list-item>
                <text:list text:style-name="a2652">
                  <text:list-item>
                    <text:p text:style-name="a2651" text:class-names="" text:cond-style-name=""><text:span text:style-name="a2650" text:class-names="">***</text:span></text:p>
                  </text:list-item>
                </text:list>
              </text:list-item>
            </text:list>
            <text:list text:style-name="a2655">
              <text:list-item>
                <text:list text:style-name="a2655">
                  <text:list-item>
                    <text:p text:style-name="a2654" text:class-names="" text:cond-style-name=""><text:span text:style-name="a2653" text:class-names="">**</text:span></text:p>
                  </text:list-item>
                </text:list>
              </text:list-item>
            </text:list>
            <text:list text:style-name="a2659">
              <text:list-item>
                <text:list text:style-name="a2659">
                  <text:list-item>
                    <text:p text:style-name="a2658" text:class-names="" text:cond-style-name=""><text:span text:style-name="a2656" text:class-names="">*</text:span><text:span text:style-name="a2657" text:class-names=""/></text:p>
                  </text:list-item>
                </text:list>
              </text:list-item>
            </text:list>
            <text:list text:style-name="a2665">
              <text:list-item>
                <text:p text:style-name="a2664" text:class-names="" text:cond-style-name=""><text:span text:style-name="a2660" text:class-names="">Create<text:s text:c="1"/></text:span><text:span text:style-name="a2661" text:class-names="">a padlock function. You need to be able to pass in a passcode and if<text:s text:c="1"/></text:span><text:span text:style-name="a2662" text:class-names="">its</text:span><text:span text:style-name="a2663" text:class-names=""><text:s text:c="1"/>correct it should return "Unlock", else "Locked"</text:span></text:p>
              </text:list-item>
            </text:list>
            <text:list text:style-name="a2668">
              <text:list-item>
                <text:p text:style-name="a2667" text:class-names="" text:cond-style-name=""><text:span text:style-name="a2666" text:class-names="">Write a function that returns the sum of multiples of 3 and 5 between 0 and limit (parameter). For example, if limit is 20, it should return the sum of 3, 5, 6, 9, 10, 12, 15, 18, 20</text:span></text:p>
              </text:list-item>
            </text:list>
            <text:list text:style-name="a2673">
              <text:list-item>
                <text:p text:style-name="a2672" text:class-names="" text:cond-style-name=""><text:span text:style-name="a2669" text:class-names="">Write a function called<text:s text:c="1"/></text:span><text:span text:style-name="a2670" text:class-names="">is_prime</text:span><text:span text:style-name="a2671" text:class-names="">() that accepts a number and return True or False if the number of prime or not</text:span></text:p>
              </text:list-item>
            </text:list>
            <text:list text:style-name="a2678">
              <text:list-item>
                <text:p text:style-name="a2677" text:class-names="" text:cond-style-name=""><text:span text:style-name="a2674" text:class-names="">Write a function that checks to see if a string is a<text:s text:c="1"/></text:span><text:span text:style-name="a2675" text:class-names="">pallindrome</text:span><text:span text:style-name="a2676" text:class-names="">, if it is, it will return True and False if it is not.</text:span></text:p>
              </text:list-item>
            </text:list>
            <text:list text:style-name="a2685">
              <text:list-item>
                <text:p text:style-name="a2684" text:class-names="" text:cond-style-name=""><text:span text:style-name="a2679" text:class-names="">Write a function that checks to see if a sentence is a<text:s text:c="1"/></text:span><text:span text:style-name="a2680" text:class-names="">pallindrome</text:span><text:span text:style-name="a2681" text:class-names="">, if it is, it will return True and False if it is not. Tip - you may want to format your<text:s text:c="1"/></text:span><text:span text:style-name="a2682" text:class-names="">sentence</text:span><text:span text:style-name="a2683" text:class-names=""><text:s text:c="1"/>so it is all lower case, and .replace() to get rid of white spaces.</text:span></text:p>
              </text:list-item>
            </text:list>
            <text:list text:style-name="a2688">
              <text:list-item>
                <text:p text:style-name="a2687" text:class-names="" text:cond-style-name=""><text:span text:style-name="a2686" text:class-names=""/></text:p>
              </text:list-item>
            </text:list>
          </draw:text-box>
          <svg:title/>
          <svg:desc/>
        </draw:frame>
        <presentation:notes draw:style-name="a2696">
          <draw:page-thumbnail draw:page-number="43" svg:x="0.75in" svg:y="1.25in" svg:width="6in" svg:height="3.375in" presentation:class="page" draw:id="id238" presentation:style-name="a2690" draw:name="Slide Image Placeholder 1">
            <svg:title/>
            <svg:desc/>
          </draw:page-thumbnail>
          <draw:frame draw:id="id239" presentation:style-name="a2691" draw:name="Notes Placeholder 2" svg:x="0.75in" svg:y="4.8125in" svg:width="6in" svg:height="3.9375in" presentation:class="notes" presentation:placeholder="true">
            <draw:text-box/>
            <svg:title/>
            <svg:desc/>
          </draw:frame>
          <draw:frame draw:id="id240" draw:style-name="a2695" draw:name="Slide Number Placeholder 3" svg:x="4.24826in" svg:y="9.49826in" svg:width="3.25in" svg:height="0.50174in">
            <draw:text-box>
              <text:p text:style-name="a2694" text:class-names="" text:cond-style-name=""><text:span text:style-name="a2692" text:class-names=""><text:page-number style:num-format="1" text:fixed="false">35</text:page-number></text:span><text:span text:style-name="a269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09/03/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09/03/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09/03/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09/03/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09/03/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09/03/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09/03/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09/03/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09/03/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09/03/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09/03/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09/03/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09/03/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09/03/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09/03/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09/03/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09/03/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09/03/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09/03/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09/03/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09/03/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09/03/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09/03/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09/03/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3-09T16:44:48Z</dc:date>
    <meta:editing-cycles>42</meta:editing-cycles>
    <meta:editing-duration>PT41477S</meta:editing-duration>
    <meta:document-statistic meta:paragraph-count="447" meta:word-count="3233"/>
  </office:meta>
</office:document-meta>
</file>